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868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ffff9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ffff99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ackground-color="#ffff99" fo:wrap-option="wrap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ackground-color="#23ff23" fo:border-left="none" fo:border-right="0.06pt solid #000000" fo:border-top="0.06pt solid #000000"/>
    </style:style>
    <style:style style:name="ce16" style:family="table-cell" style:parent-style-name="Default">
      <style:table-cell-properties fo:background-color="transparent" fo:border="none"/>
    </style:style>
    <style:style style:name="ce17" style:family="table-cell" style:parent-style-name="Default">
      <style:table-cell-properties fo:border-bottom="none" fo:wrap-option="wrap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00ff00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ackground-color="#ff950e" fo:border-left="none" fo:border-right="0.06pt solid #000000" fo:border-top="0.06pt solid #000000"/>
    </style:style>
    <style:style style:name="ce20" style:family="table-cell" style:parent-style-name="Default">
      <style:table-cell-properties fo:border-bottom="0.06pt solid #000000" fo:background-color="#ff950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ackground-color="#00ff00" fo:border-left="none" fo:border-right="none" fo:border-top="0.06pt solid #000000"/>
    </style:style>
    <style:style style:name="ce23" style:family="table-cell" style:parent-style-name="Default">
      <style:table-cell-properties fo:border-bottom="0.06pt solid #000000" fo:background-color="#ff950e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ackground-color="#00ff00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9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30" style:family="table-cell" style:parent-style-name="Default">
      <style:table-cell-properties fo:border-bottom="none" fo:background-color="transparent" fo:border-left="none" fo:border-right="0.06pt solid #000000" fo:border-top="none"/>
    </style:style>
  </office:automatic-styles>
  <office:body>
    <office:spreadsheet>
      <table:table table:name="PowerTop Results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5" table:default-cell-style-name="Default"/>
        <table:table-column table:style-name="co1" table:default-cell-style-name="ce3"/>
        <table:table-column table:style-name="co5" table:number-columns-repeated="2" table:default-cell-style-name="Default"/>
        <table:table-column table:style-name="co5" table:default-cell-style-name="ce14"/>
        <table:table-column table:style-name="co5" table:number-columns-repeated="1015" table:default-cell-style-name="Default"/>
        <table:table-row table:style-name="ro1">
          <table:table-cell table:style-name="ce1" office:value-type="string" table:number-columns-spanned="4" table:number-rows-spanned="1">
            <text:p>Client: HP-Mini-210-1000 3.2.0-3-generic x86_64</text:p>
          </table:table-cell>
          <table:covered-table-cell table:number-columns-repeated="2"/>
          <table:covered-table-cell table:style-name="Default"/>
          <table:table-cell/>
          <table:table-cell table:style-name="ce26" office:value-type="string" table:number-columns-spanned="4" table:number-rows-spanned="1">
            <text:p>Client: ThinkPad-X220 3.2.0-3-generic x86_64</text:p>
          </table:table-cell>
          <table:covered-table-cell table:number-columns-repeated="2"/>
          <table:covered-table-cell table:style-name="Default"/>
          <table:table-cell table:number-columns-repeated="1015"/>
        </table:table-row>
        <table:table-row table:style-name="ro2">
          <table:table-cell table:style-name="ce2" office:value-type="string" table:number-columns-spanned="4" table:number-rows-spanned="1">
            <text:p>Test: <text:s text:c="2"/>: Autosuspend for USB device EHCI Host Controller [usb1] (Bad)</text:p>
          </table:table-cell>
          <table:covered-table-cell table:number-columns-repeated="2" table:style-name="ce9"/>
          <table:covered-table-cell table:style-name="ce13"/>
          <table:table-cell/>
          <table:table-cell table:style-name="ce2" office:value-type="string" table:number-columns-spanned="4" table:number-rows-spanned="1">
            <text:p>Test: <text:s text:c="2"/>: Autosuspend for unknown USB device 1-1 (8087:0024) (Bad)</text:p>
          </table:table-cell>
          <table:covered-table-cell table:number-columns-repeated="2" table:style-name="ce9"/>
          <table:covered-table-cell table:style-name="ce1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2.5484">
            <text:p>32.5484</text:p>
          </table:table-cell>
          <table:table-cell office:value-type="float" office:value="59.003">
            <text:p>59.003</text:p>
          </table:table-cell>
          <table:table-cell office:value-type="float" office:value="551.642">
            <text:p>551.642</text:p>
          </table:table-cell>
          <table:table-cell/>
          <table:table-cell office:value-type="string">
            <text:p>Test run <text:s/>1</text:p>
          </table:table-cell>
          <table:table-cell office:value-type="float" office:value="49.0396">
            <text:p>49.0396</text:p>
          </table:table-cell>
          <table:table-cell office:value-type="float" office:value="59.001">
            <text:p>59.001</text:p>
          </table:table-cell>
          <table:table-cell office:value-type="float" office:value="831.1682">
            <text:p>831.1682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3.1203">
            <text:p>33.1203</text:p>
          </table:table-cell>
          <table:table-cell office:value-type="float" office:value="60.001">
            <text:p>60.001</text:p>
          </table:table-cell>
          <table:table-cell office:value-type="float" office:value="551.9986">
            <text:p>551.9986</text:p>
          </table:table-cell>
          <table:table-cell/>
          <table:table-cell office:value-type="string">
            <text:p>Test run <text:s/>2</text:p>
          </table:table-cell>
          <table:table-cell office:value-type="float" office:value="49.9271">
            <text:p>49.9271</text:p>
          </table:table-cell>
          <table:table-cell office:value-type="float" office:value="60.001">
            <text:p>60.001</text:p>
          </table:table-cell>
          <table:table-cell office:value-type="float" office:value="832.1061">
            <text:p>832.1061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40.8833">
            <text:p>40.8833</text:p>
          </table:table-cell>
          <table:table-cell office:value-type="float" office:value="73.782">
            <text:p>73.782</text:p>
          </table:table-cell>
          <table:table-cell office:value-type="float" office:value="554.1097">
            <text:p>554.1097</text:p>
          </table:table-cell>
          <table:table-cell/>
          <table:table-cell office:value-type="string">
            <text:p>Test run <text:s/>3</text:p>
          </table:table-cell>
          <table:table-cell office:value-type="float" office:value="49.0571">
            <text:p>49.0571</text:p>
          </table:table-cell>
          <table:table-cell office:value-type="float" office:value="59.012">
            <text:p>59.012</text:p>
          </table:table-cell>
          <table:table-cell office:value-type="float" office:value="831.3135">
            <text:p>831.3135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3.1624">
            <text:p>33.1624</text:p>
          </table:table-cell>
          <table:table-cell office:value-type="float" office:value="60.007">
            <text:p>60.007</text:p>
          </table:table-cell>
          <table:table-cell office:value-type="float" office:value="552.6412">
            <text:p>552.6412</text:p>
          </table:table-cell>
          <table:table-cell/>
          <table:table-cell office:value-type="string">
            <text:p>Test run <text:s/>4</text:p>
          </table:table-cell>
          <table:table-cell office:value-type="float" office:value="49.0762">
            <text:p>49.0762</text:p>
          </table:table-cell>
          <table:table-cell office:value-type="float" office:value="58.99">
            <text:p>58.99</text:p>
          </table:table-cell>
          <table:table-cell office:value-type="float" office:value="831.9398">
            <text:p>831.9398</text:p>
          </table:table-cell>
          <table:table-cell table:number-columns-repeated="1015"/>
        </table:table-row>
        <table:table-row table:style-name="ro3">
          <table:table-cell office:value-type="string">
            <text:p>Test run <text:s/>5</text:p>
          </table:table-cell>
          <table:table-cell office:value-type="float" office:value="32.611">
            <text:p>32.611</text:p>
          </table:table-cell>
          <table:table-cell office:value-type="float" office:value="58.994">
            <text:p>58.994</text:p>
          </table:table-cell>
          <table:table-cell office:value-type="float" office:value="552.7853">
            <text:p>552.7853</text:p>
          </table:table-cell>
          <table:table-cell/>
          <table:table-cell office:value-type="string">
            <text:p>Test run <text:s/>5</text:p>
          </table:table-cell>
          <table:table-cell office:value-type="float" office:value="49.7488">
            <text:p>49.7488</text:p>
          </table:table-cell>
          <table:table-cell office:value-type="float" office:value="60.001">
            <text:p>60.001</text:p>
          </table:table-cell>
          <table:table-cell office:value-type="float" office:value="829.1323">
            <text:p>829.1323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4.4651">
            <text:p>34.4651</text:p>
          </table:table-cell>
          <table:table-cell office:value-type="float" office:value="62.357">
            <text:p>62.357</text:p>
          </table:table-cell>
          <table:table-cell office:value-type="float" office:value="552.6354">
            <text:p>552.6354</text:p>
          </table:table-cell>
          <table:table-cell/>
          <table:table-cell office:value-type="string">
            <text:p>Average</text:p>
          </table:table-cell>
          <table:table-cell office:value-type="float" office:value="49.3698">
            <text:p>49.3698</text:p>
          </table:table-cell>
          <table:table-cell office:value-type="float" office:value="59.401">
            <text:p>59.401</text:p>
          </table:table-cell>
          <table:table-cell office:value-type="float" office:value="831.132">
            <text:p>831.132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3.219">
            <text:p>3.219</text:p>
          </table:table-cell>
          <table:table-cell office:value-type="float" office:value="5.73">
            <text:p>5.73</text:p>
          </table:table-cell>
          <table:table-cell office:value-type="float" office:value="0.8472">
            <text:p>0.8472</text:p>
          </table:table-cell>
          <table:table-cell/>
          <table:table-cell office:value-type="string">
            <text:p>Std.Dev.</text:p>
          </table:table-cell>
          <table:table-cell office:value-type="float" office:value="0.3866">
            <text:p>0.3866</text:p>
          </table:table-cell>
          <table:table-cell office:value-type="float" office:value="0.49">
            <text:p>0.49</text:p>
          </table:table-cell>
          <table:table-cell office:value-type="float" office:value="1.0615">
            <text:p>1.0615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table:number-columns-spanned="4" table:number-rows-spanned="1">
            <text:p>Test: <text:s text:c="2"/>: Autosuspend for USB device EHCI Host Controller [usb1] (Good)</text:p>
          </table:table-cell>
          <table:covered-table-cell table:number-columns-repeated="3"/>
          <table:table-cell/>
          <table:table-cell table:style-name="ce4" office:value-type="string" table:number-columns-spanned="4" table:number-rows-spanned="1">
            <text:p>Test: <text:s text:c="2"/>: Autosuspend for unknown USB device 1-1 (8087:0024) (Good)</text:p>
          </table:table-cell>
          <table:covered-table-cell table:number-columns-repeated="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2.5853">
            <text:p>32.5853</text:p>
          </table:table-cell>
          <table:table-cell office:value-type="float" office:value="59.002">
            <text:p>59.002</text:p>
          </table:table-cell>
          <table:table-cell office:value-type="float" office:value="552.2731">
            <text:p>552.2731</text:p>
          </table:table-cell>
          <table:table-cell/>
          <table:table-cell office:value-type="string">
            <text:p>Test run <text:s/>1</text:p>
          </table:table-cell>
          <table:table-cell office:value-type="float" office:value="48.9628">
            <text:p>48.9628</text:p>
          </table:table-cell>
          <table:table-cell office:value-type="float" office:value="59.012">
            <text:p>59.012</text:p>
          </table:table-cell>
          <table:table-cell office:value-type="float" office:value="829.7127">
            <text:p>829.7127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3.2208">
            <text:p>33.2208</text:p>
          </table:table-cell>
          <table:table-cell office:value-type="float" office:value="60.006">
            <text:p>60.006</text:p>
          </table:table-cell>
          <table:table-cell office:value-type="float" office:value="553.6234">
            <text:p>553.6234</text:p>
          </table:table-cell>
          <table:table-cell/>
          <table:table-cell office:value-type="string">
            <text:p>Test run <text:s/>2</text:p>
          </table:table-cell>
          <table:table-cell office:value-type="float" office:value="48.8121">
            <text:p>48.8121</text:p>
          </table:table-cell>
          <table:table-cell office:value-type="float" office:value="59">
            <text:p>59</text:p>
          </table:table-cell>
          <table:table-cell office:value-type="float" office:value="827.3206">
            <text:p>827.3206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2.5963">
            <text:p>32.5963</text:p>
          </table:table-cell>
          <table:table-cell office:value-type="float" office:value="58.993">
            <text:p>58.993</text:p>
          </table:table-cell>
          <table:table-cell office:value-type="float" office:value="552.5495">
            <text:p>552.5495</text:p>
          </table:table-cell>
          <table:table-cell/>
          <table:table-cell office:value-type="string">
            <text:p>Test run <text:s/>3</text:p>
          </table:table-cell>
          <table:table-cell office:value-type="float" office:value="48.8077">
            <text:p>48.8077</text:p>
          </table:table-cell>
          <table:table-cell office:value-type="float" office:value="59.001">
            <text:p>59.001</text:p>
          </table:table-cell>
          <table:table-cell office:value-type="float" office:value="827.235">
            <text:p>827.235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2.5001">
            <text:p>32.5001</text:p>
          </table:table-cell>
          <table:table-cell office:value-type="float" office:value="59.001">
            <text:p>59.001</text:p>
          </table:table-cell>
          <table:table-cell office:value-type="float" office:value="550.8424">
            <text:p>550.8424</text:p>
          </table:table-cell>
          <table:table-cell/>
          <table:table-cell office:value-type="string">
            <text:p>Test run <text:s/>4</text:p>
          </table:table-cell>
          <table:table-cell office:value-type="float" office:value="48.9661">
            <text:p>48.9661</text:p>
          </table:table-cell>
          <table:table-cell office:value-type="float" office:value="58.991">
            <text:p>58.991</text:p>
          </table:table-cell>
          <table:table-cell office:value-type="float" office:value="830.0598">
            <text:p>830.0598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7256">
            <text:p>32.7256</text:p>
          </table:table-cell>
          <table:table-cell office:value-type="float" office:value="59.25">
            <text:p>59.25</text:p>
          </table:table-cell>
          <table:table-cell office:value-type="float" office:value="552.3221">
            <text:p>552.3221</text:p>
          </table:table-cell>
          <table:table-cell/>
          <table:table-cell office:value-type="string">
            <text:p>Test run <text:s/>5</text:p>
          </table:table-cell>
          <table:table-cell office:value-type="float" office:value="48.9687">
            <text:p>48.9687</text:p>
          </table:table-cell>
          <table:table-cell office:value-type="float" office:value="59.012">
            <text:p>59.012</text:p>
          </table:table-cell>
          <table:table-cell office:value-type="float" office:value="829.8159">
            <text:p>829.8159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2883">
            <text:p>0.2883</text:p>
          </table:table-cell>
          <table:table-cell office:value-type="float" office:value="0.436">
            <text:p>0.436</text:p>
          </table:table-cell>
          <table:table-cell office:value-type="float" office:value="0.9921">
            <text:p>0.9921</text:p>
          </table:table-cell>
          <table:table-cell/>
          <table:table-cell office:value-type="string">
            <text:p>Average</text:p>
          </table:table-cell>
          <table:table-cell office:value-type="float" office:value="48.9035">
            <text:p>48.9035</text:p>
          </table:table-cell>
          <table:table-cell office:value-type="float" office:value="59.003">
            <text:p>59.003</text:p>
          </table:table-cell>
          <table:table-cell office:value-type="float" office:value="828.8288">
            <text:p>828.8288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Saving:</text:p>
          </table:table-cell>
          <table:table-cell table:style-name="ce10" table:formula="of:=[.B10]-[.B20]" office:value-type="float" office:value="1.7395">
            <text:p>1.7395</text:p>
          </table:table-cell>
          <table:table-cell table:style-name="ce10" table:formula="of:=[.C10]-[.C20]" office:value-type="float" office:value="3.107">
            <text:p>3.107</text:p>
          </table:table-cell>
          <table:table-cell table:style-name="ce15" table:formula="of:=[.D10]-[.D20]" office:value-type="float" office:value="0.313300000000027">
            <text:p>0.3133</text:p>
          </table:table-cell>
          <table:table-cell/>
          <table:table-cell office:value-type="string">
            <text:p>Std.Dev.</text:p>
          </table:table-cell>
          <table:table-cell office:value-type="float" office:value="0.0764">
            <text:p>0.0764</text:p>
          </table:table-cell>
          <table:table-cell office:value-type="float" office:value="0.008">
            <text:p>0.008</text:p>
          </table:table-cell>
          <table:table-cell office:value-type="float" office:value="1.2717">
            <text:p>1.2717</text:p>
          </table:table-cell>
          <table:table-cell table:number-columns-repeated="1015"/>
        </table:table-row>
        <table:table-row table:style-name="ro3">
          <table:table-cell table:style-name="ce6" table:number-columns-repeated="3"/>
          <table:table-cell table:style-name="ce16"/>
          <table:table-cell/>
          <table:table-cell table:style-name="ce5" office:value-type="string">
            <text:p>Saving:</text:p>
          </table:table-cell>
          <table:table-cell table:style-name="ce10" table:formula="of:=[.G10]-[.G21]" office:value-type="float" office:value="0.466299999999997">
            <text:p>0.4663</text:p>
          </table:table-cell>
          <table:table-cell table:style-name="ce10" table:formula="of:=[.H10]-[.H21]" office:value-type="float" office:value="0.398000000000003">
            <text:p>0.398</text:p>
          </table:table-cell>
          <table:table-cell table:style-name="ce18" table:formula="of:=[.I10]-[.I21]" office:value-type="float" office:value="2.30319999999995">
            <text:p>2.3032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2">
          <table:table-cell table:style-name="ce2" office:value-type="string" table:number-columns-spanned="4" table:number-rows-spanned="1">
            <text:p>Test: <text:s text:c="2"/>: Autosuspend for USB device HP Webcam-50 (Image Processor) (Bad)</text:p>
          </table:table-cell>
          <table:covered-table-cell table:number-columns-repeated="2" table:style-name="ce9"/>
          <table:covered-table-cell table:style-name="ce13"/>
          <table:table-cell/>
          <table:table-cell table:style-name="ce2" office:value-type="string" table:number-columns-spanned="4" table:number-rows-spanned="1">
            <text:p>Test: <text:s text:c="2"/>: Autosuspend for unknown USB device 2-1 (8087:0024) (Bad)</text:p>
          </table:table-cell>
          <table:covered-table-cell table:number-columns-repeated="2" table:style-name="ce9"/>
          <table:covered-table-cell table:style-name="ce1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2.7253">
            <text:p>32.7253</text:p>
          </table:table-cell>
          <table:table-cell office:value-type="float" office:value="59.198">
            <text:p>59.198</text:p>
          </table:table-cell>
          <table:table-cell office:value-type="float" office:value="552.8088">
            <text:p>552.8088</text:p>
          </table:table-cell>
          <table:table-cell/>
          <table:table-cell office:value-type="string">
            <text:p>Test run <text:s/>1</text:p>
          </table:table-cell>
          <table:table-cell office:value-type="float" office:value="49.1444">
            <text:p>49.1444</text:p>
          </table:table-cell>
          <table:table-cell office:value-type="float" office:value="59.001">
            <text:p>59.001</text:p>
          </table:table-cell>
          <table:table-cell office:value-type="float" office:value="832.9423">
            <text:p>832.9423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3.186">
            <text:p>33.186</text:p>
          </table:table-cell>
          <table:table-cell office:value-type="float" office:value="60.001">
            <text:p>60.001</text:p>
          </table:table-cell>
          <table:table-cell office:value-type="float" office:value="553.094">
            <text:p>553.094</text:p>
          </table:table-cell>
          <table:table-cell/>
          <table:table-cell office:value-type="string">
            <text:p>Test run <text:s/>2</text:p>
          </table:table-cell>
          <table:table-cell office:value-type="float" office:value="48.9933">
            <text:p>48.9933</text:p>
          </table:table-cell>
          <table:table-cell office:value-type="float" office:value="59.001">
            <text:p>59.001</text:p>
          </table:table-cell>
          <table:table-cell office:value-type="float" office:value="830.3849">
            <text:p>830.3849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2.504">
            <text:p>32.504</text:p>
          </table:table-cell>
          <table:table-cell office:value-type="float" office:value="59.005">
            <text:p>59.005</text:p>
          </table:table-cell>
          <table:table-cell office:value-type="float" office:value="550.8652">
            <text:p>550.8652</text:p>
          </table:table-cell>
          <table:table-cell/>
          <table:table-cell office:value-type="string">
            <text:p>Test run <text:s/>3</text:p>
          </table:table-cell>
          <table:table-cell office:value-type="float" office:value="48.6995">
            <text:p>48.6995</text:p>
          </table:table-cell>
          <table:table-cell office:value-type="float" office:value="59.001">
            <text:p>59.001</text:p>
          </table:table-cell>
          <table:table-cell office:value-type="float" office:value="825.4076">
            <text:p>825.4076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2.6122">
            <text:p>32.6122</text:p>
          </table:table-cell>
          <table:table-cell office:value-type="float" office:value="58.99">
            <text:p>58.99</text:p>
          </table:table-cell>
          <table:table-cell office:value-type="float" office:value="552.8399">
            <text:p>552.8399</text:p>
          </table:table-cell>
          <table:table-cell/>
          <table:table-cell office:value-type="string">
            <text:p>Test run <text:s/>4</text:p>
          </table:table-cell>
          <table:table-cell office:value-type="float" office:value="49.5249">
            <text:p>49.5249</text:p>
          </table:table-cell>
          <table:table-cell office:value-type="float" office:value="60.001">
            <text:p>60.001</text:p>
          </table:table-cell>
          <table:table-cell office:value-type="float" office:value="825.4013">
            <text:p>825.4013</text:p>
          </table:table-cell>
          <table:table-cell table:number-columns-repeated="1015"/>
        </table:table-row>
        <table:table-row table:style-name="ro3">
          <table:table-cell office:value-type="string">
            <text:p>Test run <text:s/>5</text:p>
          </table:table-cell>
          <table:table-cell office:value-type="float" office:value="32.4787">
            <text:p>32.4787</text:p>
          </table:table-cell>
          <table:table-cell office:value-type="float" office:value="58.783">
            <text:p>58.783</text:p>
          </table:table-cell>
          <table:table-cell office:value-type="float" office:value="552.5226">
            <text:p>552.5226</text:p>
          </table:table-cell>
          <table:table-cell/>
          <table:table-cell office:value-type="string">
            <text:p>Test run <text:s/>5</text:p>
          </table:table-cell>
          <table:table-cell office:value-type="float" office:value="48.6796">
            <text:p>48.6796</text:p>
          </table:table-cell>
          <table:table-cell office:value-type="float" office:value="59.001">
            <text:p>59.001</text:p>
          </table:table-cell>
          <table:table-cell office:value-type="float" office:value="825.0609">
            <text:p>825.0609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7012">
            <text:p>32.7012</text:p>
          </table:table-cell>
          <table:table-cell office:value-type="float" office:value="59.195">
            <text:p>59.195</text:p>
          </table:table-cell>
          <table:table-cell office:value-type="float" office:value="552.4261">
            <text:p>552.4261</text:p>
          </table:table-cell>
          <table:table-cell/>
          <table:table-cell office:value-type="string">
            <text:p>Average</text:p>
          </table:table-cell>
          <table:table-cell office:value-type="float" office:value="49.0083">
            <text:p>49.0083</text:p>
          </table:table-cell>
          <table:table-cell office:value-type="float" office:value="59.201">
            <text:p>59.201</text:p>
          </table:table-cell>
          <table:table-cell office:value-type="float" office:value="827.8394">
            <text:p>827.8394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2576">
            <text:p>0.2576</text:p>
          </table:table-cell>
          <table:table-cell office:value-type="float" office:value="0.424">
            <text:p>0.424</text:p>
          </table:table-cell>
          <table:table-cell office:value-type="float" office:value="0.8012">
            <text:p>0.8012</text:p>
          </table:table-cell>
          <table:table-cell/>
          <table:table-cell office:value-type="string">
            <text:p>Std.Dev.</text:p>
          </table:table-cell>
          <table:table-cell office:value-type="float" office:value="0.3127">
            <text:p>0.3127</text:p>
          </table:table-cell>
          <table:table-cell office:value-type="float" office:value="0.4">
            <text:p>0.4</text:p>
          </table:table-cell>
          <table:table-cell office:value-type="float" office:value="3.2279">
            <text:p>3.2279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5">
          <table:table-cell table:style-name="ce4" office:value-type="string" table:number-columns-spanned="4" table:number-rows-spanned="1">
            <text:p>Test: <text:s text:c="2"/>: Autosuspend for USB device HP Webcam-50 (Image Processor) (Good)</text:p>
          </table:table-cell>
          <table:covered-table-cell table:number-columns-repeated="2" table:style-name="ce11"/>
          <table:covered-table-cell table:style-name="ce17"/>
          <table:table-cell/>
          <table:table-cell table:style-name="ce4" office:value-type="string" table:number-columns-spanned="4" table:number-rows-spanned="1">
            <text:p>Test: <text:s text:c="2"/>: Autosuspend for unknown USB device 2-1 (8087:0024) (Good)</text:p>
          </table:table-cell>
          <table:covered-table-cell table:number-columns-repeated="3"/>
          <table:table-cell table:number-columns-repeated="1015"/>
        </table:table-row>
        <table:table-row table:style-name="ro6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/>
          <table:table-cell table:style-name="ce11"/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/>
          <table:table-cell table:style-name="ce11" table:number-columns-repeated="1015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2.2304">
            <text:p>32.2304</text:p>
          </table:table-cell>
          <table:table-cell office:value-type="float" office:value="60.001">
            <text:p>60.001</text:p>
          </table:table-cell>
          <table:table-cell office:value-type="float" office:value="537.1641">
            <text:p>537.1641</text:p>
          </table:table-cell>
          <table:table-cell/>
          <table:table-cell office:value-type="string">
            <text:p>Test run <text:s/>1</text:p>
          </table:table-cell>
          <table:table-cell office:value-type="float" office:value="48.4382">
            <text:p>48.4382</text:p>
          </table:table-cell>
          <table:table-cell office:value-type="float" office:value="58.992">
            <text:p>58.992</text:p>
          </table:table-cell>
          <table:table-cell office:value-type="float" office:value="821.0979">
            <text:p>821.0979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1.6968">
            <text:p>31.6968</text:p>
          </table:table-cell>
          <table:table-cell office:value-type="float" office:value="59.003">
            <text:p>59.003</text:p>
          </table:table-cell>
          <table:table-cell office:value-type="float" office:value="537.2077">
            <text:p>537.2077</text:p>
          </table:table-cell>
          <table:table-cell/>
          <table:table-cell office:value-type="string">
            <text:p>Test run <text:s/>2</text:p>
          </table:table-cell>
          <table:table-cell office:value-type="float" office:value="48.6948">
            <text:p>48.6948</text:p>
          </table:table-cell>
          <table:table-cell office:value-type="float" office:value="59.001">
            <text:p>59.001</text:p>
          </table:table-cell>
          <table:table-cell office:value-type="float" office:value="825.3229">
            <text:p>825.3229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2.303">
            <text:p>32.303</text:p>
          </table:table-cell>
          <table:table-cell office:value-type="float" office:value="59.993">
            <text:p>59.993</text:p>
          </table:table-cell>
          <table:table-cell office:value-type="float" office:value="538.4481">
            <text:p>538.4481</text:p>
          </table:table-cell>
          <table:table-cell/>
          <table:table-cell office:value-type="string">
            <text:p>Test run <text:s/>3</text:p>
          </table:table-cell>
          <table:table-cell office:value-type="float" office:value="48.6772">
            <text:p>48.6772</text:p>
          </table:table-cell>
          <table:table-cell office:value-type="float" office:value="59.01">
            <text:p>59.01</text:p>
          </table:table-cell>
          <table:table-cell office:value-type="float" office:value="824.8914">
            <text:p>824.8914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1.7151">
            <text:p>31.7151</text:p>
          </table:table-cell>
          <table:table-cell office:value-type="float" office:value="58.992">
            <text:p>58.992</text:p>
          </table:table-cell>
          <table:table-cell office:value-type="float" office:value="537.6127">
            <text:p>537.6127</text:p>
          </table:table-cell>
          <table:table-cell/>
          <table:table-cell office:value-type="string">
            <text:p>Test run <text:s/>4</text:p>
          </table:table-cell>
          <table:table-cell office:value-type="float" office:value="49.4873">
            <text:p>49.4873</text:p>
          </table:table-cell>
          <table:table-cell office:value-type="float" office:value="59.001">
            <text:p>59.001</text:p>
          </table:table-cell>
          <table:table-cell office:value-type="float" office:value="838.7536">
            <text:p>838.7536</text:p>
          </table:table-cell>
          <table:table-cell table:number-columns-repeated="1015"/>
        </table:table-row>
        <table:table-row table:style-name="ro3">
          <table:table-cell office:value-type="string">
            <text:p>Test run <text:s/>5</text:p>
          </table:table-cell>
          <table:table-cell office:value-type="float" office:value="32.2757">
            <text:p>32.2757</text:p>
          </table:table-cell>
          <table:table-cell office:value-type="float" office:value="59.981">
            <text:p>59.981</text:p>
          </table:table-cell>
          <table:table-cell office:value-type="float" office:value="538.1011">
            <text:p>538.1011</text:p>
          </table:table-cell>
          <table:table-cell/>
          <table:table-cell office:value-type="string">
            <text:p>Test run <text:s/>5</text:p>
          </table:table-cell>
          <table:table-cell office:value-type="float" office:value="49.4932">
            <text:p>49.4932</text:p>
          </table:table-cell>
          <table:table-cell office:value-type="float" office:value="59.012">
            <text:p>59.012</text:p>
          </table:table-cell>
          <table:table-cell office:value-type="float" office:value="838.7038">
            <text:p>838.7038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0442">
            <text:p>32.0442</text:p>
          </table:table-cell>
          <table:table-cell office:value-type="float" office:value="59.594">
            <text:p>59.594</text:p>
          </table:table-cell>
          <table:table-cell office:value-type="float" office:value="537.7068">
            <text:p>537.7068</text:p>
          </table:table-cell>
          <table:table-cell/>
          <table:table-cell office:value-type="string">
            <text:p>Average</text:p>
          </table:table-cell>
          <table:table-cell office:value-type="float" office:value="48.9581">
            <text:p>48.9581</text:p>
          </table:table-cell>
          <table:table-cell office:value-type="float" office:value="59.003">
            <text:p>59.003</text:p>
          </table:table-cell>
          <table:table-cell office:value-type="float" office:value="829.7539">
            <text:p>829.7539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2772">
            <text:p>0.2772</text:p>
          </table:table-cell>
          <table:table-cell office:value-type="float" office:value="0.487">
            <text:p>0.487</text:p>
          </table:table-cell>
          <table:table-cell office:value-type="float" office:value="0.5015">
            <text:p>0.5015</text:p>
          </table:table-cell>
          <table:table-cell/>
          <table:table-cell office:value-type="string">
            <text:p>Std.Dev.</text:p>
          </table:table-cell>
          <table:table-cell office:value-type="float" office:value="0.4438">
            <text:p>0.4438</text:p>
          </table:table-cell>
          <table:table-cell office:value-type="float" office:value="0.007">
            <text:p>0.007</text:p>
          </table:table-cell>
          <table:table-cell office:value-type="float" office:value="7.4739">
            <text:p>7.4739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Saving:</text:p>
          </table:table-cell>
          <table:table-cell table:style-name="ce10" table:formula="of:=[.B33]-[.B44]" office:value-type="float" office:value="0.657000000000004">
            <text:p>0.657</text:p>
          </table:table-cell>
          <table:table-cell table:style-name="ce10" table:formula="of:=[.C33]-[.C44]" office:value-type="float" office:value="-0.399000000000001">
            <text:p>-0.399</text:p>
          </table:table-cell>
          <table:table-cell table:style-name="ce18" table:formula="of:=[.D33]-[.D44]" office:value-type="float" office:value="14.7193">
            <text:p>14.7193</text:p>
          </table:table-cell>
          <table:table-cell/>
          <table:table-cell table:style-name="ce5" office:value-type="string">
            <text:p>Saving:</text:p>
          </table:table-cell>
          <table:table-cell table:style-name="ce10" table:formula="of:=[.G33]-[.G44]" office:value-type="float" office:value="0.0501999999999967">
            <text:p>0.0502</text:p>
          </table:table-cell>
          <table:table-cell table:style-name="ce10" table:formula="of:=[.H33]-[.H44]" office:value-type="float" office:value="0.198">
            <text:p>0.198</text:p>
          </table:table-cell>
          <table:table-cell table:style-name="ce20" table:formula="of:=[.I33]-[.I44]" office:value-type="float" office:value="-1.91450000000009">
            <text:p>-1.9145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4">
          <table:table-cell table:style-name="ce2" office:value-type="string" table:number-columns-spanned="4" table:number-rows-spanned="1">
            <text:p>Test: <text:s text:c="2"/>: Autosuspend for USB device UHCI Host Controller [usb2] (Bad)</text:p>
          </table:table-cell>
          <table:covered-table-cell table:number-columns-repeated="2" table:style-name="ce9"/>
          <table:covered-table-cell table:style-name="ce13"/>
          <table:table-cell/>
          <table:table-cell table:style-name="ce2" office:value-type="string" table:number-columns-spanned="4" table:number-rows-spanned="1">
            <text:p>Test: <text:s text:c="2"/>Autosuspend for USB device Broadcom Bluetooth Device (Broadcom Corp) (Bad)</text:p>
          </table:table-cell>
          <table:covered-table-cell table:number-columns-repeated="2" table:style-name="ce9"/>
          <table:covered-table-cell table:style-name="ce1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2.5777">
            <text:p>32.5777</text:p>
          </table:table-cell>
          <table:table-cell office:value-type="float" office:value="58.99">
            <text:p>58.99</text:p>
          </table:table-cell>
          <table:table-cell office:value-type="float" office:value="552.2611">
            <text:p>552.2611</text:p>
          </table:table-cell>
          <table:table-cell/>
          <table:table-cell office:value-type="string">
            <text:p>Test run <text:s/>1</text:p>
          </table:table-cell>
          <table:table-cell office:value-type="float" office:value="49.8244">
            <text:p>49.8244</text:p>
          </table:table-cell>
          <table:table-cell office:value-type="float" office:value="58.992">
            <text:p>58.992</text:p>
          </table:table-cell>
          <table:table-cell office:value-type="float" office:value="844.5965">
            <text:p>844.5965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4.3343">
            <text:p>34.3343</text:p>
          </table:table-cell>
          <table:table-cell office:value-type="float" office:value="62.051">
            <text:p>62.051</text:p>
          </table:table-cell>
          <table:table-cell office:value-type="float" office:value="553.3241">
            <text:p>553.3241</text:p>
          </table:table-cell>
          <table:table-cell/>
          <table:table-cell office:value-type="string">
            <text:p>Test run <text:s/>2</text:p>
          </table:table-cell>
          <table:table-cell office:value-type="float" office:value="49.9158">
            <text:p>49.9158</text:p>
          </table:table-cell>
          <table:table-cell office:value-type="float" office:value="59.001">
            <text:p>59.001</text:p>
          </table:table-cell>
          <table:table-cell office:value-type="float" office:value="846.0206">
            <text:p>846.0206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2.6259">
            <text:p>32.6259</text:p>
          </table:table-cell>
          <table:table-cell office:value-type="float" office:value="58.989">
            <text:p>58.989</text:p>
          </table:table-cell>
          <table:table-cell office:value-type="float" office:value="553.0809">
            <text:p>553.0809</text:p>
          </table:table-cell>
          <table:table-cell/>
          <table:table-cell office:value-type="string">
            <text:p>Test run <text:s/>3</text:p>
          </table:table-cell>
          <table:table-cell office:value-type="float" office:value="49.9483">
            <text:p>49.9483</text:p>
          </table:table-cell>
          <table:table-cell office:value-type="float" office:value="59.01">
            <text:p>59.01</text:p>
          </table:table-cell>
          <table:table-cell office:value-type="float" office:value="846.433">
            <text:p>846.433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2.4909">
            <text:p>32.4909</text:p>
          </table:table-cell>
          <table:table-cell office:value-type="float" office:value="58.999">
            <text:p>58.999</text:p>
          </table:table-cell>
          <table:table-cell office:value-type="float" office:value="550.7049">
            <text:p>550.7049</text:p>
          </table:table-cell>
          <table:table-cell/>
          <table:table-cell office:value-type="string">
            <text:p>Test run <text:s/>4</text:p>
          </table:table-cell>
          <table:table-cell office:value-type="float" office:value="49.3524">
            <text:p>49.3524</text:p>
          </table:table-cell>
          <table:table-cell office:value-type="float" office:value="59.001">
            <text:p>59.001</text:p>
          </table:table-cell>
          <table:table-cell office:value-type="float" office:value="836.4717">
            <text:p>836.4717</text:p>
          </table:table-cell>
          <table:table-cell table:number-columns-repeated="1015"/>
        </table:table-row>
        <table:table-row table:style-name="ro3">
          <table:table-cell office:value-type="string">
            <text:p>Test run <text:s/>5</text:p>
          </table:table-cell>
          <table:table-cell office:value-type="float" office:value="32.6033">
            <text:p>32.6033</text:p>
          </table:table-cell>
          <table:table-cell office:value-type="float" office:value="58.992">
            <text:p>58.992</text:p>
          </table:table-cell>
          <table:table-cell office:value-type="float" office:value="552.672">
            <text:p>552.672</text:p>
          </table:table-cell>
          <table:table-cell/>
          <table:table-cell office:value-type="string">
            <text:p>Test run <text:s/>5</text:p>
          </table:table-cell>
          <table:table-cell office:value-type="float" office:value="49.4392">
            <text:p>49.4392</text:p>
          </table:table-cell>
          <table:table-cell office:value-type="float" office:value="59.01">
            <text:p>59.01</text:p>
          </table:table-cell>
          <table:table-cell office:value-type="float" office:value="837.8159">
            <text:p>837.8159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9264">
            <text:p>32.9264</text:p>
          </table:table-cell>
          <table:table-cell office:value-type="float" office:value="59.604">
            <text:p>59.604</text:p>
          </table:table-cell>
          <table:table-cell office:value-type="float" office:value="552.4086">
            <text:p>552.4086</text:p>
          </table:table-cell>
          <table:table-cell/>
          <table:table-cell office:value-type="string">
            <text:p>Average</text:p>
          </table:table-cell>
          <table:table-cell office:value-type="float" office:value="49.696">
            <text:p>49.696</text:p>
          </table:table-cell>
          <table:table-cell office:value-type="float" office:value="59.003">
            <text:p>59.003</text:p>
          </table:table-cell>
          <table:table-cell office:value-type="float" office:value="842.2675">
            <text:p>842.2675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7055">
            <text:p>0.7055</text:p>
          </table:table-cell>
          <table:table-cell office:value-type="float" office:value="1.223">
            <text:p>1.223</text:p>
          </table:table-cell>
          <table:table-cell office:value-type="float" office:value="0.9256">
            <text:p>0.9256</text:p>
          </table:table-cell>
          <table:table-cell/>
          <table:table-cell office:value-type="string">
            <text:p>Std.Dev.</text:p>
          </table:table-cell>
          <table:table-cell office:value-type="float" office:value="0.25">
            <text:p>0.25</text:p>
          </table:table-cell>
          <table:table-cell office:value-type="float" office:value="0.007">
            <text:p>0.007</text:p>
          </table:table-cell>
          <table:table-cell office:value-type="float" office:value="4.249">
            <text:p>4.249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7">
          <table:table-cell table:style-name="ce4" office:value-type="string" table:number-columns-spanned="4" table:number-rows-spanned="1">
            <text:p>Test: <text:s text:c="2"/>: Autosuspend for USB device UHCI Host Controller [usb2] (Good)</text:p>
          </table:table-cell>
          <table:covered-table-cell table:number-columns-repeated="3"/>
          <table:table-cell/>
          <table:table-cell table:style-name="ce4" office:value-type="string" table:number-columns-spanned="4" table:number-rows-spanned="1">
            <text:p>Test: <text:s text:c="2"/>: Autosuspend for USB device Broadcom Bluetooth Device (Broadcom Corp) (Good)</text:p>
          </table:table-cell>
          <table:covered-table-cell table:number-columns-repeated="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2.5177">
            <text:p>32.5177</text:p>
          </table:table-cell>
          <table:table-cell office:value-type="float" office:value="59.02">
            <text:p>59.02</text:p>
          </table:table-cell>
          <table:table-cell office:value-type="float" office:value="550.9617">
            <text:p>550.9617</text:p>
          </table:table-cell>
          <table:table-cell/>
          <table:table-cell office:value-type="string">
            <text:p>Test run <text:s/>1</text:p>
          </table:table-cell>
          <table:table-cell office:value-type="float" office:value="46.4777">
            <text:p>46.4777</text:p>
          </table:table-cell>
          <table:table-cell office:value-type="float" office:value="59">
            <text:p>59</text:p>
          </table:table-cell>
          <table:table-cell office:value-type="float" office:value="787.7537">
            <text:p>787.7537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2.5479">
            <text:p>32.5479</text:p>
          </table:table-cell>
          <table:table-cell office:value-type="float" office:value="59">
            <text:p>59</text:p>
          </table:table-cell>
          <table:table-cell office:value-type="float" office:value="551.6574">
            <text:p>551.6574</text:p>
          </table:table-cell>
          <table:table-cell/>
          <table:table-cell office:value-type="string">
            <text:p>Test run <text:s/>2</text:p>
          </table:table-cell>
          <table:table-cell office:value-type="float" office:value="46.4708">
            <text:p>46.4708</text:p>
          </table:table-cell>
          <table:table-cell office:value-type="float" office:value="58.99">
            <text:p>58.99</text:p>
          </table:table-cell>
          <table:table-cell office:value-type="float" office:value="787.7725">
            <text:p>787.7725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2.4022">
            <text:p>32.4022</text:p>
          </table:table-cell>
          <table:table-cell office:value-type="float" office:value="59.003">
            <text:p>59.003</text:p>
          </table:table-cell>
          <table:table-cell office:value-type="float" office:value="549.1646">
            <text:p>549.1646</text:p>
          </table:table-cell>
          <table:table-cell/>
          <table:table-cell office:value-type="string">
            <text:p>Test run <text:s/>3</text:p>
          </table:table-cell>
          <table:table-cell office:value-type="float" office:value="46.1245">
            <text:p>46.1245</text:p>
          </table:table-cell>
          <table:table-cell office:value-type="float" office:value="59">
            <text:p>59</text:p>
          </table:table-cell>
          <table:table-cell office:value-type="float" office:value="781.7659">
            <text:p>781.7659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2.7735">
            <text:p>32.7735</text:p>
          </table:table-cell>
          <table:table-cell office:value-type="float" office:value="59.272">
            <text:p>59.272</text:p>
          </table:table-cell>
          <table:table-cell office:value-type="float" office:value="552.9337">
            <text:p>552.9337</text:p>
          </table:table-cell>
          <table:table-cell/>
          <table:table-cell office:value-type="string">
            <text:p>Test run <text:s/>4</text:p>
          </table:table-cell>
          <table:table-cell office:value-type="float" office:value="45.9567">
            <text:p>45.9567</text:p>
          </table:table-cell>
          <table:table-cell office:value-type="float" office:value="59.001">
            <text:p>59.001</text:p>
          </table:table-cell>
          <table:table-cell office:value-type="float" office:value="778.9136">
            <text:p>778.9136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5603">
            <text:p>32.5603</text:p>
          </table:table-cell>
          <table:table-cell office:value-type="float" office:value="59.074">
            <text:p>59.074</text:p>
          </table:table-cell>
          <table:table-cell office:value-type="float" office:value="551.1794">
            <text:p>551.1794</text:p>
          </table:table-cell>
          <table:table-cell/>
          <table:table-cell office:value-type="string">
            <text:p>Test run <text:s/>5</text:p>
          </table:table-cell>
          <table:table-cell office:value-type="float" office:value="46.126">
            <text:p>46.126</text:p>
          </table:table-cell>
          <table:table-cell office:value-type="float" office:value="59.002">
            <text:p>59.002</text:p>
          </table:table-cell>
          <table:table-cell office:value-type="float" office:value="781.7753">
            <text:p>781.7753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1345">
            <text:p>0.1345</text:p>
          </table:table-cell>
          <table:table-cell office:value-type="float" office:value="0.115">
            <text:p>0.115</text:p>
          </table:table-cell>
          <table:table-cell office:value-type="float" office:value="1.3613">
            <text:p>1.3613</text:p>
          </table:table-cell>
          <table:table-cell/>
          <table:table-cell office:value-type="string">
            <text:p>Average</text:p>
          </table:table-cell>
          <table:table-cell office:value-type="float" office:value="46.2311">
            <text:p>46.2311</text:p>
          </table:table-cell>
          <table:table-cell office:value-type="float" office:value="58.999">
            <text:p>58.999</text:p>
          </table:table-cell>
          <table:table-cell office:value-type="float" office:value="783.5962">
            <text:p>783.5962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Saving</text:p>
          </table:table-cell>
          <table:table-cell table:style-name="ce10" table:formula="of:=[.B56]-[.B66]" office:value-type="float" office:value="0.366100000000003">
            <text:p>0.3661</text:p>
          </table:table-cell>
          <table:table-cell table:style-name="ce10" table:formula="of:=[.C56]-[.C66]" office:value-type="float" office:value="0.530000000000001">
            <text:p>0.53</text:p>
          </table:table-cell>
          <table:table-cell table:style-name="ce18" table:formula="of:=[.D56]-[.D66]" office:value-type="float" office:value="1.22919999999999">
            <text:p>1.2292</text:p>
          </table:table-cell>
          <table:table-cell/>
          <table:table-cell office:value-type="string">
            <text:p>Std.Dev.</text:p>
          </table:table-cell>
          <table:table-cell table:style-name="ce6" office:value-type="float" office:value="0.2078">
            <text:p>0.2078</text:p>
          </table:table-cell>
          <table:table-cell table:style-name="ce6" office:value-type="float" office:value="0.004">
            <text:p>0.004</text:p>
          </table:table-cell>
          <table:table-cell office:value-type="float" office:value="3.5586">
            <text:p>3.5586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ce5" office:value-type="string">
            <text:p>Saving:</text:p>
          </table:table-cell>
          <table:table-cell table:style-name="ce10" table:formula="of:=[.G55]-[.G67]" office:value-type="float" office:value="3.2081">
            <text:p>3.2081</text:p>
          </table:table-cell>
          <table:table-cell table:style-name="ce10" table:formula="of:=[.H55]-[.H67]" office:value-type="float" office:value="0.0109999999999957">
            <text:p>0.011</text:p>
          </table:table-cell>
          <table:table-cell table:style-name="ce18" table:formula="of:=[.I55]-[.I67]" office:value-type="float" office:value="54.2197000000001">
            <text:p>54.2197</text:p>
          </table:table-cell>
          <table:table-cell table:number-columns-repeated="1015"/>
        </table:table-row>
        <table:table-row table:style-name="ro4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table:number-columns-spanned="4" table:number-rows-spanned="1">
            <text:p>Test: <text:s text:c="2"/>: Autosuspend for USB device UHCI Host Controller [usb3] (Bad)</text:p>
          </table:table-cell>
          <table:covered-table-cell table:number-columns-repeated="2" table:style-name="ce9"/>
          <table:covered-table-cell table:style-name="ce13"/>
          <table:table-cell/>
          <table:table-cell table:style-name="ce2" office:value-type="string" table:number-columns-spanned="4" table:number-rows-spanned="1">
            <text:p>Test: <text:s text:c="2"/>: Autosuspend for USB device EHCI Host Controller [usb1] (Bad)</text:p>
          </table:table-cell>
          <table:covered-table-cell table:number-columns-repeated="2" table:style-name="ce9"/>
          <table:covered-table-cell table:style-name="ce1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2.6218">
            <text:p>32.6218</text:p>
          </table:table-cell>
          <table:table-cell office:value-type="float" office:value="59">
            <text:p>59</text:p>
          </table:table-cell>
          <table:table-cell office:value-type="float" office:value="552.909">
            <text:p>552.909</text:p>
          </table:table-cell>
          <table:table-cell/>
          <table:table-cell office:value-type="string">
            <text:p>Test run <text:s/>1</text:p>
          </table:table-cell>
          <table:table-cell office:value-type="float" office:value="48.8339">
            <text:p>48.8339</text:p>
          </table:table-cell>
          <table:table-cell office:value-type="float" office:value="58.991">
            <text:p>58.991</text:p>
          </table:table-cell>
          <table:table-cell office:value-type="float" office:value="827.8191">
            <text:p>827.8191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3.076">
            <text:p>33.076</text:p>
          </table:table-cell>
          <table:table-cell office:value-type="float" office:value="60.012">
            <text:p>60.012</text:p>
          </table:table-cell>
          <table:table-cell office:value-type="float" office:value="551.1611">
            <text:p>551.1611</text:p>
          </table:table-cell>
          <table:table-cell/>
          <table:table-cell office:value-type="string">
            <text:p>Test run <text:s/>2</text:p>
          </table:table-cell>
          <table:table-cell office:value-type="float" office:value="49.0462">
            <text:p>49.0462</text:p>
          </table:table-cell>
          <table:table-cell office:value-type="float" office:value="59.01">
            <text:p>59.01</text:p>
          </table:table-cell>
          <table:table-cell office:value-type="float" office:value="831.1472">
            <text:p>831.1472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2.561">
            <text:p>32.561</text:p>
          </table:table-cell>
          <table:table-cell office:value-type="float" office:value="58.993">
            <text:p>58.993</text:p>
          </table:table-cell>
          <table:table-cell office:value-type="float" office:value="551.9521">
            <text:p>551.9521</text:p>
          </table:table-cell>
          <table:table-cell/>
          <table:table-cell office:value-type="string">
            <text:p>Test run <text:s/>3</text:p>
          </table:table-cell>
          <table:table-cell office:value-type="float" office:value="49.0011">
            <text:p>49.0011</text:p>
          </table:table-cell>
          <table:table-cell office:value-type="float" office:value="59.001">
            <text:p>59.001</text:p>
          </table:table-cell>
          <table:table-cell office:value-type="float" office:value="830.5176">
            <text:p>830.5176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3.2374">
            <text:p>33.2374</text:p>
          </table:table-cell>
          <table:table-cell office:value-type="float" office:value="60.001">
            <text:p>60.001</text:p>
          </table:table-cell>
          <table:table-cell office:value-type="float" office:value="553.9509">
            <text:p>553.9509</text:p>
          </table:table-cell>
          <table:table-cell/>
          <table:table-cell office:value-type="string">
            <text:p>Test run <text:s/>4</text:p>
          </table:table-cell>
          <table:table-cell office:value-type="float" office:value="49.0337">
            <text:p>49.0337</text:p>
          </table:table-cell>
          <table:table-cell office:value-type="float" office:value="59.001">
            <text:p>59.001</text:p>
          </table:table-cell>
          <table:table-cell office:value-type="float" office:value="831.0663">
            <text:p>831.0663</text:p>
          </table:table-cell>
          <table:table-cell table:number-columns-repeated="1015"/>
        </table:table-row>
        <table:table-row table:style-name="ro3">
          <table:table-cell office:value-type="string">
            <text:p>Test run <text:s/>5</text:p>
          </table:table-cell>
          <table:table-cell office:value-type="float" office:value="32.6188">
            <text:p>32.6188</text:p>
          </table:table-cell>
          <table:table-cell office:value-type="float" office:value="59.01">
            <text:p>59.01</text:p>
          </table:table-cell>
          <table:table-cell office:value-type="float" office:value="552.7637">
            <text:p>552.7637</text:p>
          </table:table-cell>
          <table:table-cell/>
          <table:table-cell office:value-type="string">
            <text:p>Test run <text:s/>5</text:p>
          </table:table-cell>
          <table:table-cell office:value-type="float" office:value="48.5732">
            <text:p>48.5732</text:p>
          </table:table-cell>
          <table:table-cell office:value-type="float" office:value="58.998">
            <text:p>58.998</text:p>
          </table:table-cell>
          <table:table-cell office:value-type="float" office:value="823.2967">
            <text:p>823.2967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823">
            <text:p>32.823</text:p>
          </table:table-cell>
          <table:table-cell office:value-type="float" office:value="59.403">
            <text:p>59.403</text:p>
          </table:table-cell>
          <table:table-cell office:value-type="float" office:value="552.5474">
            <text:p>552.5474</text:p>
          </table:table-cell>
          <table:table-cell/>
          <table:table-cell office:value-type="string">
            <text:p>Average</text:p>
          </table:table-cell>
          <table:table-cell office:value-type="float" office:value="48.8976">
            <text:p>48.8976</text:p>
          </table:table-cell>
          <table:table-cell office:value-type="float" office:value="59">
            <text:p>59</text:p>
          </table:table-cell>
          <table:table-cell office:value-type="float" office:value="828.7694">
            <text:p>828.7694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2781">
            <text:p>0.2781</text:p>
          </table:table-cell>
          <table:table-cell office:value-type="float" office:value="0.492">
            <text:p>0.492</text:p>
          </table:table-cell>
          <table:table-cell office:value-type="float" office:value="0.9406">
            <text:p>0.9406</text:p>
          </table:table-cell>
          <table:table-cell/>
          <table:table-cell office:value-type="string">
            <text:p>Std.Dev.</text:p>
          </table:table-cell>
          <table:table-cell office:value-type="float" office:value="0.1792">
            <text:p>0.1792</text:p>
          </table:table-cell>
          <table:table-cell office:value-type="float" office:value="0.006">
            <text:p>0.006</text:p>
          </table:table-cell>
          <table:table-cell office:value-type="float" office:value="2.9946">
            <text:p>2.9946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5">
          <table:table-cell table:style-name="ce4" office:value-type="string" table:number-columns-spanned="4" table:number-rows-spanned="1">
            <text:p>Test: <text:s text:c="2"/>: Autosuspend for USB device UHCI Host Controller [usb3] (Good)</text:p>
          </table:table-cell>
          <table:covered-table-cell table:number-columns-repeated="3"/>
          <table:table-cell/>
          <table:table-cell table:style-name="ce4" office:value-type="string" table:number-columns-spanned="4" table:number-rows-spanned="1">
            <text:p>Test: <text:s text:c="2"/>: Autosuspend for USB device EHCI Host Controller [usb1] (Good)</text:p>
          </table:table-cell>
          <table:covered-table-cell table:number-columns-repeated="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3.1999">
            <text:p>33.1999</text:p>
          </table:table-cell>
          <table:table-cell office:value-type="float" office:value="60">
            <text:p>60</text:p>
          </table:table-cell>
          <table:table-cell office:value-type="float" office:value="553.3311">
            <text:p>553.3311</text:p>
          </table:table-cell>
          <table:table-cell/>
          <table:table-cell office:value-type="string">
            <text:p>Test run <text:s/>1</text:p>
          </table:table-cell>
          <table:table-cell office:value-type="float" office:value="48.4597">
            <text:p>48.4597</text:p>
          </table:table-cell>
          <table:table-cell office:value-type="float" office:value="58.99">
            <text:p>58.99</text:p>
          </table:table-cell>
          <table:table-cell office:value-type="float" office:value="821.4911">
            <text:p>821.4911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2.5431">
            <text:p>32.5431</text:p>
          </table:table-cell>
          <table:table-cell office:value-type="float" office:value="58.972">
            <text:p>58.972</text:p>
          </table:table-cell>
          <table:table-cell office:value-type="float" office:value="551.8412">
            <text:p>551.8412</text:p>
          </table:table-cell>
          <table:table-cell/>
          <table:table-cell office:value-type="string">
            <text:p>Test run <text:s/>2</text:p>
          </table:table-cell>
          <table:table-cell office:value-type="float" office:value="48.8592">
            <text:p>48.8592</text:p>
          </table:table-cell>
          <table:table-cell office:value-type="float" office:value="59.011">
            <text:p>59.011</text:p>
          </table:table-cell>
          <table:table-cell office:value-type="float" office:value="827.9734">
            <text:p>827.9734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2.5941">
            <text:p>32.5941</text:p>
          </table:table-cell>
          <table:table-cell office:value-type="float" office:value="58.99">
            <text:p>58.99</text:p>
          </table:table-cell>
          <table:table-cell office:value-type="float" office:value="552.5354">
            <text:p>552.5354</text:p>
          </table:table-cell>
          <table:table-cell/>
          <table:table-cell office:value-type="string">
            <text:p>Test run <text:s/>3</text:p>
          </table:table-cell>
          <table:table-cell office:value-type="float" office:value="48.9718">
            <text:p>48.9718</text:p>
          </table:table-cell>
          <table:table-cell office:value-type="float" office:value="59.001">
            <text:p>59.001</text:p>
          </table:table-cell>
          <table:table-cell office:value-type="float" office:value="830.0141">
            <text:p>830.0141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2.5036">
            <text:p>32.5036</text:p>
          </table:table-cell>
          <table:table-cell office:value-type="float" office:value="59.002">
            <text:p>59.002</text:p>
          </table:table-cell>
          <table:table-cell office:value-type="float" office:value="550.8866">
            <text:p>550.8866</text:p>
          </table:table-cell>
          <table:table-cell/>
          <table:table-cell office:value-type="string">
            <text:p>Test run <text:s/>4</text:p>
          </table:table-cell>
          <table:table-cell office:value-type="float" office:value="49.4118">
            <text:p>49.4118</text:p>
          </table:table-cell>
          <table:table-cell office:value-type="float" office:value="59.012">
            <text:p>59.012</text:p>
          </table:table-cell>
          <table:table-cell office:value-type="float" office:value="837.3211">
            <text:p>837.3211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7101">
            <text:p>32.7101</text:p>
          </table:table-cell>
          <table:table-cell office:value-type="float" office:value="59.241">
            <text:p>59.241</text:p>
          </table:table-cell>
          <table:table-cell office:value-type="float" office:value="552.1486">
            <text:p>552.1486</text:p>
          </table:table-cell>
          <table:table-cell/>
          <table:table-cell office:value-type="string">
            <text:p>Test run <text:s/>5</text:p>
          </table:table-cell>
          <table:table-cell office:value-type="float" office:value="49.3066">
            <text:p>49.3066</text:p>
          </table:table-cell>
          <table:table-cell office:value-type="float" office:value="59.001">
            <text:p>59.001</text:p>
          </table:table-cell>
          <table:table-cell office:value-type="float" office:value="835.6884">
            <text:p>835.6884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2846">
            <text:p>0.2846</text:p>
          </table:table-cell>
          <table:table-cell office:value-type="float" office:value="0.438">
            <text:p>0.438</text:p>
          </table:table-cell>
          <table:table-cell office:value-type="float" office:value="0.8993">
            <text:p>0.8993</text:p>
          </table:table-cell>
          <table:table-cell/>
          <table:table-cell office:value-type="string">
            <text:p>Average</text:p>
          </table:table-cell>
          <table:table-cell office:value-type="float" office:value="49.0018">
            <text:p>49.0018</text:p>
          </table:table-cell>
          <table:table-cell office:value-type="float" office:value="59.003">
            <text:p>59.003</text:p>
          </table:table-cell>
          <table:table-cell office:value-type="float" office:value="830.4976">
            <text:p>830.4976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Saving</text:p>
          </table:table-cell>
          <table:table-cell table:style-name="ce10" table:formula="of:=[.B79]-[.B89]" office:value-type="float" office:value="0.112900000000003">
            <text:p>0.1129</text:p>
          </table:table-cell>
          <table:table-cell table:style-name="ce10" table:formula="of:=[.C79]-[.C89]" office:value-type="float" office:value="0.161999999999999">
            <text:p>0.162</text:p>
          </table:table-cell>
          <table:table-cell table:style-name="ce18" table:formula="of:=[.D79]-[.D89]" office:value-type="float" office:value="0.398800000000051">
            <text:p>0.3988</text:p>
          </table:table-cell>
          <table:table-cell/>
          <table:table-cell office:value-type="string">
            <text:p>Std.Dev.</text:p>
          </table:table-cell>
          <table:table-cell office:value-type="float" office:value="0.3395">
            <text:p>0.3395</text:p>
          </table:table-cell>
          <table:table-cell office:value-type="float" office:value="0.008">
            <text:p>0.008</text:p>
          </table:table-cell>
          <table:table-cell office:value-type="float" office:value="5.6785">
            <text:p>5.6785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ce5" office:value-type="string">
            <text:p>Saving:</text:p>
          </table:table-cell>
          <table:table-cell table:style-name="ce10" table:formula="of:=[.G79]-[.G90]" office:value-type="float" office:value="-0.104200000000006">
            <text:p>-0.1042</text:p>
          </table:table-cell>
          <table:table-cell table:style-name="ce10" table:formula="of:=[.H79]-[.H90]" office:value-type="float" office:value="-0.00300000000000011">
            <text:p>-0.003</text:p>
          </table:table-cell>
          <table:table-cell table:style-name="ce20" table:formula="of:=[.I79]-[.I90]" office:value-type="float" office:value="-1.72820000000002">
            <text:p>-1.7282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table:number-columns-spanned="4" table:number-rows-spanned="1">
            <text:p>Test: <text:s text:c="2"/>: Autosuspend for USB device UHCI Host Controller [usb4] (Bad)</text:p>
          </table:table-cell>
          <table:covered-table-cell table:number-columns-repeated="2" table:style-name="ce9"/>
          <table:covered-table-cell table:style-name="ce13"/>
          <table:table-cell/>
          <table:table-cell table:style-name="ce2" office:value-type="string" table:number-columns-spanned="4" table:number-rows-spanned="1">
            <text:p>Test: <text:s text:c="2"/>: Autosuspend for USB device EHCI Host Controller [usb2] (Bad)</text:p>
          </table:table-cell>
          <table:covered-table-cell table:number-columns-repeated="2" table:style-name="ce9"/>
          <table:covered-table-cell table:style-name="ce1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2.0888">
            <text:p>32.0888</text:p>
          </table:table-cell>
          <table:table-cell office:value-type="float" office:value="58.031">
            <text:p>58.031</text:p>
          </table:table-cell>
          <table:table-cell office:value-type="float" office:value="552.9577">
            <text:p>552.9577</text:p>
          </table:table-cell>
          <table:table-cell/>
          <table:table-cell office:value-type="string">
            <text:p>Test run <text:s/>1</text:p>
          </table:table-cell>
          <table:table-cell office:value-type="float" office:value="50.5734">
            <text:p>50.5734</text:p>
          </table:table-cell>
          <table:table-cell office:value-type="float" office:value="60.012">
            <text:p>60.012</text:p>
          </table:table-cell>
          <table:table-cell office:value-type="float" office:value="842.7277">
            <text:p>842.7277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3.0989">
            <text:p>33.0989</text:p>
          </table:table-cell>
          <table:table-cell office:value-type="float" office:value="59.769">
            <text:p>59.769</text:p>
          </table:table-cell>
          <table:table-cell office:value-type="float" office:value="553.7823">
            <text:p>553.7823</text:p>
          </table:table-cell>
          <table:table-cell/>
          <table:table-cell office:value-type="string">
            <text:p>Test run <text:s/>2</text:p>
          </table:table-cell>
          <table:table-cell office:value-type="float" office:value="49.6461">
            <text:p>49.6461</text:p>
          </table:table-cell>
          <table:table-cell office:value-type="float" office:value="59.001">
            <text:p>59.001</text:p>
          </table:table-cell>
          <table:table-cell office:value-type="float" office:value="841.445">
            <text:p>841.445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2.4585">
            <text:p>32.4585</text:p>
          </table:table-cell>
          <table:table-cell office:value-type="float" office:value="58.988">
            <text:p>58.988</text:p>
          </table:table-cell>
          <table:table-cell office:value-type="float" office:value="550.2507">
            <text:p>550.2507</text:p>
          </table:table-cell>
          <table:table-cell/>
          <table:table-cell office:value-type="string">
            <text:p>Test run <text:s/>3</text:p>
          </table:table-cell>
          <table:table-cell office:value-type="float" office:value="49.9339">
            <text:p>49.9339</text:p>
          </table:table-cell>
          <table:table-cell office:value-type="float" office:value="59">
            <text:p>59</text:p>
          </table:table-cell>
          <table:table-cell office:value-type="float" office:value="846.3302">
            <text:p>846.3302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3.1328">
            <text:p>33.1328</text:p>
          </table:table-cell>
          <table:table-cell office:value-type="float" office:value="60.001">
            <text:p>60.001</text:p>
          </table:table-cell>
          <table:table-cell office:value-type="float" office:value="552.2057">
            <text:p>552.2057</text:p>
          </table:table-cell>
          <table:table-cell/>
          <table:table-cell office:value-type="string">
            <text:p>Test run <text:s/>4</text:p>
          </table:table-cell>
          <table:table-cell office:value-type="float" office:value="50.2724">
            <text:p>50.2724</text:p>
          </table:table-cell>
          <table:table-cell office:value-type="float" office:value="60.001">
            <text:p>60.001</text:p>
          </table:table-cell>
          <table:table-cell office:value-type="float" office:value="837.8563">
            <text:p>837.8563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6947">
            <text:p>32.6947</text:p>
          </table:table-cell>
          <table:table-cell office:value-type="float" office:value="59.197">
            <text:p>59.197</text:p>
          </table:table-cell>
          <table:table-cell office:value-type="float" office:value="552.2991">
            <text:p>552.2991</text:p>
          </table:table-cell>
          <table:table-cell/>
          <table:table-cell office:value-type="string">
            <text:p>Test run <text:s/>5</text:p>
          </table:table-cell>
          <table:table-cell office:value-type="float" office:value="49.2849">
            <text:p>49.2849</text:p>
          </table:table-cell>
          <table:table-cell office:value-type="float" office:value="59.001">
            <text:p>59.001</text:p>
          </table:table-cell>
          <table:table-cell office:value-type="float" office:value="835.3269">
            <text:p>835.3269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4411">
            <text:p>0.4411</text:p>
          </table:table-cell>
          <table:table-cell office:value-type="float" office:value="0.771">
            <text:p>0.771</text:p>
          </table:table-cell>
          <table:table-cell office:value-type="float" office:value="1.3075">
            <text:p>1.3075</text:p>
          </table:table-cell>
          <table:table-cell/>
          <table:table-cell office:value-type="string">
            <text:p>Average</text:p>
          </table:table-cell>
          <table:table-cell office:value-type="float" office:value="49.9421">
            <text:p>49.9421</text:p>
          </table:table-cell>
          <table:table-cell office:value-type="float" office:value="59.403">
            <text:p>59.403</text:p>
          </table:table-cell>
          <table:table-cell office:value-type="float" office:value="840.7372">
            <text:p>840.7372</text:p>
          </table:table-cell>
          <table:table-cell table:number-columns-repeated="1015"/>
        </table:table-row>
        <table:table-row table:style-name="ro3">
          <table:table-cell table:number-columns-repeated="5"/>
          <table:table-cell office:value-type="string">
            <text:p>Std.Dev.</text:p>
          </table:table-cell>
          <table:table-cell office:value-type="float" office:value="0.4533">
            <text:p>0.4533</text:p>
          </table:table-cell>
          <table:table-cell office:value-type="float" office:value="0.493">
            <text:p>0.493</text:p>
          </table:table-cell>
          <table:table-cell office:value-type="float" office:value="3.8292">
            <text:p>3.8292</text:p>
          </table:table-cell>
          <table:table-cell table:number-columns-repeated="1015"/>
        </table:table-row>
        <table:table-row table:style-name="ro5">
          <table:table-cell table:style-name="ce4" office:value-type="string" table:number-columns-spanned="4" table:number-rows-spanned="1">
            <text:p>Test: <text:s text:c="2"/>: Autosuspend for USB device UHCI Host Controller [usb4] (Good)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2"/>
          <table:table-cell table:style-name="ce4" office:value-type="string" table:number-columns-spanned="4" table:number-rows-spanned="1">
            <text:p>Test: <text:s text:c="2"/>: Autosuspend for USB device EHCI Host Controller [usb2] (Good)</text:p>
          </table:table-cell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2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2.687">
            <text:p>32.687</text:p>
          </table:table-cell>
          <table:table-cell office:value-type="float" office:value="59.015">
            <text:p>59.015</text:p>
          </table:table-cell>
          <table:table-cell office:value-type="float" office:value="553.8765">
            <text:p>553.8765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2.5578">
            <text:p>32.5578</text:p>
          </table:table-cell>
          <table:table-cell office:value-type="float" office:value="59.012">
            <text:p>59.012</text:p>
          </table:table-cell>
          <table:table-cell office:value-type="float" office:value="551.7179">
            <text:p>551.7179</text:p>
          </table:table-cell>
          <table:table-cell/>
          <table:table-cell office:value-type="string">
            <text:p>Test run <text:s/>1</text:p>
          </table:table-cell>
          <table:table-cell office:value-type="float" office:value="49.2931">
            <text:p>49.2931</text:p>
          </table:table-cell>
          <table:table-cell office:value-type="float" office:value="59.001">
            <text:p>59.001</text:p>
          </table:table-cell>
          <table:table-cell office:value-type="float" office:value="835.4583">
            <text:p>835.4583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2.3076">
            <text:p>32.3076</text:p>
          </table:table-cell>
          <table:table-cell office:value-type="float" office:value="59.001">
            <text:p>59.001</text:p>
          </table:table-cell>
          <table:table-cell office:value-type="float" office:value="547.5777">
            <text:p>547.5777</text:p>
          </table:table-cell>
          <table:table-cell/>
          <table:table-cell office:value-type="string">
            <text:p>Test run <text:s/>2</text:p>
          </table:table-cell>
          <table:table-cell office:value-type="float" office:value="49.2943">
            <text:p>49.2943</text:p>
          </table:table-cell>
          <table:table-cell office:value-type="float" office:value="59.001">
            <text:p>59.001</text:p>
          </table:table-cell>
          <table:table-cell office:value-type="float" office:value="835.4817">
            <text:p>835.4817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3.0125">
            <text:p>33.0125</text:p>
          </table:table-cell>
          <table:table-cell office:value-type="float" office:value="59.7">
            <text:p>59.7</text:p>
          </table:table-cell>
          <table:table-cell office:value-type="float" office:value="552.9736">
            <text:p>552.9736</text:p>
          </table:table-cell>
          <table:table-cell/>
          <table:table-cell office:value-type="string">
            <text:p>Test run <text:s/>3</text:p>
          </table:table-cell>
          <table:table-cell office:value-type="float" office:value="49.3331">
            <text:p>49.3331</text:p>
          </table:table-cell>
          <table:table-cell office:value-type="float" office:value="58.981">
            <text:p>58.981</text:p>
          </table:table-cell>
          <table:table-cell office:value-type="float" office:value="836.4303">
            <text:p>836.4303</text:p>
          </table:table-cell>
          <table:table-cell table:number-columns-repeated="1015"/>
        </table:table-row>
        <table:table-row table:style-name="ro3">
          <table:table-cell office:value-type="string">
            <text:p>Test run <text:s/>5</text:p>
          </table:table-cell>
          <table:table-cell office:value-type="float" office:value="32.6132">
            <text:p>32.6132</text:p>
          </table:table-cell>
          <table:table-cell office:value-type="float" office:value="58.997">
            <text:p>58.997</text:p>
          </table:table-cell>
          <table:table-cell office:value-type="float" office:value="552.7984">
            <text:p>552.7984</text:p>
          </table:table-cell>
          <table:table-cell/>
          <table:table-cell office:value-type="string">
            <text:p>Test run <text:s/>4</text:p>
          </table:table-cell>
          <table:table-cell office:value-type="float" office:value="49.4668">
            <text:p>49.4668</text:p>
          </table:table-cell>
          <table:table-cell office:value-type="float" office:value="59.001">
            <text:p>59.001</text:p>
          </table:table-cell>
          <table:table-cell office:value-type="float" office:value="838.4057">
            <text:p>838.4057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6356">
            <text:p>32.6356</text:p>
          </table:table-cell>
          <table:table-cell office:value-type="float" office:value="59.145">
            <text:p>59.145</text:p>
          </table:table-cell>
          <table:table-cell office:value-type="float" office:value="551.7888">
            <text:p>551.7888</text:p>
          </table:table-cell>
          <table:table-cell/>
          <table:table-cell office:value-type="string">
            <text:p>Test run <text:s/>5</text:p>
          </table:table-cell>
          <table:table-cell office:value-type="float" office:value="50.4029">
            <text:p>50.4029</text:p>
          </table:table-cell>
          <table:table-cell office:value-type="float" office:value="60.006">
            <text:p>60.006</text:p>
          </table:table-cell>
          <table:table-cell office:value-type="float" office:value="839.9619">
            <text:p>839.9619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2275">
            <text:p>0.2275</text:p>
          </table:table-cell>
          <table:table-cell office:value-type="float" office:value="0.278">
            <text:p>0.278</text:p>
          </table:table-cell>
          <table:table-cell office:value-type="float" office:value="2.2145">
            <text:p>2.2145</text:p>
          </table:table-cell>
          <table:table-cell/>
          <table:table-cell office:value-type="string">
            <text:p>Average</text:p>
          </table:table-cell>
          <table:table-cell office:value-type="float" office:value="49.558">
            <text:p>49.558</text:p>
          </table:table-cell>
          <table:table-cell office:value-type="float" office:value="59.198">
            <text:p>59.198</text:p>
          </table:table-cell>
          <table:table-cell office:value-type="float" office:value="837.1476">
            <text:p>837.1476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Saving</text:p>
          </table:table-cell>
          <table:table-cell table:style-name="ce10" table:formula="of:=[.B101]-[.B111]" office:value-type="float" office:value="0.0814999999999984">
            <text:p>0.0815</text:p>
          </table:table-cell>
          <table:table-cell table:style-name="ce10" table:formula="of:=[.C101]-[.C111]" office:value-type="float" office:value="0.200000000000003">
            <text:p>0.2</text:p>
          </table:table-cell>
          <table:table-cell table:style-name="ce19" table:formula="of:=[.D101]-[.D111]" office:value-type="float" office:value="-0.499300000000062">
            <text:p>-0.4993</text:p>
          </table:table-cell>
          <table:table-cell/>
          <table:table-cell office:value-type="string">
            <text:p>Std.Dev.</text:p>
          </table:table-cell>
          <table:table-cell office:value-type="float" office:value="0.4272">
            <text:p>0.4272</text:p>
          </table:table-cell>
          <table:table-cell office:value-type="float" office:value="0.404">
            <text:p>0.404</text:p>
          </table:table-cell>
          <table:table-cell office:value-type="float" office:value="1.769">
            <text:p>1.769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ce5" office:value-type="string">
            <text:p>Saving:</text:p>
          </table:table-cell>
          <table:table-cell table:style-name="ce10" table:formula="of:=[.G102]-[.G113]" office:value-type="float" office:value="0.384100000000004">
            <text:p>0.3841</text:p>
          </table:table-cell>
          <table:table-cell table:style-name="ce10" table:formula="of:=[.H102]-[.H113]" office:value-type="float" office:value="0.204999999999998">
            <text:p>0.205</text:p>
          </table:table-cell>
          <table:table-cell table:style-name="ce18" table:formula="of:=[.I102]-[.I113]" office:value-type="float" office:value="3.58960000000002">
            <text:p>3.5896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table:number-columns-spanned="4" table:number-rows-spanned="1">
            <text:p>Test: <text:s text:c="2"/>: Autosuspend for USB device UHCI Host Controller [usb5] (Bad)</text:p>
          </table:table-cell>
          <table:covered-table-cell table:number-columns-repeated="2" table:style-name="ce9"/>
          <table:covered-table-cell table:style-name="ce13"/>
          <table:table-cell/>
          <table:table-cell table:style-name="ce2" office:value-type="string" table:number-columns-spanned="4" table:number-rows-spanned="1">
            <text:p>Test: <text:s text:c="2"/>: Enable Audio codec power management (Bad)</text:p>
          </table:table-cell>
          <table:covered-table-cell table:number-columns-repeated="2" table:style-name="ce9"/>
          <table:covered-table-cell table:style-name="ce1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2.5309">
            <text:p>32.5309</text:p>
          </table:table-cell>
          <table:table-cell office:value-type="float" office:value="59.001">
            <text:p>59.001</text:p>
          </table:table-cell>
          <table:table-cell office:value-type="float" office:value="551.3585">
            <text:p>551.3585</text:p>
          </table:table-cell>
          <table:table-cell/>
          <table:table-cell office:value-type="string">
            <text:p>Test run <text:s/>1</text:p>
          </table:table-cell>
          <table:table-cell office:value-type="float" office:value="49.4487">
            <text:p>49.4487</text:p>
          </table:table-cell>
          <table:table-cell office:value-type="float" office:value="58.981">
            <text:p>58.981</text:p>
          </table:table-cell>
          <table:table-cell office:value-type="float" office:value="838.3787">
            <text:p>838.3787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3.1824">
            <text:p>33.1824</text:p>
          </table:table-cell>
          <table:table-cell office:value-type="float" office:value="60.002">
            <text:p>60.002</text:p>
          </table:table-cell>
          <table:table-cell office:value-type="float" office:value="553.025">
            <text:p>553.025</text:p>
          </table:table-cell>
          <table:table-cell/>
          <table:table-cell office:value-type="string">
            <text:p>Test run <text:s/>2</text:p>
          </table:table-cell>
          <table:table-cell office:value-type="float" office:value="49.6994">
            <text:p>49.6994</text:p>
          </table:table-cell>
          <table:table-cell office:value-type="float" office:value="59.001">
            <text:p>59.001</text:p>
          </table:table-cell>
          <table:table-cell office:value-type="float" office:value="842.3526">
            <text:p>842.3526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2.5541">
            <text:p>32.5541</text:p>
          </table:table-cell>
          <table:table-cell office:value-type="float" office:value="59">
            <text:p>59</text:p>
          </table:table-cell>
          <table:table-cell office:value-type="float" office:value="551.7603">
            <text:p>551.7603</text:p>
          </table:table-cell>
          <table:table-cell/>
          <table:table-cell office:value-type="string">
            <text:p>Test run <text:s/>3</text:p>
          </table:table-cell>
          <table:table-cell office:value-type="float" office:value="49.513">
            <text:p>49.513</text:p>
          </table:table-cell>
          <table:table-cell office:value-type="float" office:value="58.992">
            <text:p>58.992</text:p>
          </table:table-cell>
          <table:table-cell office:value-type="float" office:value="839.3123">
            <text:p>839.3123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3.1244">
            <text:p>33.1244</text:p>
          </table:table-cell>
          <table:table-cell office:value-type="float" office:value="60.001">
            <text:p>60.001</text:p>
          </table:table-cell>
          <table:table-cell office:value-type="float" office:value="552.0665">
            <text:p>552.0665</text:p>
          </table:table-cell>
          <table:table-cell/>
          <table:table-cell office:value-type="string">
            <text:p>Test run <text:s/>4</text:p>
          </table:table-cell>
          <table:table-cell office:value-type="float" office:value="49.9001">
            <text:p>49.9001</text:p>
          </table:table-cell>
          <table:table-cell office:value-type="float" office:value="59.001">
            <text:p>59.001</text:p>
          </table:table-cell>
          <table:table-cell office:value-type="float" office:value="845.7515">
            <text:p>845.7515</text:p>
          </table:table-cell>
          <table:table-cell table:number-columns-repeated="1015"/>
        </table:table-row>
        <table:table-row table:style-name="ro3">
          <table:table-cell office:value-type="string">
            <text:p>Test run <text:s/>5</text:p>
          </table:table-cell>
          <table:table-cell office:value-type="float" office:value="32.5831">
            <text:p>32.5831</text:p>
          </table:table-cell>
          <table:table-cell office:value-type="float" office:value="59.011">
            <text:p>59.011</text:p>
          </table:table-cell>
          <table:table-cell office:value-type="float" office:value="552.1547">
            <text:p>552.1547</text:p>
          </table:table-cell>
          <table:table-cell/>
          <table:table-cell office:value-type="string">
            <text:p>Test run <text:s/>5</text:p>
          </table:table-cell>
          <table:table-cell office:value-type="float" office:value="49.7081">
            <text:p>49.7081</text:p>
          </table:table-cell>
          <table:table-cell office:value-type="float" office:value="59.01">
            <text:p>59.01</text:p>
          </table:table-cell>
          <table:table-cell office:value-type="float" office:value="842.3687">
            <text:p>842.3687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795">
            <text:p>32.795</text:p>
          </table:table-cell>
          <table:table-cell office:value-type="float" office:value="59.403">
            <text:p>59.403</text:p>
          </table:table-cell>
          <table:table-cell office:value-type="float" office:value="552.073">
            <text:p>552.073</text:p>
          </table:table-cell>
          <table:table-cell/>
          <table:table-cell office:value-type="string">
            <text:p>Average</text:p>
          </table:table-cell>
          <table:table-cell office:value-type="float" office:value="49.6539">
            <text:p>49.6539</text:p>
          </table:table-cell>
          <table:table-cell office:value-type="float" office:value="58.997">
            <text:p>58.997</text:p>
          </table:table-cell>
          <table:table-cell office:value-type="float" office:value="841.6327">
            <text:p>841.6327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2937">
            <text:p>0.2937</text:p>
          </table:table-cell>
          <table:table-cell office:value-type="float" office:value="0.488">
            <text:p>0.488</text:p>
          </table:table-cell>
          <table:table-cell office:value-type="float" office:value="0.5516">
            <text:p>0.5516</text:p>
          </table:table-cell>
          <table:table-cell/>
          <table:table-cell office:value-type="string">
            <text:p>Std.Dev.</text:p>
          </table:table-cell>
          <table:table-cell office:value-type="float" office:value="0.1597">
            <text:p>0.1597</text:p>
          </table:table-cell>
          <table:table-cell office:value-type="float" office:value="0.01">
            <text:p>0.01</text:p>
          </table:table-cell>
          <table:table-cell office:value-type="float" office:value="2.6076">
            <text:p>2.6076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5">
          <table:table-cell table:style-name="ce4" office:value-type="string" table:number-columns-spanned="4" table:number-rows-spanned="1">
            <text:p>Test: <text:s text:c="2"/>: Autosuspend for USB device UHCI Host Controller [usb5] (Good)</text:p>
          </table:table-cell>
          <table:covered-table-cell table:number-columns-repeated="3"/>
          <table:table-cell/>
          <table:table-cell table:style-name="ce4" office:value-type="string" table:number-columns-spanned="4" table:number-rows-spanned="1">
            <text:p>Test: <text:s text:c="2"/>: Enable Audio codec power management (Good)</text:p>
          </table:table-cell>
          <table:covered-table-cell table:number-columns-repeated="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2.5702">
            <text:p>32.5702</text:p>
          </table:table-cell>
          <table:table-cell office:value-type="float" office:value="58.996">
            <text:p>58.996</text:p>
          </table:table-cell>
          <table:table-cell office:value-type="float" office:value="552.075">
            <text:p>552.075</text:p>
          </table:table-cell>
          <table:table-cell/>
          <table:table-cell office:value-type="string">
            <text:p>Test run <text:s/>1</text:p>
          </table:table-cell>
          <table:table-cell office:value-type="float" office:value="50.1888">
            <text:p>50.1888</text:p>
          </table:table-cell>
          <table:table-cell office:value-type="float" office:value="60.001">
            <text:p>60.001</text:p>
          </table:table-cell>
          <table:table-cell office:value-type="float" office:value="836.465">
            <text:p>836.465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2.4882">
            <text:p>32.4882</text:p>
          </table:table-cell>
          <table:table-cell office:value-type="float" office:value="58.988">
            <text:p>58.988</text:p>
          </table:table-cell>
          <table:table-cell office:value-type="float" office:value="550.7552">
            <text:p>550.7552</text:p>
          </table:table-cell>
          <table:table-cell/>
          <table:table-cell office:value-type="string">
            <text:p>Test run <text:s/>2</text:p>
          </table:table-cell>
          <table:table-cell office:value-type="float" office:value="49.4718">
            <text:p>49.4718</text:p>
          </table:table-cell>
          <table:table-cell office:value-type="float" office:value="59.001">
            <text:p>59.001</text:p>
          </table:table-cell>
          <table:table-cell office:value-type="float" office:value="838.4871">
            <text:p>838.4871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3.216">
            <text:p>33.216</text:p>
          </table:table-cell>
          <table:table-cell office:value-type="float" office:value="60.002">
            <text:p>60.002</text:p>
          </table:table-cell>
          <table:table-cell office:value-type="float" office:value="553.5795">
            <text:p>553.5795</text:p>
          </table:table-cell>
          <table:table-cell/>
          <table:table-cell office:value-type="string">
            <text:p>Test run <text:s/>3</text:p>
          </table:table-cell>
          <table:table-cell office:value-type="float" office:value="49.3873">
            <text:p>49.3873</text:p>
          </table:table-cell>
          <table:table-cell office:value-type="float" office:value="59.011">
            <text:p>59.011</text:p>
          </table:table-cell>
          <table:table-cell office:value-type="float" office:value="836.9097">
            <text:p>836.9097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2.5062">
            <text:p>32.5062</text:p>
          </table:table-cell>
          <table:table-cell office:value-type="float" office:value="58.992">
            <text:p>58.992</text:p>
          </table:table-cell>
          <table:table-cell office:value-type="float" office:value="551.0237">
            <text:p>551.0237</text:p>
          </table:table-cell>
          <table:table-cell/>
          <table:table-cell office:value-type="string">
            <text:p>Test run <text:s/>4</text:p>
          </table:table-cell>
          <table:table-cell office:value-type="float" office:value="50.2509">
            <text:p>50.2509</text:p>
          </table:table-cell>
          <table:table-cell office:value-type="float" office:value="59.991">
            <text:p>59.991</text:p>
          </table:table-cell>
          <table:table-cell office:value-type="float" office:value="837.6475">
            <text:p>837.6475</text:p>
          </table:table-cell>
          <table:table-cell table:number-columns-repeated="1015"/>
        </table:table-row>
        <table:table-row table:style-name="ro3">
          <table:table-cell office:value-type="string">
            <text:p>Test run <text:s/>5</text:p>
          </table:table-cell>
          <table:table-cell office:value-type="float" office:value="33.8989">
            <text:p>33.8989</text:p>
          </table:table-cell>
          <table:table-cell office:value-type="float" office:value="61.202">
            <text:p>61.202</text:p>
          </table:table-cell>
          <table:table-cell office:value-type="float" office:value="553.8815">
            <text:p>553.8815</text:p>
          </table:table-cell>
          <table:table-cell/>
          <table:table-cell office:value-type="string">
            <text:p>Test run <text:s/>5</text:p>
          </table:table-cell>
          <table:table-cell office:value-type="float" office:value="49.4839">
            <text:p>49.4839</text:p>
          </table:table-cell>
          <table:table-cell office:value-type="float" office:value="58.992">
            <text:p>58.992</text:p>
          </table:table-cell>
          <table:table-cell office:value-type="float" office:value="838.8177">
            <text:p>838.8177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9359">
            <text:p>32.9359</text:p>
          </table:table-cell>
          <table:table-cell office:value-type="float" office:value="59.636">
            <text:p>59.636</text:p>
          </table:table-cell>
          <table:table-cell office:value-type="float" office:value="552.263">
            <text:p>552.263</text:p>
          </table:table-cell>
          <table:table-cell/>
          <table:table-cell office:value-type="string">
            <text:p>Average</text:p>
          </table:table-cell>
          <table:table-cell office:value-type="float" office:value="49.7565">
            <text:p>49.7565</text:p>
          </table:table-cell>
          <table:table-cell office:value-type="float" office:value="59.399">
            <text:p>59.399</text:p>
          </table:table-cell>
          <table:table-cell office:value-type="float" office:value="837.6654">
            <text:p>837.6654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5522">
            <text:p>0.5522</text:p>
          </table:table-cell>
          <table:table-cell office:value-type="float" office:value="0.875">
            <text:p>0.875</text:p>
          </table:table-cell>
          <table:table-cell office:value-type="float" office:value="1.2804">
            <text:p>1.2804</text:p>
          </table:table-cell>
          <table:table-cell/>
          <table:table-cell office:value-type="string">
            <text:p>Std.Dev.</text:p>
          </table:table-cell>
          <table:table-cell office:value-type="float" office:value="0.3803">
            <text:p>0.3803</text:p>
          </table:table-cell>
          <table:table-cell office:value-type="float" office:value="0.487">
            <text:p>0.487</text:p>
          </table:table-cell>
          <table:table-cell office:value-type="float" office:value="0.8962">
            <text:p>0.8962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Saving</text:p>
          </table:table-cell>
          <table:table-cell table:style-name="ce10" table:formula="of:=[.B125]-[.B136]" office:value-type="float" office:value="-0.140899999999995">
            <text:p>-0.1409</text:p>
          </table:table-cell>
          <table:table-cell table:style-name="ce10" table:formula="of:=[.C125]-[.C136]" office:value-type="float" office:value="-0.233000000000004">
            <text:p>-0.233</text:p>
          </table:table-cell>
          <table:table-cell table:style-name="ce20" table:formula="of:=[.D125]-[.D136]" office:value-type="float" office:value="-0.190000000000055">
            <text:p>-0.19</text:p>
          </table:table-cell>
          <table:table-cell/>
          <table:table-cell table:style-name="ce5" office:value-type="string">
            <text:p>Saving:</text:p>
          </table:table-cell>
          <table:table-cell table:style-name="ce10" table:formula="of:=[.G125]-[.G136]" office:value-type="float" office:value="-0.102600000000002">
            <text:p>-0.1026</text:p>
          </table:table-cell>
          <table:table-cell table:style-name="ce10" table:formula="of:=[.H125]-[.H136]" office:value-type="float" office:value="-0.402000000000001">
            <text:p>-0.402</text:p>
          </table:table-cell>
          <table:table-cell table:style-name="ce18" table:formula="of:=[.I125]-[.I136]" office:value-type="float" office:value="3.96730000000002">
            <text:p>3.9673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21"/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table:number-columns-spanned="4" table:number-rows-spanned="1">
            <text:p>Test: <text:s text:c="2"/>: Runtime PM for PCI Device Atheros Communications Inc. AR9285 Wireless Network Adapter (PCI-Express) (Bad)</text:p>
          </table:table-cell>
          <table:covered-table-cell table:number-columns-repeated="2" table:style-name="ce9"/>
          <table:covered-table-cell table:style-name="ce13"/>
          <table:table-cell/>
          <table:table-cell table:style-name="ce2" office:value-type="string" table:number-columns-spanned="4" table:number-rows-spanned="1">
            <text:p>Test: <text:s text:c="2"/>: Enable SATA link power management for /dev/sda (Bad)</text:p>
          </table:table-cell>
          <table:covered-table-cell table:number-columns-repeated="2" table:style-name="ce9"/>
          <table:covered-table-cell table:style-name="ce1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table:style-name="ce6" office:value-type="float" office:value="32.972">
            <text:p>32.972</text:p>
          </table:table-cell>
          <table:table-cell table:style-name="ce6" office:value-type="float" office:value="59.63">
            <text:p>59.63</text:p>
          </table:table-cell>
          <table:table-cell office:value-type="float" office:value="552.9473">
            <text:p>552.9473</text:p>
          </table:table-cell>
          <table:table-cell/>
          <table:table-cell office:value-type="string">
            <text:p>Test run <text:s/>1</text:p>
          </table:table-cell>
          <table:table-cell office:value-type="float" office:value="48.3866">
            <text:p>48.3866</text:p>
          </table:table-cell>
          <table:table-cell office:value-type="float" office:value="59.001">
            <text:p>59.001</text:p>
          </table:table-cell>
          <table:table-cell office:value-type="float" office:value="820.0982">
            <text:p>820.0982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2.5242">
            <text:p>32.5242</text:p>
          </table:table-cell>
          <table:table-cell office:value-type="float" office:value="59">
            <text:p>59</text:p>
          </table:table-cell>
          <table:table-cell office:value-type="float" office:value="551.2564">
            <text:p>551.2564</text:p>
          </table:table-cell>
          <table:table-cell/>
          <table:table-cell office:value-type="string">
            <text:p>Test run <text:s/>2</text:p>
          </table:table-cell>
          <table:table-cell office:value-type="float" office:value="48.4956">
            <text:p>48.4956</text:p>
          </table:table-cell>
          <table:table-cell office:value-type="float" office:value="59.001">
            <text:p>59.001</text:p>
          </table:table-cell>
          <table:table-cell office:value-type="float" office:value="821.9506">
            <text:p>821.9506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2.5697">
            <text:p>32.5697</text:p>
          </table:table-cell>
          <table:table-cell office:value-type="float" office:value="59.002">
            <text:p>59.002</text:p>
          </table:table-cell>
          <table:table-cell office:value-type="float" office:value="552.0098">
            <text:p>552.0098</text:p>
          </table:table-cell>
          <table:table-cell/>
          <table:table-cell office:value-type="string">
            <text:p>Test run <text:s/>3</text:p>
          </table:table-cell>
          <table:table-cell office:value-type="float" office:value="48.511">
            <text:p>48.511</text:p>
          </table:table-cell>
          <table:table-cell office:value-type="float" office:value="59">
            <text:p>59</text:p>
          </table:table-cell>
          <table:table-cell office:value-type="float" office:value="822.2189">
            <text:p>822.2189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2.6225">
            <text:p>32.6225</text:p>
          </table:table-cell>
          <table:table-cell office:value-type="float" office:value="58.995">
            <text:p>58.995</text:p>
          </table:table-cell>
          <table:table-cell office:value-type="float" office:value="552.9674">
            <text:p>552.9674</text:p>
          </table:table-cell>
          <table:table-cell/>
          <table:table-cell office:value-type="string">
            <text:p>Test run <text:s/>4</text:p>
          </table:table-cell>
          <table:table-cell office:value-type="float" office:value="48.3408">
            <text:p>48.3408</text:p>
          </table:table-cell>
          <table:table-cell office:value-type="float" office:value="59.011">
            <text:p>59.011</text:p>
          </table:table-cell>
          <table:table-cell office:value-type="float" office:value="819.181">
            <text:p>819.181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6721">
            <text:p>32.6721</text:p>
          </table:table-cell>
          <table:table-cell office:value-type="float" office:value="59.157">
            <text:p>59.157</text:p>
          </table:table-cell>
          <table:table-cell office:value-type="float" office:value="552.2952">
            <text:p>552.2952</text:p>
          </table:table-cell>
          <table:table-cell/>
          <table:table-cell office:value-type="string">
            <text:p>Test run <text:s/>5</text:p>
          </table:table-cell>
          <table:table-cell office:value-type="float" office:value="48.771">
            <text:p>48.771</text:p>
          </table:table-cell>
          <table:table-cell office:value-type="float" office:value="59">
            <text:p>59</text:p>
          </table:table-cell>
          <table:table-cell office:value-type="float" office:value="826.6261">
            <text:p>826.6261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1766">
            <text:p>0.1766</text:p>
          </table:table-cell>
          <table:table-cell office:value-type="float" office:value="0.273">
            <text:p>0.273</text:p>
          </table:table-cell>
          <table:table-cell office:value-type="float" office:value="0.7137">
            <text:p>0.7137</text:p>
          </table:table-cell>
          <table:table-cell/>
          <table:table-cell office:value-type="string">
            <text:p>Average</text:p>
          </table:table-cell>
          <table:table-cell office:value-type="float" office:value="48.501">
            <text:p>48.501</text:p>
          </table:table-cell>
          <table:table-cell office:value-type="float" office:value="59.003">
            <text:p>59.003</text:p>
          </table:table-cell>
          <table:table-cell office:value-type="float" office:value="822.015">
            <text:p>822.015</text:p>
          </table:table-cell>
          <table:table-cell table:number-columns-repeated="1015"/>
        </table:table-row>
        <table:table-row table:style-name="ro3">
          <table:table-cell table:number-columns-repeated="5"/>
          <table:table-cell office:value-type="string">
            <text:p>Std.Dev.</text:p>
          </table:table-cell>
          <table:table-cell office:value-type="float" office:value="0.1495">
            <text:p>0.1495</text:p>
          </table:table-cell>
          <table:table-cell office:value-type="float" office:value="0.004">
            <text:p>0.004</text:p>
          </table:table-cell>
          <table:table-cell office:value-type="float" office:value="2.5696">
            <text:p>2.5696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8">
          <table:table-cell table:style-name="ce4" office:value-type="string" table:number-columns-spanned="4" table:number-rows-spanned="1">
            <text:p>Test: <text:s text:c="2"/>: Runtime PM for PCI Device Atheros Communications Inc. AR9285 Wireless Network Adapter (PCI-Express) (Good)</text:p>
          </table:table-cell>
          <table:covered-table-cell table:number-columns-repeated="3"/>
          <table:table-cell/>
          <table:table-cell table:style-name="ce4" office:value-type="string" table:number-columns-spanned="4" table:number-rows-spanned="1">
            <text:p>Test: <text:s text:c="2"/>: Enable SATA link power management for /dev/sda (Good)</text:p>
          </table:table-cell>
          <table:covered-table-cell table:number-columns-repeated="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3.249">
            <text:p>33.249</text:p>
          </table:table-cell>
          <table:table-cell office:value-type="float" office:value="59.99">
            <text:p>59.99</text:p>
          </table:table-cell>
          <table:table-cell office:value-type="float" office:value="554.2425">
            <text:p>554.2425</text:p>
          </table:table-cell>
          <table:table-cell/>
          <table:table-cell office:value-type="string">
            <text:p>Test run <text:s/>1</text:p>
          </table:table-cell>
          <table:table-cell office:value-type="float" office:value="48.5593">
            <text:p>48.5593</text:p>
          </table:table-cell>
          <table:table-cell office:value-type="float" office:value="58.981">
            <text:p>58.981</text:p>
          </table:table-cell>
          <table:table-cell office:value-type="float" office:value="823.3082">
            <text:p>823.3082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2.6187">
            <text:p>32.6187</text:p>
          </table:table-cell>
          <table:table-cell office:value-type="float" office:value="58.984">
            <text:p>58.984</text:p>
          </table:table-cell>
          <table:table-cell office:value-type="float" office:value="553.0106">
            <text:p>553.0106</text:p>
          </table:table-cell>
          <table:table-cell/>
          <table:table-cell office:value-type="string">
            <text:p>Test run <text:s/>2</text:p>
          </table:table-cell>
          <table:table-cell office:value-type="float" office:value="48.0857">
            <text:p>48.0857</text:p>
          </table:table-cell>
          <table:table-cell office:value-type="float" office:value="59.001">
            <text:p>59.001</text:p>
          </table:table-cell>
          <table:table-cell office:value-type="float" office:value="815.0016">
            <text:p>815.0016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29.8901">
            <text:p>29.8901</text:p>
          </table:table-cell>
          <table:table-cell office:value-type="float" office:value="54.03">
            <text:p>54.03</text:p>
          </table:table-cell>
          <table:table-cell office:value-type="float" office:value="553.2168">
            <text:p>553.2168</text:p>
          </table:table-cell>
          <table:table-cell/>
          <table:table-cell office:value-type="string">
            <text:p>Test run <text:s/>3</text:p>
          </table:table-cell>
          <table:table-cell office:value-type="float" office:value="48.2334">
            <text:p>48.2334</text:p>
          </table:table-cell>
          <table:table-cell office:value-type="float" office:value="59.001">
            <text:p>59.001</text:p>
          </table:table-cell>
          <table:table-cell office:value-type="float" office:value="817.5003">
            <text:p>817.5003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2.6024">
            <text:p>32.6024</text:p>
          </table:table-cell>
          <table:table-cell office:value-type="float" office:value="58.993">
            <text:p>58.993</text:p>
          </table:table-cell>
          <table:table-cell office:value-type="float" office:value="552.6493">
            <text:p>552.6493</text:p>
          </table:table-cell>
          <table:table-cell/>
          <table:table-cell office:value-type="string">
            <text:p>Test run <text:s/>4</text:p>
          </table:table-cell>
          <table:table-cell office:value-type="float" office:value="48.1431">
            <text:p>48.1431</text:p>
          </table:table-cell>
          <table:table-cell office:value-type="float" office:value="58.991">
            <text:p>58.991</text:p>
          </table:table-cell>
          <table:table-cell office:value-type="float" office:value="816.1084">
            <text:p>816.1084</text:p>
          </table:table-cell>
          <table:table-cell table:number-columns-repeated="1015"/>
        </table:table-row>
        <table:table-row table:style-name="ro3">
          <table:table-cell office:value-type="string">
            <text:p>Test run <text:s/>5</text:p>
          </table:table-cell>
          <table:table-cell office:value-type="float" office:value="32.5498">
            <text:p>32.5498</text:p>
          </table:table-cell>
          <table:table-cell office:value-type="float" office:value="58.993">
            <text:p>58.993</text:p>
          </table:table-cell>
          <table:table-cell office:value-type="float" office:value="551.7611">
            <text:p>551.7611</text:p>
          </table:table-cell>
          <table:table-cell/>
          <table:table-cell office:value-type="string">
            <text:p>Test run <text:s/>5</text:p>
          </table:table-cell>
          <table:table-cell office:value-type="float" office:value="48.3766">
            <text:p>48.3766</text:p>
          </table:table-cell>
          <table:table-cell office:value-type="float" office:value="59.001">
            <text:p>59.001</text:p>
          </table:table-cell>
          <table:table-cell office:value-type="float" office:value="819.9304">
            <text:p>819.9304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182">
            <text:p>32.182</text:p>
          </table:table-cell>
          <table:table-cell office:value-type="float" office:value="58.198">
            <text:p>58.198</text:p>
          </table:table-cell>
          <table:table-cell office:value-type="float" office:value="552.9761">
            <text:p>552.9761</text:p>
          </table:table-cell>
          <table:table-cell/>
          <table:table-cell office:value-type="string">
            <text:p>Average</text:p>
          </table:table-cell>
          <table:table-cell office:value-type="float" office:value="48.2796">
            <text:p>48.2796</text:p>
          </table:table-cell>
          <table:table-cell office:value-type="float" office:value="58.995">
            <text:p>58.995</text:p>
          </table:table-cell>
          <table:table-cell office:value-type="float" office:value="818.3698">
            <text:p>818.3698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1.1742">
            <text:p>1.1742</text:p>
          </table:table-cell>
          <table:table-cell office:value-type="float" office:value="2.12">
            <text:p>2.12</text:p>
          </table:table-cell>
          <table:table-cell office:value-type="float" office:value="0.8057">
            <text:p>0.8057</text:p>
          </table:table-cell>
          <table:table-cell/>
          <table:table-cell office:value-type="string">
            <text:p>Std.Dev.</text:p>
          </table:table-cell>
          <table:table-cell office:value-type="float" office:value="0.1709">
            <text:p>0.1709</text:p>
          </table:table-cell>
          <table:table-cell office:value-type="float" office:value="0.008">
            <text:p>0.008</text:p>
          </table:table-cell>
          <table:table-cell office:value-type="float" office:value="2.9678">
            <text:p>2.9678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Saving</text:p>
          </table:table-cell>
          <table:table-cell table:style-name="ce10" table:formula="of:=[.B147]-[.B159]" office:value-type="float" office:value="0.490099999999998">
            <text:p>0.4901</text:p>
          </table:table-cell>
          <table:table-cell table:style-name="ce10" table:formula="of:=[.C147]-[.C159]" office:value-type="float" office:value="0.958999999999996">
            <text:p>0.959</text:p>
          </table:table-cell>
          <table:table-cell table:style-name="ce19" table:formula="of:=[.D147]-[.D159]" office:value-type="float" office:value="-0.680899999999951">
            <text:p>-0.6809</text:p>
          </table:table-cell>
          <table:table-cell/>
          <table:table-cell table:style-name="ce5" office:value-type="string">
            <text:p>Saving:</text:p>
          </table:table-cell>
          <table:table-cell table:style-name="ce10" table:formula="of:=[.G148]-[.G159]" office:value-type="float" office:value="0.221399999999996">
            <text:p>0.2214</text:p>
          </table:table-cell>
          <table:table-cell table:style-name="ce10" table:formula="of:=[.H148]-[.H159]" office:value-type="float" office:value="0.00800000000000267">
            <text:p>0.008</text:p>
          </table:table-cell>
          <table:table-cell table:style-name="ce18" table:formula="of:=[.I148]-[.I159]" office:value-type="float" office:value="3.64519999999993">
            <text:p>3.6452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table:number-columns-spanned="4" table:number-rows-spanned="1">
            <text:p>Test: <text:s text:c="2"/>: Runtime PM for PCI Device Intel Corporation N10 Family DMI Bridge (Bad)</text:p>
          </table:table-cell>
          <table:covered-table-cell table:number-columns-repeated="2" table:style-name="ce9"/>
          <table:covered-table-cell table:style-name="ce13"/>
          <table:table-cell/>
          <table:table-cell table:style-name="ce27" office:value-type="string" table:number-columns-spanned="4" table:number-rows-spanned="1">
            <text:p>Test: <text:s text:c="2"/>: Power Aware CPU scheduler (Bad)</text:p>
          </table:table-cell>
          <table:covered-table-cell table:number-columns-repeated="2" table:style-name="ce9"/>
          <table:covered-table-cell table:style-name="ce1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2.5098">
            <text:p>32.5098</text:p>
          </table:table-cell>
          <table:table-cell office:value-type="float" office:value="58.789">
            <text:p>58.789</text:p>
          </table:table-cell>
          <table:table-cell office:value-type="float" office:value="552.9942">
            <text:p>552.9942</text:p>
          </table:table-cell>
          <table:table-cell/>
          <table:table-cell office:value-type="string">
            <text:p>Test run <text:s/>1</text:p>
          </table:table-cell>
          <table:table-cell office:value-type="float" office:value="48.3342">
            <text:p>48.3342</text:p>
          </table:table-cell>
          <table:table-cell office:value-type="float" office:value="59.012">
            <text:p>59.012</text:p>
          </table:table-cell>
          <table:table-cell office:value-type="float" office:value="819.0606">
            <text:p>819.0606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3.3403">
            <text:p>33.3403</text:p>
          </table:table-cell>
          <table:table-cell office:value-type="float" office:value="60.387">
            <text:p>60.387</text:p>
          </table:table-cell>
          <table:table-cell office:value-type="float" office:value="552.1123">
            <text:p>552.1123</text:p>
          </table:table-cell>
          <table:table-cell/>
          <table:table-cell office:value-type="string">
            <text:p>Test run <text:s/>2</text:p>
          </table:table-cell>
          <table:table-cell office:value-type="float" office:value="48.9461">
            <text:p>48.9461</text:p>
          </table:table-cell>
          <table:table-cell office:value-type="float" office:value="59.99">
            <text:p>59.99</text:p>
          </table:table-cell>
          <table:table-cell office:value-type="float" office:value="815.9018">
            <text:p>815.9018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2.6061">
            <text:p>32.6061</text:p>
          </table:table-cell>
          <table:table-cell office:value-type="float" office:value="58.992">
            <text:p>58.992</text:p>
          </table:table-cell>
          <table:table-cell office:value-type="float" office:value="552.7219">
            <text:p>552.7219</text:p>
          </table:table-cell>
          <table:table-cell/>
          <table:table-cell office:value-type="string">
            <text:p>Test run <text:s/>3</text:p>
          </table:table-cell>
          <table:table-cell office:value-type="float" office:value="48.3625">
            <text:p>48.3625</text:p>
          </table:table-cell>
          <table:table-cell office:value-type="float" office:value="59.001">
            <text:p>59.001</text:p>
          </table:table-cell>
          <table:table-cell office:value-type="float" office:value="819.691">
            <text:p>819.691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3.2433">
            <text:p>33.2433</text:p>
          </table:table-cell>
          <table:table-cell office:value-type="float" office:value="60.013">
            <text:p>60.013</text:p>
          </table:table-cell>
          <table:table-cell office:value-type="float" office:value="553.9343">
            <text:p>553.9343</text:p>
          </table:table-cell>
          <table:table-cell/>
          <table:table-cell office:value-type="string">
            <text:p>Test run <text:s/>4</text:p>
          </table:table-cell>
          <table:table-cell office:value-type="float" office:value="48.3599">
            <text:p>48.3599</text:p>
          </table:table-cell>
          <table:table-cell office:value-type="float" office:value="59.001">
            <text:p>59.001</text:p>
          </table:table-cell>
          <table:table-cell office:value-type="float" office:value="819.6477">
            <text:p>819.6477</text:p>
          </table:table-cell>
          <table:table-cell table:number-columns-repeated="1015"/>
        </table:table-row>
        <table:table-row table:style-name="ro3">
          <table:table-cell office:value-type="string">
            <text:p>Test run <text:s/>5</text:p>
          </table:table-cell>
          <table:table-cell office:value-type="float" office:value="32.5788">
            <text:p>32.5788</text:p>
          </table:table-cell>
          <table:table-cell office:value-type="float" office:value="58.991">
            <text:p>58.991</text:p>
          </table:table-cell>
          <table:table-cell office:value-type="float" office:value="552.2669">
            <text:p>552.2669</text:p>
          </table:table-cell>
          <table:table-cell/>
          <table:table-cell office:value-type="string">
            <text:p>Test run <text:s/>5</text:p>
          </table:table-cell>
          <table:table-cell office:value-type="float" office:value="48.4369">
            <text:p>48.4369</text:p>
          </table:table-cell>
          <table:table-cell office:value-type="float" office:value="59.001">
            <text:p>59.001</text:p>
          </table:table-cell>
          <table:table-cell office:value-type="float" office:value="820.9531">
            <text:p>820.9531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8557">
            <text:p>32.8557</text:p>
          </table:table-cell>
          <table:table-cell office:value-type="float" office:value="59.434">
            <text:p>59.434</text:p>
          </table:table-cell>
          <table:table-cell office:value-type="float" office:value="552.8059">
            <text:p>552.8059</text:p>
          </table:table-cell>
          <table:table-cell/>
          <table:table-cell office:value-type="string">
            <text:p>Average</text:p>
          </table:table-cell>
          <table:table-cell office:value-type="float" office:value="48.4879">
            <text:p>48.4879</text:p>
          </table:table-cell>
          <table:table-cell office:value-type="float" office:value="59.201">
            <text:p>59.201</text:p>
          </table:table-cell>
          <table:table-cell office:value-type="float" office:value="819.0508">
            <text:p>819.0508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3588">
            <text:p>0.3588</text:p>
          </table:table-cell>
          <table:table-cell office:value-type="float" office:value="0.641">
            <text:p>0.641</text:p>
          </table:table-cell>
          <table:table-cell office:value-type="float" office:value="0.6461">
            <text:p>0.6461</text:p>
          </table:table-cell>
          <table:table-cell/>
          <table:table-cell office:value-type="string">
            <text:p>Std.Dev.</text:p>
          </table:table-cell>
          <table:table-cell office:value-type="float" office:value="0.2316">
            <text:p>0.2316</text:p>
          </table:table-cell>
          <table:table-cell office:value-type="float" office:value="0.395">
            <text:p>0.395</text:p>
          </table:table-cell>
          <table:table-cell office:value-type="float" office:value="1.6912">
            <text:p>1.6912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5">
          <table:table-cell table:style-name="ce4" office:value-type="string" table:number-columns-spanned="4" table:number-rows-spanned="1">
            <text:p>Test: <text:s text:c="2"/>: Runtime PM for PCI Device Intel Corporation N10 Family DMI Bridge (Good)</text:p>
          </table:table-cell>
          <table:covered-table-cell table:number-columns-repeated="3"/>
          <table:table-cell/>
          <table:table-cell table:style-name="ce28" office:value-type="string" table:number-columns-spanned="4" table:number-rows-spanned="1">
            <text:p>Test: <text:s text:c="2"/>: Power Aware CPU scheduler (Good)</text:p>
          </table:table-cell>
          <table:covered-table-cell table:number-columns-repeated="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3.2105">
            <text:p>33.2105</text:p>
          </table:table-cell>
          <table:table-cell office:value-type="float" office:value="59.972">
            <text:p>59.972</text:p>
          </table:table-cell>
          <table:table-cell office:value-type="float" office:value="553.7645">
            <text:p>553.7645</text:p>
          </table:table-cell>
          <table:table-cell/>
          <table:table-cell office:value-type="string">
            <text:p>Test run <text:s/>1</text:p>
          </table:table-cell>
          <table:table-cell office:value-type="float" office:value="48.606">
            <text:p>48.606</text:p>
          </table:table-cell>
          <table:table-cell office:value-type="float" office:value="58.99">
            <text:p>58.99</text:p>
          </table:table-cell>
          <table:table-cell office:value-type="float" office:value="823.9649">
            <text:p>823.9649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2.5757">
            <text:p>32.5757</text:p>
          </table:table-cell>
          <table:table-cell office:value-type="float" office:value="58.997">
            <text:p>58.997</text:p>
          </table:table-cell>
          <table:table-cell office:value-type="float" office:value="552.1613">
            <text:p>552.1613</text:p>
          </table:table-cell>
          <table:table-cell/>
          <table:table-cell office:value-type="string">
            <text:p>Test run <text:s/>2</text:p>
          </table:table-cell>
          <table:table-cell office:value-type="float" office:value="48.5937">
            <text:p>48.5937</text:p>
          </table:table-cell>
          <table:table-cell office:value-type="float" office:value="59.001">
            <text:p>59.001</text:p>
          </table:table-cell>
          <table:table-cell office:value-type="float" office:value="823.6056">
            <text:p>823.6056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3.3005">
            <text:p>33.3005</text:p>
          </table:table-cell>
          <table:table-cell office:value-type="float" office:value="60.001">
            <text:p>60.001</text:p>
          </table:table-cell>
          <table:table-cell office:value-type="float" office:value="554.9992">
            <text:p>554.9992</text:p>
          </table:table-cell>
          <table:table-cell/>
          <table:table-cell office:value-type="string">
            <text:p>Test run <text:s/>3</text:p>
          </table:table-cell>
          <table:table-cell office:value-type="float" office:value="48.0781">
            <text:p>48.0781</text:p>
          </table:table-cell>
          <table:table-cell office:value-type="float" office:value="59.001">
            <text:p>59.001</text:p>
          </table:table-cell>
          <table:table-cell office:value-type="float" office:value="814.8688">
            <text:p>814.8688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2.6086">
            <text:p>32.6086</text:p>
          </table:table-cell>
          <table:table-cell office:value-type="float" office:value="58.995">
            <text:p>58.995</text:p>
          </table:table-cell>
          <table:table-cell office:value-type="float" office:value="552.7387">
            <text:p>552.7387</text:p>
          </table:table-cell>
          <table:table-cell/>
          <table:table-cell office:value-type="string">
            <text:p>Test run <text:s/>4</text:p>
          </table:table-cell>
          <table:table-cell office:value-type="float" office:value="48.2545">
            <text:p>48.2545</text:p>
          </table:table-cell>
          <table:table-cell office:value-type="float" office:value="59.001">
            <text:p>59.001</text:p>
          </table:table-cell>
          <table:table-cell office:value-type="float" office:value="817.8601">
            <text:p>817.8601</text:p>
          </table:table-cell>
          <table:table-cell table:number-columns-repeated="1015"/>
        </table:table-row>
        <table:table-row table:style-name="ro3">
          <table:table-cell office:value-type="string">
            <text:p>Test run <text:s/>5</text:p>
          </table:table-cell>
          <table:table-cell office:value-type="float" office:value="33.207">
            <text:p>33.207</text:p>
          </table:table-cell>
          <table:table-cell office:value-type="float" office:value="59.999">
            <text:p>59.999</text:p>
          </table:table-cell>
          <table:table-cell office:value-type="float" office:value="553.4571">
            <text:p>553.4571</text:p>
          </table:table-cell>
          <table:table-cell/>
          <table:table-cell office:value-type="string">
            <text:p>Test run <text:s/>5</text:p>
          </table:table-cell>
          <table:table-cell office:value-type="float" office:value="48.1238">
            <text:p>48.1238</text:p>
          </table:table-cell>
          <table:table-cell office:value-type="float" office:value="59.01">
            <text:p>59.01</text:p>
          </table:table-cell>
          <table:table-cell office:value-type="float" office:value="815.5147">
            <text:p>815.5147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9804">
            <text:p>32.9804</text:p>
          </table:table-cell>
          <table:table-cell office:value-type="float" office:value="59.593">
            <text:p>59.593</text:p>
          </table:table-cell>
          <table:table-cell office:value-type="float" office:value="553.4242">
            <text:p>553.4242</text:p>
          </table:table-cell>
          <table:table-cell/>
          <table:table-cell office:value-type="string">
            <text:p>Average</text:p>
          </table:table-cell>
          <table:table-cell office:value-type="float" office:value="48.3312">
            <text:p>48.3312</text:p>
          </table:table-cell>
          <table:table-cell office:value-type="float" office:value="59.001">
            <text:p>59.001</text:p>
          </table:table-cell>
          <table:table-cell office:value-type="float" office:value="819.1628">
            <text:p>819.1628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319">
            <text:p>0.319</text:p>
          </table:table-cell>
          <table:table-cell office:value-type="float" office:value="0.488">
            <text:p>0.488</text:p>
          </table:table-cell>
          <table:table-cell office:value-type="float" office:value="0.9656">
            <text:p>0.9656</text:p>
          </table:table-cell>
          <table:table-cell/>
          <table:table-cell office:value-type="string">
            <text:p>Std.Dev.</text:p>
          </table:table-cell>
          <table:table-cell office:value-type="float" office:value="0.2268">
            <text:p>0.2268</text:p>
          </table:table-cell>
          <table:table-cell office:value-type="float" office:value="0.006">
            <text:p>0.006</text:p>
          </table:table-cell>
          <table:table-cell office:value-type="float" office:value="3.9049">
            <text:p>3.9049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Saving</text:p>
          </table:table-cell>
          <table:table-cell table:style-name="ce10" table:formula="of:=[.B171]-[.B182]" office:value-type="float" office:value="-0.124700000000004">
            <text:p>-0.1247</text:p>
          </table:table-cell>
          <table:table-cell table:style-name="ce10" table:formula="of:=[.C171]-[.C182]" office:value-type="float" office:value="-0.159000000000006">
            <text:p>-0.159</text:p>
          </table:table-cell>
          <table:table-cell table:style-name="ce20" table:formula="of:=[.D171]-[.D182]" office:value-type="float" office:value="-0.61830000000009">
            <text:p>-0.6183</text:p>
          </table:table-cell>
          <table:table-cell/>
          <table:table-cell table:style-name="ce5" office:value-type="string">
            <text:p>Saving:</text:p>
          </table:table-cell>
          <table:table-cell table:style-name="ce10" table:formula="of:=[.G171]-[.G182]" office:value-type="float" office:value="0.156700000000001">
            <text:p>0.1567</text:p>
          </table:table-cell>
          <table:table-cell table:style-name="ce10" table:formula="of:=[.H171]-[.H182]" office:value-type="float" office:value="0.200000000000003">
            <text:p>0.2</text:p>
          </table:table-cell>
          <table:table-cell table:style-name="ce19" table:formula="of:=[.I171]-[.I182]" office:value-type="float" office:value="-0.111999999999966">
            <text:p>-0.112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table:number-columns-spanned="4" table:number-rows-spanned="1">
            <text:p>Test: <text:s text:c="2"/>: Runtime PM for PCI Device Intel Corporation N10 Family Integrated Graphics Controller (Bad)</text:p>
          </table:table-cell>
          <table:covered-table-cell table:number-columns-repeated="2" table:style-name="ce9"/>
          <table:covered-table-cell table:style-name="ce13"/>
          <table:table-cell/>
          <table:table-cell table:style-name="ce2" office:value-type="string" table:number-columns-spanned="4" table:number-rows-spanned="1">
            <text:p>Test: <text:s text:c="2"/>: Runtime PM for PCI Device Intel Corporation 2nd Generation Core Processor Family DRAM Controller (Bad)</text:p>
          </table:table-cell>
          <table:covered-table-cell table:number-columns-repeated="2" table:style-name="ce9"/>
          <table:covered-table-cell table:style-name="ce1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2.6276">
            <text:p>32.6276</text:p>
          </table:table-cell>
          <table:table-cell office:value-type="float" office:value="59">
            <text:p>59</text:p>
          </table:table-cell>
          <table:table-cell office:value-type="float" office:value="553.0069">
            <text:p>553.0069</text:p>
          </table:table-cell>
          <table:table-cell/>
          <table:table-cell office:value-type="string">
            <text:p>Test run <text:s/>1</text:p>
          </table:table-cell>
          <table:table-cell office:value-type="float" office:value="49.0327">
            <text:p>49.0327</text:p>
          </table:table-cell>
          <table:table-cell office:value-type="float" office:value="60.001">
            <text:p>60.001</text:p>
          </table:table-cell>
          <table:table-cell office:value-type="float" office:value="817.2002">
            <text:p>817.2002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2.6326">
            <text:p>32.6326</text:p>
          </table:table-cell>
          <table:table-cell office:value-type="float" office:value="59.009">
            <text:p>59.009</text:p>
          </table:table-cell>
          <table:table-cell office:value-type="float" office:value="553.0103">
            <text:p>553.0103</text:p>
          </table:table-cell>
          <table:table-cell/>
          <table:table-cell office:value-type="string">
            <text:p>Test run <text:s/>2</text:p>
          </table:table-cell>
          <table:table-cell office:value-type="float" office:value="48.3385">
            <text:p>48.3385</text:p>
          </table:table-cell>
          <table:table-cell office:value-type="float" office:value="59.001">
            <text:p>59.001</text:p>
          </table:table-cell>
          <table:table-cell office:value-type="float" office:value="819.2828">
            <text:p>819.2828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2.5514">
            <text:p>32.5514</text:p>
          </table:table-cell>
          <table:table-cell office:value-type="float" office:value="59">
            <text:p>59</text:p>
          </table:table-cell>
          <table:table-cell office:value-type="float" office:value="551.7162">
            <text:p>551.7162</text:p>
          </table:table-cell>
          <table:table-cell/>
          <table:table-cell office:value-type="string">
            <text:p>Test run <text:s/>3</text:p>
          </table:table-cell>
          <table:table-cell office:value-type="float" office:value="48.195">
            <text:p>48.195</text:p>
          </table:table-cell>
          <table:table-cell office:value-type="float" office:value="59.001">
            <text:p>59.001</text:p>
          </table:table-cell>
          <table:table-cell office:value-type="float" office:value="816.85">
            <text:p>816.85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3.0519">
            <text:p>33.0519</text:p>
          </table:table-cell>
          <table:table-cell office:value-type="float" office:value="59.782">
            <text:p>59.782</text:p>
          </table:table-cell>
          <table:table-cell office:value-type="float" office:value="552.8721">
            <text:p>552.8721</text:p>
          </table:table-cell>
          <table:table-cell/>
          <table:table-cell office:value-type="string">
            <text:p>Test run <text:s/>4</text:p>
          </table:table-cell>
          <table:table-cell office:value-type="float" office:value="49.2652">
            <text:p>49.2652</text:p>
          </table:table-cell>
          <table:table-cell office:value-type="float" office:value="59.981">
            <text:p>59.981</text:p>
          </table:table-cell>
          <table:table-cell office:value-type="float" office:value="821.3498">
            <text:p>821.3498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7159">
            <text:p>32.7159</text:p>
          </table:table-cell>
          <table:table-cell office:value-type="float" office:value="59.198">
            <text:p>59.198</text:p>
          </table:table-cell>
          <table:table-cell office:value-type="float" office:value="552.6514">
            <text:p>552.6514</text:p>
          </table:table-cell>
          <table:table-cell/>
          <table:table-cell office:value-type="string">
            <text:p>Test run <text:s/>5</text:p>
          </table:table-cell>
          <table:table-cell office:value-type="float" office:value="47.8472">
            <text:p>47.8472</text:p>
          </table:table-cell>
          <table:table-cell office:value-type="float" office:value="59.008">
            <text:p>59.008</text:p>
          </table:table-cell>
          <table:table-cell office:value-type="float" office:value="810.8656">
            <text:p>810.8656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1967">
            <text:p>0.1967</text:p>
          </table:table-cell>
          <table:table-cell office:value-type="float" office:value="0.337">
            <text:p>0.337</text:p>
          </table:table-cell>
          <table:table-cell office:value-type="float" office:value="0.5428">
            <text:p>0.5428</text:p>
          </table:table-cell>
          <table:table-cell/>
          <table:table-cell office:value-type="string">
            <text:p>Average</text:p>
          </table:table-cell>
          <table:table-cell office:value-type="float" office:value="48.5357">
            <text:p>48.5357</text:p>
          </table:table-cell>
          <table:table-cell office:value-type="float" office:value="59.398">
            <text:p>59.398</text:p>
          </table:table-cell>
          <table:table-cell office:value-type="float" office:value="817.1097">
            <text:p>817.1097</text:p>
          </table:table-cell>
          <table:table-cell table:number-columns-repeated="1015"/>
        </table:table-row>
        <table:table-row table:style-name="ro3">
          <table:table-cell table:number-columns-repeated="5"/>
          <table:table-cell office:value-type="string">
            <text:p>Std.Dev.</text:p>
          </table:table-cell>
          <table:table-cell office:value-type="float" office:value="0.5307">
            <text:p>0.5307</text:p>
          </table:table-cell>
          <table:table-cell office:value-type="float" office:value="0.484">
            <text:p>0.484</text:p>
          </table:table-cell>
          <table:table-cell office:value-type="float" office:value="3.5147">
            <text:p>3.5147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8">
          <table:table-cell table:style-name="ce4" office:value-type="string" table:number-columns-spanned="4" table:number-rows-spanned="1">
            <text:p>Test: <text:s text:c="2"/>: Runtime PM for PCI Device Intel Corporation N10 Family Integrated Graphics Controller (Good)</text:p>
          </table:table-cell>
          <table:covered-table-cell table:number-columns-repeated="3"/>
          <table:table-cell/>
          <table:table-cell table:style-name="ce4" office:value-type="string" table:number-columns-spanned="4" table:number-rows-spanned="1">
            <text:p>Test: <text:s text:c="2"/>: Runtime PM for PCI Device Intel Corporation 2nd Generation Core Processor Family DRAM Controller (Good)</text:p>
          </table:table-cell>
          <table:covered-table-cell table:number-columns-repeated="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3.0137">
            <text:p>33.0137</text:p>
          </table:table-cell>
          <table:table-cell office:value-type="float" office:value="59.779">
            <text:p>59.779</text:p>
          </table:table-cell>
          <table:table-cell office:value-type="float" office:value="552.2649">
            <text:p>552.2649</text:p>
          </table:table-cell>
          <table:table-cell/>
          <table:table-cell office:value-type="string">
            <text:p>Test run <text:s/>1</text:p>
          </table:table-cell>
          <table:table-cell office:value-type="float" office:value="47.5836">
            <text:p>47.5836</text:p>
          </table:table-cell>
          <table:table-cell office:value-type="float" office:value="59.001">
            <text:p>59.001</text:p>
          </table:table-cell>
          <table:table-cell office:value-type="float" office:value="806.4912">
            <text:p>806.4912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1.0196">
            <text:p>31.0196</text:p>
          </table:table-cell>
          <table:table-cell office:value-type="float" office:value="56.042">
            <text:p>56.042</text:p>
          </table:table-cell>
          <table:table-cell office:value-type="float" office:value="553.5077">
            <text:p>553.5077</text:p>
          </table:table-cell>
          <table:table-cell/>
          <table:table-cell office:value-type="string">
            <text:p>Test run <text:s/>2</text:p>
          </table:table-cell>
          <table:table-cell office:value-type="float" office:value="47.3244">
            <text:p>47.3244</text:p>
          </table:table-cell>
          <table:table-cell office:value-type="float" office:value="59.001">
            <text:p>59.001</text:p>
          </table:table-cell>
          <table:table-cell office:value-type="float" office:value="802.0922">
            <text:p>802.0922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2.6628">
            <text:p>32.6628</text:p>
          </table:table-cell>
          <table:table-cell office:value-type="float" office:value="59">
            <text:p>59</text:p>
          </table:table-cell>
          <table:table-cell office:value-type="float" office:value="553.6096">
            <text:p>553.6096</text:p>
          </table:table-cell>
          <table:table-cell/>
          <table:table-cell office:value-type="string">
            <text:p>Test run <text:s/>3</text:p>
          </table:table-cell>
          <table:table-cell office:value-type="float" office:value="47.3125">
            <text:p>47.3125</text:p>
          </table:table-cell>
          <table:table-cell office:value-type="float" office:value="59.012">
            <text:p>59.012</text:p>
          </table:table-cell>
          <table:table-cell office:value-type="float" office:value="801.7499">
            <text:p>801.7499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2.5566">
            <text:p>32.5566</text:p>
          </table:table-cell>
          <table:table-cell office:value-type="float" office:value="59.001">
            <text:p>59.001</text:p>
          </table:table-cell>
          <table:table-cell office:value-type="float" office:value="551.7925">
            <text:p>551.7925</text:p>
          </table:table-cell>
          <table:table-cell/>
          <table:table-cell office:value-type="string">
            <text:p>Test run <text:s/>4</text:p>
          </table:table-cell>
          <table:table-cell office:value-type="float" office:value="47.209">
            <text:p>47.209</text:p>
          </table:table-cell>
          <table:table-cell office:value-type="float" office:value="59.001">
            <text:p>59.001</text:p>
          </table:table-cell>
          <table:table-cell office:value-type="float" office:value="800.1385">
            <text:p>800.1385</text:p>
          </table:table-cell>
          <table:table-cell table:number-columns-repeated="1015"/>
        </table:table-row>
        <table:table-row table:style-name="ro3">
          <table:table-cell office:value-type="string">
            <text:p>Test run <text:s/>5</text:p>
          </table:table-cell>
          <table:table-cell office:value-type="float" office:value="33.26">
            <text:p>33.26</text:p>
          </table:table-cell>
          <table:table-cell office:value-type="float" office:value="59.998">
            <text:p>59.998</text:p>
          </table:table-cell>
          <table:table-cell office:value-type="float" office:value="554.349">
            <text:p>554.349</text:p>
          </table:table-cell>
          <table:table-cell/>
          <table:table-cell office:value-type="string">
            <text:p>Test run <text:s/>5</text:p>
          </table:table-cell>
          <table:table-cell office:value-type="float" office:value="48.1125">
            <text:p>48.1125</text:p>
          </table:table-cell>
          <table:table-cell office:value-type="float" office:value="60.001">
            <text:p>60.001</text:p>
          </table:table-cell>
          <table:table-cell office:value-type="float" office:value="801.8563">
            <text:p>801.8563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5025">
            <text:p>32.5025</text:p>
          </table:table-cell>
          <table:table-cell office:value-type="float" office:value="58.764">
            <text:p>58.764</text:p>
          </table:table-cell>
          <table:table-cell office:value-type="float" office:value="553.1048">
            <text:p>553.1048</text:p>
          </table:table-cell>
          <table:table-cell/>
          <table:table-cell office:value-type="string">
            <text:p>Average</text:p>
          </table:table-cell>
          <table:table-cell office:value-type="float" office:value="47.5084">
            <text:p>47.5084</text:p>
          </table:table-cell>
          <table:table-cell office:value-type="float" office:value="59.203">
            <text:p>59.203</text:p>
          </table:table-cell>
          <table:table-cell office:value-type="float" office:value="802.4656">
            <text:p>802.4656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7827">
            <text:p>0.7827</text:p>
          </table:table-cell>
          <table:table-cell office:value-type="float" office:value="1.42">
            <text:p>1.42</text:p>
          </table:table-cell>
          <table:table-cell office:value-type="float" office:value="0.9373">
            <text:p>0.9373</text:p>
          </table:table-cell>
          <table:table-cell/>
          <table:table-cell office:value-type="string">
            <text:p>Std.Dev.</text:p>
          </table:table-cell>
          <table:table-cell office:value-type="float" office:value="0.3263">
            <text:p>0.3263</text:p>
          </table:table-cell>
          <table:table-cell office:value-type="float" office:value="0.399">
            <text:p>0.399</text:p>
          </table:table-cell>
          <table:table-cell office:value-type="float" office:value="2.1281">
            <text:p>2.1281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Saving</text:p>
          </table:table-cell>
          <table:table-cell table:style-name="ce10" table:formula="of:=[.B193]-[.B205]" office:value-type="float" office:value="0.2134">
            <text:p>0.2134</text:p>
          </table:table-cell>
          <table:table-cell table:style-name="ce10" table:formula="of:=[.C193]-[.C205]" office:value-type="float" office:value="0.433999999999998">
            <text:p>0.434</text:p>
          </table:table-cell>
          <table:table-cell table:style-name="ce19" table:formula="of:=[.D193]-[.D205]" office:value-type="float" office:value="-0.453399999999988">
            <text:p>-0.4534</text:p>
          </table:table-cell>
          <table:table-cell/>
          <table:table-cell table:style-name="ce5" office:value-type="string">
            <text:p>Saving:</text:p>
          </table:table-cell>
          <table:table-cell table:style-name="ce10" table:formula="of:=[.G193]-[.G205]" office:value-type="float" office:value="0.338799999999999">
            <text:p>0.3388</text:p>
          </table:table-cell>
          <table:table-cell table:style-name="ce10" table:formula="of:=[.H193]-[.H205]" office:value-type="float" office:value="-0.195">
            <text:p>-0.195</text:p>
          </table:table-cell>
          <table:table-cell table:style-name="ce18" table:formula="of:=[.I193]-[.I205]" office:value-type="float" office:value="8.39999999999998">
            <text:p>8.4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table:number-columns-spanned="4" table:number-rows-spanned="1">
            <text:p>Test: <text:s text:c="2"/>: Runtime PM for PCI Device Intel Corporation N10/ICH 7 Family High Definition Audio Controller (Bad)</text:p>
          </table:table-cell>
          <table:covered-table-cell table:number-columns-repeated="2" table:style-name="ce9"/>
          <table:covered-table-cell table:style-name="ce13"/>
          <table:table-cell/>
          <table:table-cell table:style-name="ce2" office:value-type="string" table:number-columns-spanned="4" table:number-rows-spanned="1">
            <text:p>Test: <text:s text:c="2"/>: Runtime PM for PCI Device Intel Corporation 2nd Generation Core Processor Family Integrated Graphics Controller (Bad)</text:p>
          </table:table-cell>
          <table:covered-table-cell table:number-columns-repeated="2" table:style-name="ce9"/>
          <table:covered-table-cell table:style-name="ce1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2.4374">
            <text:p>32.4374</text:p>
          </table:table-cell>
          <table:table-cell office:value-type="float" office:value="58.727">
            <text:p>58.727</text:p>
          </table:table-cell>
          <table:table-cell office:value-type="float" office:value="552.3461">
            <text:p>552.3461</text:p>
          </table:table-cell>
          <table:table-cell/>
          <table:table-cell office:value-type="string">
            <text:p>Test run <text:s/>1</text:p>
          </table:table-cell>
          <table:table-cell office:value-type="float" office:value="47.2012">
            <text:p>47.2012</text:p>
          </table:table-cell>
          <table:table-cell office:value-type="float" office:value="59.001">
            <text:p>59.001</text:p>
          </table:table-cell>
          <table:table-cell office:value-type="float" office:value="800.0076">
            <text:p>800.0076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2.6573">
            <text:p>32.6573</text:p>
          </table:table-cell>
          <table:table-cell office:value-type="float" office:value="58.995">
            <text:p>58.995</text:p>
          </table:table-cell>
          <table:table-cell office:value-type="float" office:value="553.5638">
            <text:p>553.5638</text:p>
          </table:table-cell>
          <table:table-cell/>
          <table:table-cell office:value-type="string">
            <text:p>Test run <text:s/>2</text:p>
          </table:table-cell>
          <table:table-cell office:value-type="float" office:value="47.4836">
            <text:p>47.4836</text:p>
          </table:table-cell>
          <table:table-cell office:value-type="float" office:value="59.01">
            <text:p>59.01</text:p>
          </table:table-cell>
          <table:table-cell office:value-type="float" office:value="804.6698">
            <text:p>804.6698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3.2467">
            <text:p>33.2467</text:p>
          </table:table-cell>
          <table:table-cell office:value-type="float" office:value="60.001">
            <text:p>60.001</text:p>
          </table:table-cell>
          <table:table-cell office:value-type="float" office:value="554.0994">
            <text:p>554.0994</text:p>
          </table:table-cell>
          <table:table-cell/>
          <table:table-cell office:value-type="string">
            <text:p>Test run <text:s/>3</text:p>
          </table:table-cell>
          <table:table-cell office:value-type="float" office:value="47.6346">
            <text:p>47.6346</text:p>
          </table:table-cell>
          <table:table-cell office:value-type="float" office:value="58.993">
            <text:p>58.993</text:p>
          </table:table-cell>
          <table:table-cell office:value-type="float" office:value="807.4648">
            <text:p>807.4648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2.5581">
            <text:p>32.5581</text:p>
          </table:table-cell>
          <table:table-cell office:value-type="float" office:value="59.004">
            <text:p>59.004</text:p>
          </table:table-cell>
          <table:table-cell office:value-type="float" office:value="551.792">
            <text:p>551.792</text:p>
          </table:table-cell>
          <table:table-cell/>
          <table:table-cell office:value-type="string">
            <text:p>Test run <text:s/>4</text:p>
          </table:table-cell>
          <table:table-cell office:value-type="float" office:value="47.6084">
            <text:p>47.6084</text:p>
          </table:table-cell>
          <table:table-cell office:value-type="float" office:value="59.001">
            <text:p>59.001</text:p>
          </table:table-cell>
          <table:table-cell office:value-type="float" office:value="806.9155">
            <text:p>806.9155</text:p>
          </table:table-cell>
          <table:table-cell table:number-columns-repeated="1015"/>
        </table:table-row>
        <table:table-row table:style-name="ro3">
          <table:table-cell office:value-type="string">
            <text:p>Test run <text:s/>5</text:p>
          </table:table-cell>
          <table:table-cell office:value-type="float" office:value="33.2617">
            <text:p>33.2617</text:p>
          </table:table-cell>
          <table:table-cell office:value-type="float" office:value="60.011">
            <text:p>60.011</text:p>
          </table:table-cell>
          <table:table-cell office:value-type="float" office:value="554.257">
            <text:p>554.257</text:p>
          </table:table-cell>
          <table:table-cell/>
          <table:table-cell office:value-type="string">
            <text:p>Test run <text:s/>5</text:p>
          </table:table-cell>
          <table:table-cell office:value-type="float" office:value="48.0337">
            <text:p>48.0337</text:p>
          </table:table-cell>
          <table:table-cell office:value-type="float" office:value="59">
            <text:p>59</text:p>
          </table:table-cell>
          <table:table-cell office:value-type="float" office:value="814.1275">
            <text:p>814.1275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8322">
            <text:p>32.8322</text:p>
          </table:table-cell>
          <table:table-cell office:value-type="float" office:value="59.348">
            <text:p>59.348</text:p>
          </table:table-cell>
          <table:table-cell office:value-type="float" office:value="553.2117">
            <text:p>553.2117</text:p>
          </table:table-cell>
          <table:table-cell/>
          <table:table-cell office:value-type="string">
            <text:p>Average</text:p>
          </table:table-cell>
          <table:table-cell office:value-type="float" office:value="47.5923">
            <text:p>47.5923</text:p>
          </table:table-cell>
          <table:table-cell office:value-type="float" office:value="59.001">
            <text:p>59.001</text:p>
          </table:table-cell>
          <table:table-cell office:value-type="float" office:value="806.637">
            <text:p>806.637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3515">
            <text:p>0.3515</text:p>
          </table:table-cell>
          <table:table-cell office:value-type="float" office:value="0.547">
            <text:p>0.547</text:p>
          </table:table-cell>
          <table:table-cell office:value-type="float" office:value="0.9767">
            <text:p>0.9767</text:p>
          </table:table-cell>
          <table:table-cell/>
          <table:table-cell office:value-type="string">
            <text:p>Std.Dev.</text:p>
          </table:table-cell>
          <table:table-cell office:value-type="float" office:value="0.269">
            <text:p>0.269</text:p>
          </table:table-cell>
          <table:table-cell office:value-type="float" office:value="0.005">
            <text:p>0.005</text:p>
          </table:table-cell>
          <table:table-cell office:value-type="float" office:value="4.5758">
            <text:p>4.5758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8">
          <table:table-cell table:style-name="ce4" office:value-type="string" table:number-columns-spanned="4" table:number-rows-spanned="1">
            <text:p>Test: <text:s text:c="2"/>: Runtime PM for PCI Device Intel Corporation N10/ICH 7 Family High Definition Audio Controller (Good)</text:p>
          </table:table-cell>
          <table:covered-table-cell table:number-columns-repeated="3"/>
          <table:table-cell/>
          <table:table-cell table:style-name="ce4" office:value-type="string" table:number-columns-spanned="4" table:number-rows-spanned="1">
            <text:p>Test: <text:s text:c="2"/>: Runtime PM for PCI Device Intel Corporation 2nd Generation Core Processor Family Integrated Graphics Controller (Good)</text:p>
          </table:table-cell>
          <table:covered-table-cell table:number-columns-repeated="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2.6235">
            <text:p>32.6235</text:p>
          </table:table-cell>
          <table:table-cell office:value-type="float" office:value="59.001">
            <text:p>59.001</text:p>
          </table:table-cell>
          <table:table-cell office:value-type="float" office:value="552.9304">
            <text:p>552.9304</text:p>
          </table:table-cell>
          <table:table-cell/>
          <table:table-cell office:value-type="string">
            <text:p>Test run <text:s/>1</text:p>
          </table:table-cell>
          <table:table-cell office:value-type="float" office:value="49.193">
            <text:p>49.193</text:p>
          </table:table-cell>
          <table:table-cell office:value-type="float" office:value="60.001">
            <text:p>60.001</text:p>
          </table:table-cell>
          <table:table-cell office:value-type="float" office:value="819.8753">
            <text:p>819.8753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2.5846">
            <text:p>32.5846</text:p>
          </table:table-cell>
          <table:table-cell office:value-type="float" office:value="59.002">
            <text:p>59.002</text:p>
          </table:table-cell>
          <table:table-cell office:value-type="float" office:value="552.2603">
            <text:p>552.2603</text:p>
          </table:table-cell>
          <table:table-cell/>
          <table:table-cell office:value-type="string">
            <text:p>Test run <text:s/>2</text:p>
          </table:table-cell>
          <table:table-cell office:value-type="float" office:value="48.534">
            <text:p>48.534</text:p>
          </table:table-cell>
          <table:table-cell office:value-type="float" office:value="58.992">
            <text:p>58.992</text:p>
          </table:table-cell>
          <table:table-cell office:value-type="float" office:value="822.7175">
            <text:p>822.7175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3.3331">
            <text:p>33.3331</text:p>
          </table:table-cell>
          <table:table-cell office:value-type="float" office:value="60.012">
            <text:p>60.012</text:p>
          </table:table-cell>
          <table:table-cell office:value-type="float" office:value="555.4371">
            <text:p>555.4371</text:p>
          </table:table-cell>
          <table:table-cell/>
          <table:table-cell office:value-type="string">
            <text:p>Test run <text:s/>3</text:p>
          </table:table-cell>
          <table:table-cell office:value-type="float" office:value="48.364">
            <text:p>48.364</text:p>
          </table:table-cell>
          <table:table-cell office:value-type="float" office:value="58.99">
            <text:p>58.99</text:p>
          </table:table-cell>
          <table:table-cell office:value-type="float" office:value="819.8631">
            <text:p>819.8631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2.5854">
            <text:p>32.5854</text:p>
          </table:table-cell>
          <table:table-cell office:value-type="float" office:value="58.98">
            <text:p>58.98</text:p>
          </table:table-cell>
          <table:table-cell office:value-type="float" office:value="552.4809">
            <text:p>552.4809</text:p>
          </table:table-cell>
          <table:table-cell/>
          <table:table-cell office:value-type="string">
            <text:p>Test run <text:s/>4</text:p>
          </table:table-cell>
          <table:table-cell office:value-type="float" office:value="48.1244">
            <text:p>48.1244</text:p>
          </table:table-cell>
          <table:table-cell office:value-type="float" office:value="58.992">
            <text:p>58.992</text:p>
          </table:table-cell>
          <table:table-cell office:value-type="float" office:value="815.7792">
            <text:p>815.7792</text:p>
          </table:table-cell>
          <table:table-cell table:number-columns-repeated="1015"/>
        </table:table-row>
        <table:table-row table:style-name="ro3">
          <table:table-cell office:value-type="string">
            <text:p>Test run <text:s/>5</text:p>
          </table:table-cell>
          <table:table-cell office:value-type="float" office:value="32.356">
            <text:p>32.356</text:p>
          </table:table-cell>
          <table:table-cell office:value-type="float" office:value="58.759">
            <text:p>58.759</text:p>
          </table:table-cell>
          <table:table-cell office:value-type="float" office:value="550.6529">
            <text:p>550.6529</text:p>
          </table:table-cell>
          <table:table-cell/>
          <table:table-cell office:value-type="string">
            <text:p>Test run <text:s/>5</text:p>
          </table:table-cell>
          <table:table-cell office:value-type="float" office:value="48.1702">
            <text:p>48.1702</text:p>
          </table:table-cell>
          <table:table-cell office:value-type="float" office:value="59.001">
            <text:p>59.001</text:p>
          </table:table-cell>
          <table:table-cell office:value-type="float" office:value="816.4332">
            <text:p>816.4332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6965">
            <text:p>32.6965</text:p>
          </table:table-cell>
          <table:table-cell office:value-type="float" office:value="59.151">
            <text:p>59.151</text:p>
          </table:table-cell>
          <table:table-cell office:value-type="float" office:value="552.7523">
            <text:p>552.7523</text:p>
          </table:table-cell>
          <table:table-cell/>
          <table:table-cell office:value-type="string">
            <text:p>Average</text:p>
          </table:table-cell>
          <table:table-cell office:value-type="float" office:value="48.4771">
            <text:p>48.4771</text:p>
          </table:table-cell>
          <table:table-cell office:value-type="float" office:value="59.195">
            <text:p>59.195</text:p>
          </table:table-cell>
          <table:table-cell office:value-type="float" office:value="818.9337">
            <text:p>818.9337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3321">
            <text:p>0.3321</text:p>
          </table:table-cell>
          <table:table-cell office:value-type="float" office:value="0.44">
            <text:p>0.44</text:p>
          </table:table-cell>
          <table:table-cell office:value-type="float" office:value="1.5468">
            <text:p>1.5468</text:p>
          </table:table-cell>
          <table:table-cell/>
          <table:table-cell office:value-type="string">
            <text:p>Std.Dev.</text:p>
          </table:table-cell>
          <table:table-cell office:value-type="float" office:value="0.3866">
            <text:p>0.3866</text:p>
          </table:table-cell>
          <table:table-cell office:value-type="float" office:value="0.403">
            <text:p>0.403</text:p>
          </table:table-cell>
          <table:table-cell office:value-type="float" office:value="2.5405">
            <text:p>2.5405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Saving</text:p>
          </table:table-cell>
          <table:table-cell table:style-name="ce10" table:formula="of:=[.B217]-[.B228]" office:value-type="float" office:value="0.1357">
            <text:p>0.1357</text:p>
          </table:table-cell>
          <table:table-cell table:style-name="ce10" table:formula="of:=[.C217]-[.C228]" office:value-type="float" office:value="0.196999999999996">
            <text:p>0.197</text:p>
          </table:table-cell>
          <table:table-cell table:style-name="ce22" table:formula="of:=[.D217]-[.D228]" office:value-type="float" office:value="0.45939999999996">
            <text:p>0.4594</text:p>
          </table:table-cell>
          <table:table-cell/>
          <table:table-cell table:style-name="ce5" office:value-type="string">
            <text:p>Saving:</text:p>
          </table:table-cell>
          <table:table-cell table:style-name="ce10" table:formula="of:=[.G217]-[.G228]" office:value-type="float" office:value="-0.884799999999999">
            <text:p>-0.8848</text:p>
          </table:table-cell>
          <table:table-cell table:style-name="ce10" table:formula="of:=[.H217]-[.H228]" office:value-type="float" office:value="-0.194000000000003">
            <text:p>-0.194</text:p>
          </table:table-cell>
          <table:table-cell table:style-name="ce19" table:formula="of:=[.I217]-[.I228]" office:value-type="float" office:value="-12.2967000000001">
            <text:p>-12.2967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table:number-columns-spanned="4" table:number-rows-spanned="1">
            <text:p>Test: <text:s text:c="2"/>: Runtime PM for PCI Device Intel Corporation N10/ICH 7 Family PCI Express Port 1 (Bad)</text:p>
          </table:table-cell>
          <table:covered-table-cell table:number-columns-repeated="2" table:style-name="ce9"/>
          <table:covered-table-cell table:style-name="ce13"/>
          <table:table-cell/>
          <table:table-cell table:style-name="ce2" office:value-type="string" table:number-columns-spanned="4" table:number-rows-spanned="1">
            <text:p>Test: <text:s text:c="2"/>: Runtime PM for PCI Device Intel Corporation 6 Series/C200 Series Chipset Family 6 port SATA AHCI Controller (Bad)</text:p>
          </table:table-cell>
          <table:covered-table-cell table:number-columns-repeated="2" table:style-name="ce9"/>
          <table:covered-table-cell table:style-name="ce1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2.6016">
            <text:p>32.6016</text:p>
          </table:table-cell>
          <table:table-cell office:value-type="float" office:value="59.01">
            <text:p>59.01</text:p>
          </table:table-cell>
          <table:table-cell office:value-type="float" office:value="552.4763">
            <text:p>552.4763</text:p>
          </table:table-cell>
          <table:table-cell/>
          <table:table-cell office:value-type="string">
            <text:p>Test run <text:s/>1</text:p>
          </table:table-cell>
          <table:table-cell office:value-type="float" office:value="48.1894">
            <text:p>48.1894</text:p>
          </table:table-cell>
          <table:table-cell office:value-type="float" office:value="59">
            <text:p>59</text:p>
          </table:table-cell>
          <table:table-cell office:value-type="float" office:value="816.764">
            <text:p>816.764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2.5473">
            <text:p>32.5473</text:p>
          </table:table-cell>
          <table:table-cell office:value-type="float" office:value="59.01">
            <text:p>59.01</text:p>
          </table:table-cell>
          <table:table-cell office:value-type="float" office:value="551.5582">
            <text:p>551.5582</text:p>
          </table:table-cell>
          <table:table-cell/>
          <table:table-cell office:value-type="string">
            <text:p>Test run <text:s/>2</text:p>
          </table:table-cell>
          <table:table-cell office:value-type="float" office:value="48.1025">
            <text:p>48.1025</text:p>
          </table:table-cell>
          <table:table-cell office:value-type="float" office:value="59">
            <text:p>59</text:p>
          </table:table-cell>
          <table:table-cell office:value-type="float" office:value="815.2923">
            <text:p>815.2923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2.5933">
            <text:p>32.5933</text:p>
          </table:table-cell>
          <table:table-cell office:value-type="float" office:value="59.004">
            <text:p>59.004</text:p>
          </table:table-cell>
          <table:table-cell office:value-type="float" office:value="552.3871">
            <text:p>552.3871</text:p>
          </table:table-cell>
          <table:table-cell/>
          <table:table-cell office:value-type="string">
            <text:p>Test run <text:s/>3</text:p>
          </table:table-cell>
          <table:table-cell office:value-type="float" office:value="48.2176">
            <text:p>48.2176</text:p>
          </table:table-cell>
          <table:table-cell office:value-type="float" office:value="58.97">
            <text:p>58.97</text:p>
          </table:table-cell>
          <table:table-cell office:value-type="float" office:value="817.664">
            <text:p>817.664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2.5549">
            <text:p>32.5549</text:p>
          </table:table-cell>
          <table:table-cell office:value-type="float" office:value="58.993">
            <text:p>58.993</text:p>
          </table:table-cell>
          <table:table-cell office:value-type="float" office:value="551.8424">
            <text:p>551.8424</text:p>
          </table:table-cell>
          <table:table-cell/>
          <table:table-cell office:value-type="string">
            <text:p>Test run <text:s/>4</text:p>
          </table:table-cell>
          <table:table-cell office:value-type="float" office:value="48.0672">
            <text:p>48.0672</text:p>
          </table:table-cell>
          <table:table-cell office:value-type="float" office:value="59.011">
            <text:p>59.011</text:p>
          </table:table-cell>
          <table:table-cell office:value-type="float" office:value="814.5495">
            <text:p>814.5495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5743">
            <text:p>32.5743</text:p>
          </table:table-cell>
          <table:table-cell office:value-type="float" office:value="59.004">
            <text:p>59.004</text:p>
          </table:table-cell>
          <table:table-cell office:value-type="float" office:value="552.066">
            <text:p>552.066</text:p>
          </table:table-cell>
          <table:table-cell/>
          <table:table-cell office:value-type="string">
            <text:p>Test run <text:s/>5</text:p>
          </table:table-cell>
          <table:table-cell office:value-type="float" office:value="48.4052">
            <text:p>48.4052</text:p>
          </table:table-cell>
          <table:table-cell office:value-type="float" office:value="59.001">
            <text:p>59.001</text:p>
          </table:table-cell>
          <table:table-cell office:value-type="float" office:value="820.4134">
            <text:p>820.4134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0235">
            <text:p>0.0235</text:p>
          </table:table-cell>
          <table:table-cell office:value-type="float" office:value="0.007">
            <text:p>0.007</text:p>
          </table:table-cell>
          <table:table-cell office:value-type="float" office:value="0.3806">
            <text:p>0.3806</text:p>
          </table:table-cell>
          <table:table-cell/>
          <table:table-cell office:value-type="string">
            <text:p>Average</text:p>
          </table:table-cell>
          <table:table-cell office:value-type="float" office:value="48.1964">
            <text:p>48.1964</text:p>
          </table:table-cell>
          <table:table-cell office:value-type="float" office:value="58.996">
            <text:p>58.996</text:p>
          </table:table-cell>
          <table:table-cell office:value-type="float" office:value="816.9367">
            <text:p>816.9367</text:p>
          </table:table-cell>
          <table:table-cell table:number-columns-repeated="1015"/>
        </table:table-row>
        <table:table-row table:style-name="ro3">
          <table:table-cell table:number-columns-repeated="5"/>
          <table:table-cell office:value-type="string">
            <text:p>Std.Dev.</text:p>
          </table:table-cell>
          <table:table-cell office:value-type="float" office:value="0.118">
            <text:p>0.118</text:p>
          </table:table-cell>
          <table:table-cell office:value-type="float" office:value="0.014">
            <text:p>0.014</text:p>
          </table:table-cell>
          <table:table-cell office:value-type="float" office:value="2.0518">
            <text:p>2.0518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8">
          <table:table-cell table:style-name="ce7" office:value-type="string" table:number-columns-spanned="4" table:number-rows-spanned="1">
            <text:p>Test: <text:s text:c="2"/>: Runtime PM for PCI Device Intel Corporation N10/ICH 7 Family PCI Express Port 1 (Good)</text:p>
          </table:table-cell>
          <table:covered-table-cell table:number-columns-repeated="3"/>
          <table:table-cell/>
          <table:table-cell table:style-name="ce4" office:value-type="string" table:number-columns-spanned="4" table:number-rows-spanned="1">
            <text:p>Test: <text:s text:c="2"/>: Runtime PM for PCI Device Intel Corporation 6 Series/C200 Series Chipset Family 6 port SATA AHCI Controller (Good)</text:p>
          </table:table-cell>
          <table:covered-table-cell table:number-columns-repeated="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2.0957">
            <text:p>32.0957</text:p>
          </table:table-cell>
          <table:table-cell office:value-type="float" office:value="58.053">
            <text:p>58.053</text:p>
          </table:table-cell>
          <table:table-cell office:value-type="float" office:value="552.8707">
            <text:p>552.8707</text:p>
          </table:table-cell>
          <table:table-cell/>
          <table:table-cell office:value-type="string">
            <text:p>Test run <text:s/>1</text:p>
          </table:table-cell>
          <table:table-cell office:value-type="float" office:value="48.5042">
            <text:p>48.5042</text:p>
          </table:table-cell>
          <table:table-cell office:value-type="float" office:value="59.002">
            <text:p>59.002</text:p>
          </table:table-cell>
          <table:table-cell office:value-type="float" office:value="822.0837">
            <text:p>822.0837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2.6379">
            <text:p>32.6379</text:p>
          </table:table-cell>
          <table:table-cell office:value-type="float" office:value="59.001">
            <text:p>59.001</text:p>
          </table:table-cell>
          <table:table-cell office:value-type="float" office:value="553.1734">
            <text:p>553.1734</text:p>
          </table:table-cell>
          <table:table-cell/>
          <table:table-cell office:value-type="string">
            <text:p>Test run <text:s/>2</text:p>
          </table:table-cell>
          <table:table-cell office:value-type="float" office:value="48.3876">
            <text:p>48.3876</text:p>
          </table:table-cell>
          <table:table-cell office:value-type="float" office:value="59.001">
            <text:p>59.001</text:p>
          </table:table-cell>
          <table:table-cell office:value-type="float" office:value="820.1209">
            <text:p>820.1209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2.6302">
            <text:p>32.6302</text:p>
          </table:table-cell>
          <table:table-cell office:value-type="float" office:value="58.992">
            <text:p>58.992</text:p>
          </table:table-cell>
          <table:table-cell office:value-type="float" office:value="553.1271">
            <text:p>553.1271</text:p>
          </table:table-cell>
          <table:table-cell/>
          <table:table-cell office:value-type="string">
            <text:p>Test run <text:s/>3</text:p>
          </table:table-cell>
          <table:table-cell office:value-type="float" office:value="48.0847">
            <text:p>48.0847</text:p>
          </table:table-cell>
          <table:table-cell office:value-type="float" office:value="59.001">
            <text:p>59.001</text:p>
          </table:table-cell>
          <table:table-cell office:value-type="float" office:value="814.9749">
            <text:p>814.9749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3.2573">
            <text:p>33.2573</text:p>
          </table:table-cell>
          <table:table-cell office:value-type="float" office:value="60.002">
            <text:p>60.002</text:p>
          </table:table-cell>
          <table:table-cell office:value-type="float" office:value="554.2696">
            <text:p>554.2696</text:p>
          </table:table-cell>
          <table:table-cell/>
          <table:table-cell office:value-type="string">
            <text:p>Test run <text:s/>4</text:p>
          </table:table-cell>
          <table:table-cell office:value-type="float" office:value="48.0918">
            <text:p>48.0918</text:p>
          </table:table-cell>
          <table:table-cell office:value-type="float" office:value="59.001">
            <text:p>59.001</text:p>
          </table:table-cell>
          <table:table-cell office:value-type="float" office:value="815.1063">
            <text:p>815.1063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table:formula="of:=AVERAGE([.B246:.B249])" office:value-type="float" office:value="32.655275">
            <text:p>32.655275</text:p>
          </table:table-cell>
          <table:table-cell table:formula="of:=AVERAGE([.C246:.C249])" office:value-type="float" office:value="59.012">
            <text:p>59.012</text:p>
          </table:table-cell>
          <table:table-cell table:formula="of:=AVERAGE([.D246:.D249])" office:value-type="float" office:value="553.3602">
            <text:p>553.3602</text:p>
          </table:table-cell>
          <table:table-cell/>
          <table:table-cell office:value-type="string">
            <text:p>Test run <text:s/>5</text:p>
          </table:table-cell>
          <table:table-cell office:value-type="float" office:value="48.0712">
            <text:p>48.0712</text:p>
          </table:table-cell>
          <table:table-cell office:value-type="float" office:value="58.99">
            <text:p>58.99</text:p>
          </table:table-cell>
          <table:table-cell office:value-type="float" office:value="814.8977">
            <text:p>814.8977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table:formula="of:=STDEV([.B246:.B249])" office:value-type="float" office:value="0.474864516643081">
            <text:p>0.4748645166</text:p>
          </table:table-cell>
          <table:table-cell table:formula="of:=STDEV([.C246:.C249])" office:value-type="float" office:value="0.795885670181342">
            <text:p>0.7958856702</text:p>
          </table:table-cell>
          <table:table-cell table:formula="of:=STDEV([.D246:.D249])" office:value-type="float" office:value="0.620711543311347">
            <text:p>0.6207115433</text:p>
          </table:table-cell>
          <table:table-cell/>
          <table:table-cell office:value-type="string">
            <text:p>Average</text:p>
          </table:table-cell>
          <table:table-cell office:value-type="float" office:value="48.2279">
            <text:p>48.2279</text:p>
          </table:table-cell>
          <table:table-cell office:value-type="float" office:value="58.999">
            <text:p>58.999</text:p>
          </table:table-cell>
          <table:table-cell office:value-type="float" office:value="817.4367">
            <text:p>817.4367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Saving</text:p>
          </table:table-cell>
          <table:table-cell table:style-name="ce10" table:formula="of:=[.B239]-[.B250]" office:value-type="float" office:value="-0.0809750000000022">
            <text:p>-0.080975</text:p>
          </table:table-cell>
          <table:table-cell table:style-name="ce10" table:formula="of:=[.C239]-[.C250]" office:value-type="float" office:value="-0.00800000000000267">
            <text:p>-0.008</text:p>
          </table:table-cell>
          <table:table-cell table:style-name="ce19" table:formula="of:=[.D239]-[.D250]" office:value-type="float" office:value="-1.29419999999993">
            <text:p>-1.2942</text:p>
          </table:table-cell>
          <table:table-cell/>
          <table:table-cell office:value-type="string">
            <text:p>Std.Dev.</text:p>
          </table:table-cell>
          <table:table-cell office:value-type="float" office:value="0.1819">
            <text:p>0.1819</text:p>
          </table:table-cell>
          <table:table-cell office:value-type="float" office:value="0.004">
            <text:p>0.004</text:p>
          </table:table-cell>
          <table:table-cell office:value-type="float" office:value="3.0574">
            <text:p>3.0574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ce5" office:value-type="string">
            <text:p>Saving:</text:p>
          </table:table-cell>
          <table:table-cell table:style-name="ce10" table:formula="of:=[.G240]-[.G251]" office:value-type="float" office:value="-0.0315000000000012">
            <text:p>-0.0315</text:p>
          </table:table-cell>
          <table:table-cell table:style-name="ce10" table:formula="of:=[.H240]-[.H251]" office:value-type="float" office:value="-0.00300000000000011">
            <text:p>-0.003</text:p>
          </table:table-cell>
          <table:table-cell table:style-name="ce19" table:formula="of:=[.I240]-[.I251]" office:value-type="float" office:value="-0.5">
            <text:p>-0.5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table:number-columns-spanned="4" table:number-rows-spanned="1">
            <text:p>Test: <text:s text:c="2"/>: Runtime PM for PCI Device Intel Corporation N10/ICH 7 Family PCI Express Port 2 (Bad)</text:p>
          </table:table-cell>
          <table:covered-table-cell table:number-columns-repeated="2" table:style-name="ce9"/>
          <table:covered-table-cell table:style-name="ce13"/>
          <table:table-cell/>
          <table:table-cell table:style-name="ce2" office:value-type="string" table:number-columns-spanned="4" table:number-rows-spanned="1">
            <text:p>Test: <text:s text:c="2"/>: Runtime PM for PCI Device Intel Corporation 6 Series/C200 Series Chipset Family High Definition Audio Controller (Bad)</text:p>
          </table:table-cell>
          <table:covered-table-cell table:number-columns-repeated="2" table:style-name="ce9"/>
          <table:covered-table-cell table:style-name="ce1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2.4461">
            <text:p>32.4461</text:p>
          </table:table-cell>
          <table:table-cell office:value-type="float" office:value="58.997">
            <text:p>58.997</text:p>
          </table:table-cell>
          <table:table-cell office:value-type="float" office:value="549.9666">
            <text:p>549.9666</text:p>
          </table:table-cell>
          <table:table-cell/>
          <table:table-cell office:value-type="string">
            <text:p>Test run <text:s/>1</text:p>
          </table:table-cell>
          <table:table-cell office:value-type="float" office:value="48.1127">
            <text:p>48.1127</text:p>
          </table:table-cell>
          <table:table-cell office:value-type="float" office:value="59.011">
            <text:p>59.011</text:p>
          </table:table-cell>
          <table:table-cell office:value-type="float" office:value="815.3192">
            <text:p>815.3192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2.5589">
            <text:p>32.5589</text:p>
          </table:table-cell>
          <table:table-cell office:value-type="float" office:value="58.979">
            <text:p>58.979</text:p>
          </table:table-cell>
          <table:table-cell office:value-type="float" office:value="552.0436">
            <text:p>552.0436</text:p>
          </table:table-cell>
          <table:table-cell/>
          <table:table-cell office:value-type="string">
            <text:p>Test run <text:s/>2</text:p>
          </table:table-cell>
          <table:table-cell office:value-type="float" office:value="49.0339">
            <text:p>49.0339</text:p>
          </table:table-cell>
          <table:table-cell office:value-type="float" office:value="60.001">
            <text:p>60.001</text:p>
          </table:table-cell>
          <table:table-cell office:value-type="float" office:value="817.2182">
            <text:p>817.2182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3.0986">
            <text:p>33.0986</text:p>
          </table:table-cell>
          <table:table-cell office:value-type="float" office:value="59.99">
            <text:p>59.99</text:p>
          </table:table-cell>
          <table:table-cell office:value-type="float" office:value="551.738">
            <text:p>551.738</text:p>
          </table:table-cell>
          <table:table-cell/>
          <table:table-cell office:value-type="string">
            <text:p>Test run <text:s/>3</text:p>
          </table:table-cell>
          <table:table-cell office:value-type="float" office:value="48.2446">
            <text:p>48.2446</text:p>
          </table:table-cell>
          <table:table-cell office:value-type="float" office:value="58.991">
            <text:p>58.991</text:p>
          </table:table-cell>
          <table:table-cell office:value-type="float" office:value="817.8343">
            <text:p>817.8343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2.5581">
            <text:p>32.5581</text:p>
          </table:table-cell>
          <table:table-cell office:value-type="float" office:value="59">
            <text:p>59</text:p>
          </table:table-cell>
          <table:table-cell office:value-type="float" office:value="551.8327">
            <text:p>551.8327</text:p>
          </table:table-cell>
          <table:table-cell/>
          <table:table-cell office:value-type="string">
            <text:p>Test run <text:s/>4</text:p>
          </table:table-cell>
          <table:table-cell office:value-type="float" office:value="48.309">
            <text:p>48.309</text:p>
          </table:table-cell>
          <table:table-cell office:value-type="float" office:value="59.001">
            <text:p>59.001</text:p>
          </table:table-cell>
          <table:table-cell office:value-type="float" office:value="818.7863">
            <text:p>818.7863</text:p>
          </table:table-cell>
          <table:table-cell table:number-columns-repeated="1015"/>
        </table:table-row>
        <table:table-row table:style-name="ro3">
          <table:table-cell office:value-type="string">
            <text:p>Test run <text:s/>5</text:p>
          </table:table-cell>
          <table:table-cell office:value-type="float" office:value="32.6131">
            <text:p>32.6131</text:p>
          </table:table-cell>
          <table:table-cell office:value-type="float" office:value="59.012">
            <text:p>59.012</text:p>
          </table:table-cell>
          <table:table-cell office:value-type="float" office:value="552.6529">
            <text:p>552.6529</text:p>
          </table:table-cell>
          <table:table-cell/>
          <table:table-cell office:value-type="string">
            <text:p>Test run <text:s/>5</text:p>
          </table:table-cell>
          <table:table-cell office:value-type="float" office:value="49.1799">
            <text:p>49.1799</text:p>
          </table:table-cell>
          <table:table-cell office:value-type="float" office:value="60.001">
            <text:p>60.001</text:p>
          </table:table-cell>
          <table:table-cell office:value-type="float" office:value="819.6512">
            <text:p>819.6512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655">
            <text:p>32.655</text:p>
          </table:table-cell>
          <table:table-cell office:value-type="float" office:value="59.195">
            <text:p>59.195</text:p>
          </table:table-cell>
          <table:table-cell office:value-type="float" office:value="551.6468">
            <text:p>551.6468</text:p>
          </table:table-cell>
          <table:table-cell/>
          <table:table-cell office:value-type="string">
            <text:p>Average</text:p>
          </table:table-cell>
          <table:table-cell office:value-type="float" office:value="48.576">
            <text:p>48.576</text:p>
          </table:table-cell>
          <table:table-cell office:value-type="float" office:value="59.401">
            <text:p>59.401</text:p>
          </table:table-cell>
          <table:table-cell office:value-type="float" office:value="817.7618">
            <text:p>817.7618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2284">
            <text:p>0.2284</text:p>
          </table:table-cell>
          <table:table-cell office:value-type="float" office:value="0.397">
            <text:p>0.397</text:p>
          </table:table-cell>
          <table:table-cell office:value-type="float" office:value="0.8984">
            <text:p>0.8984</text:p>
          </table:table-cell>
          <table:table-cell/>
          <table:table-cell office:value-type="string">
            <text:p>Std.Dev.</text:p>
          </table:table-cell>
          <table:table-cell office:value-type="float" office:value="0.4405">
            <text:p>0.4405</text:p>
          </table:table-cell>
          <table:table-cell office:value-type="float" office:value="0.49">
            <text:p>0.49</text:p>
          </table:table-cell>
          <table:table-cell office:value-type="float" office:value="1.4756">
            <text:p>1.4756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8">
          <table:table-cell table:style-name="ce4" office:value-type="string" table:number-columns-spanned="4" table:number-rows-spanned="1">
            <text:p>Test: <text:s text:c="2"/>: Runtime PM for PCI Device Intel Corporation N10/ICH 7 Family PCI Express Port 2 (Good)</text:p>
          </table:table-cell>
          <table:covered-table-cell table:number-columns-repeated="3"/>
          <table:table-cell/>
          <table:table-cell table:style-name="ce29" office:value-type="string" table:number-columns-spanned="4" table:number-rows-spanned="1">
            <text:p>Test: <text:s text:c="2"/>: Runtime PM for PCI Device Intel Corporation 6 Series/C200 Series Chipset Family High Definition Audio Controller (Good)</text:p>
          </table:table-cell>
          <table:covered-table-cell table:number-columns-repeated="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2.6637">
            <text:p>32.6637</text:p>
          </table:table-cell>
          <table:table-cell office:value-type="float" office:value="59.011">
            <text:p>59.011</text:p>
          </table:table-cell>
          <table:table-cell office:value-type="float" office:value="553.5173">
            <text:p>553.5173</text:p>
          </table:table-cell>
          <table:table-cell/>
          <table:table-cell office:value-type="string">
            <text:p>Test run <text:s/>1</text:p>
          </table:table-cell>
          <table:table-cell office:value-type="float" office:value="48.4562">
            <text:p>48.4562</text:p>
          </table:table-cell>
          <table:table-cell office:value-type="float" office:value="59.001">
            <text:p>59.001</text:p>
          </table:table-cell>
          <table:table-cell office:value-type="float" office:value="821.2785">
            <text:p>821.2785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3.2301">
            <text:p>33.2301</text:p>
          </table:table-cell>
          <table:table-cell office:value-type="float" office:value="60.001">
            <text:p>60.001</text:p>
          </table:table-cell>
          <table:table-cell office:value-type="float" office:value="553.8276">
            <text:p>553.8276</text:p>
          </table:table-cell>
          <table:table-cell/>
          <table:table-cell office:value-type="string">
            <text:p>Test run <text:s/>2</text:p>
          </table:table-cell>
          <table:table-cell office:value-type="float" office:value="48.0356">
            <text:p>48.0356</text:p>
          </table:table-cell>
          <table:table-cell office:value-type="float" office:value="59.012">
            <text:p>59.012</text:p>
          </table:table-cell>
          <table:table-cell office:value-type="float" office:value="814.0028">
            <text:p>814.0028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2.6357">
            <text:p>32.6357</text:p>
          </table:table-cell>
          <table:table-cell office:value-type="float" office:value="59.011">
            <text:p>59.011</text:p>
          </table:table-cell>
          <table:table-cell office:value-type="float" office:value="553.0422">
            <text:p>553.0422</text:p>
          </table:table-cell>
          <table:table-cell/>
          <table:table-cell office:value-type="string">
            <text:p>Test run <text:s/>3</text:p>
          </table:table-cell>
          <table:table-cell office:value-type="float" office:value="47.8253">
            <text:p>47.8253</text:p>
          </table:table-cell>
          <table:table-cell office:value-type="float" office:value="59.011">
            <text:p>59.011</text:p>
          </table:table-cell>
          <table:table-cell office:value-type="float" office:value="810.4501">
            <text:p>810.4501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2.6091">
            <text:p>32.6091</text:p>
          </table:table-cell>
          <table:table-cell office:value-type="float" office:value="59.011">
            <text:p>59.011</text:p>
          </table:table-cell>
          <table:table-cell office:value-type="float" office:value="552.5895">
            <text:p>552.5895</text:p>
          </table:table-cell>
          <table:table-cell/>
          <table:table-cell office:value-type="string">
            <text:p>Test run <text:s/>4</text:p>
          </table:table-cell>
          <table:table-cell office:value-type="float" office:value="47.3653">
            <text:p>47.3653</text:p>
          </table:table-cell>
          <table:table-cell office:value-type="float" office:value="59.001">
            <text:p>59.001</text:p>
          </table:table-cell>
          <table:table-cell office:value-type="float" office:value="802.7838">
            <text:p>802.7838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table:formula="of:=AVERAGE([.B269:.B272])" office:value-type="float" office:value="32.78465">
            <text:p>32.78465</text:p>
          </table:table-cell>
          <table:table-cell table:formula="of:=AVERAGE([.C269:.C272])" office:value-type="float" office:value="59.2585">
            <text:p>59.2585</text:p>
          </table:table-cell>
          <table:table-cell table:formula="of:=AVERAGE([.D269:.D272])" office:value-type="float" office:value="553.24415">
            <text:p>553.24415</text:p>
          </table:table-cell>
          <table:table-cell/>
          <table:table-cell office:value-type="string">
            <text:p>Test run <text:s/>5</text:p>
          </table:table-cell>
          <table:table-cell office:value-type="float" office:value="47.1755">
            <text:p>47.1755</text:p>
          </table:table-cell>
          <table:table-cell office:value-type="float" office:value="59.011">
            <text:p>59.011</text:p>
          </table:table-cell>
          <table:table-cell office:value-type="float" office:value="799.4366">
            <text:p>799.4366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table:formula="of:=STDEV([.B269:.B272])" office:value-type="float" office:value="0.297802233033939">
            <text:p>0.297802233</text:p>
          </table:table-cell>
          <table:table-cell table:formula="of:=STDEV([.C269:.C272])" office:value-type="float" office:value="0.494999999999997">
            <text:p>0.495</text:p>
          </table:table-cell>
          <table:table-cell table:formula="of:=STDEV([.D269:.D272])" office:value-type="float" office:value="0.542947281050347">
            <text:p>0.5429472811</text:p>
          </table:table-cell>
          <table:table-cell/>
          <table:table-cell office:value-type="string">
            <text:p>Average</text:p>
          </table:table-cell>
          <table:table-cell office:value-type="float" office:value="47.7716">
            <text:p>47.7716</text:p>
          </table:table-cell>
          <table:table-cell office:value-type="float" office:value="59.007">
            <text:p>59.007</text:p>
          </table:table-cell>
          <table:table-cell office:value-type="float" office:value="809.5904">
            <text:p>809.5904</text:p>
          </table:table-cell>
          <table:table-cell table:number-columns-repeated="1015"/>
        </table:table-row>
        <table:table-row table:style-name="ro3">
          <table:table-cell table:style-name="ce8" office:value-type="string">
            <text:p>Saving</text:p>
          </table:table-cell>
          <table:table-cell table:style-name="ce12" table:formula="of:=[.B263]-[.B273]" office:value-type="float" office:value="-0.129649999999998">
            <text:p>-0.12965</text:p>
          </table:table-cell>
          <table:table-cell table:style-name="ce12" table:formula="of:=[.C263]-[.C273]" office:value-type="float" office:value="-0.0634999999999977">
            <text:p>-0.0635</text:p>
          </table:table-cell>
          <table:table-cell table:style-name="ce23" table:formula="of:=[.D263]-[.D273]" office:value-type="float" office:value="-1.59735000000001">
            <text:p>-1.59735</text:p>
          </table:table-cell>
          <table:table-cell/>
          <table:table-cell office:value-type="string">
            <text:p>Std.Dev.</text:p>
          </table:table-cell>
          <table:table-cell office:value-type="float" office:value="0.4608">
            <text:p>0.4608</text:p>
          </table:table-cell>
          <table:table-cell office:value-type="float" office:value="0.005">
            <text:p>0.005</text:p>
          </table:table-cell>
          <table:table-cell office:value-type="float" office:value="7.8262">
            <text:p>7.8262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ce5" office:value-type="string">
            <text:p>Saving:</text:p>
          </table:table-cell>
          <table:table-cell table:style-name="ce10" table:formula="of:=[.G262]-[.G274]" office:value-type="float" office:value="1.4083">
            <text:p>1.4083</text:p>
          </table:table-cell>
          <table:table-cell table:style-name="ce10" table:formula="of:=[.H262]-[.H274]" office:value-type="float" office:value="0.994">
            <text:p>0.994</text:p>
          </table:table-cell>
          <table:table-cell table:style-name="ce18" table:formula="of:=[.I262]-[.I274]" office:value-type="float" office:value="10.0608">
            <text:p>10.0608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table:number-columns-spanned="4" table:number-rows-spanned="1">
            <text:p>Test: <text:s text:c="2"/>: Runtime PM for PCI Device Intel Corporation N10/ICH 7 Family USB UHCI Controller #2 (Bad)</text:p>
          </table:table-cell>
          <table:covered-table-cell table:number-columns-repeated="2" table:style-name="ce9"/>
          <table:covered-table-cell table:style-name="ce13"/>
          <table:table-cell/>
          <table:table-cell table:style-name="ce2" office:value-type="string" table:number-columns-spanned="4" table:number-rows-spanned="1">
            <text:p>Test: <text:s text:c="2"/>: Runtime PM for PCI Device Intel Corporation 6 Series/C200 Series Chipset Family MEI Controller #1 (Bad)</text:p>
          </table:table-cell>
          <table:covered-table-cell table:number-columns-repeated="2" table:style-name="ce9"/>
          <table:covered-table-cell table:style-name="ce1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2.6004">
            <text:p>32.6004</text:p>
          </table:table-cell>
          <table:table-cell office:value-type="float" office:value="58.998">
            <text:p>58.998</text:p>
          </table:table-cell>
          <table:table-cell office:value-type="float" office:value="552.5701">
            <text:p>552.5701</text:p>
          </table:table-cell>
          <table:table-cell/>
          <table:table-cell office:value-type="string">
            <text:p>Test run <text:s/>1</text:p>
          </table:table-cell>
          <table:table-cell office:value-type="float" office:value="47.188">
            <text:p>47.188</text:p>
          </table:table-cell>
          <table:table-cell office:value-type="float" office:value="59.011">
            <text:p>59.011</text:p>
          </table:table-cell>
          <table:table-cell office:value-type="float" office:value="799.6411">
            <text:p>799.6411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3.0978">
            <text:p>33.0978</text:p>
          </table:table-cell>
          <table:table-cell office:value-type="float" office:value="59.998">
            <text:p>59.998</text:p>
          </table:table-cell>
          <table:table-cell office:value-type="float" office:value="551.6523">
            <text:p>551.6523</text:p>
          </table:table-cell>
          <table:table-cell/>
          <table:table-cell office:value-type="string">
            <text:p>Test run <text:s/>2</text:p>
          </table:table-cell>
          <table:table-cell office:value-type="float" office:value="47.2992">
            <text:p>47.2992</text:p>
          </table:table-cell>
          <table:table-cell office:value-type="float" office:value="58.99">
            <text:p>58.99</text:p>
          </table:table-cell>
          <table:table-cell office:value-type="float" office:value="801.8155">
            <text:p>801.8155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2.671">
            <text:p>32.671</text:p>
          </table:table-cell>
          <table:table-cell office:value-type="float" office:value="59.011">
            <text:p>59.011</text:p>
          </table:table-cell>
          <table:table-cell office:value-type="float" office:value="553.6394">
            <text:p>553.6394</text:p>
          </table:table-cell>
          <table:table-cell/>
          <table:table-cell office:value-type="string">
            <text:p>Test run <text:s/>3</text:p>
          </table:table-cell>
          <table:table-cell office:value-type="float" office:value="47.1986">
            <text:p>47.1986</text:p>
          </table:table-cell>
          <table:table-cell office:value-type="float" office:value="58.99">
            <text:p>58.99</text:p>
          </table:table-cell>
          <table:table-cell office:value-type="float" office:value="800.1059">
            <text:p>800.1059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3.1895">
            <text:p>33.1895</text:p>
          </table:table-cell>
          <table:table-cell office:value-type="float" office:value="60">
            <text:p>60</text:p>
          </table:table-cell>
          <table:table-cell office:value-type="float" office:value="553.1582">
            <text:p>553.1582</text:p>
          </table:table-cell>
          <table:table-cell/>
          <table:table-cell office:value-type="string">
            <text:p>Test run <text:s/>4</text:p>
          </table:table-cell>
          <table:table-cell office:value-type="float" office:value="48.2176">
            <text:p>48.2176</text:p>
          </table:table-cell>
          <table:table-cell office:value-type="float" office:value="60.001">
            <text:p>60.001</text:p>
          </table:table-cell>
          <table:table-cell office:value-type="float" office:value="803.6148">
            <text:p>803.6148</text:p>
          </table:table-cell>
          <table:table-cell table:number-columns-repeated="1015"/>
        </table:table-row>
        <table:table-row table:style-name="ro3">
          <table:table-cell office:value-type="string">
            <text:p>Test run <text:s/>5</text:p>
          </table:table-cell>
          <table:table-cell office:value-type="float" office:value="32.614">
            <text:p>32.614</text:p>
          </table:table-cell>
          <table:table-cell office:value-type="float" office:value="58.992">
            <text:p>58.992</text:p>
          </table:table-cell>
          <table:table-cell office:value-type="float" office:value="552.8562">
            <text:p>552.8562</text:p>
          </table:table-cell>
          <table:table-cell/>
          <table:table-cell office:value-type="string">
            <text:p>Test run <text:s/>5</text:p>
          </table:table-cell>
          <table:table-cell office:value-type="float" office:value="47.3802">
            <text:p>47.3802</text:p>
          </table:table-cell>
          <table:table-cell office:value-type="float" office:value="59">
            <text:p>59</text:p>
          </table:table-cell>
          <table:table-cell office:value-type="float" office:value="803.0469">
            <text:p>803.0469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8345">
            <text:p>32.8345</text:p>
          </table:table-cell>
          <table:table-cell office:value-type="float" office:value="59.4">
            <text:p>59.4</text:p>
          </table:table-cell>
          <table:table-cell office:value-type="float" office:value="552.7752">
            <text:p>552.7752</text:p>
          </table:table-cell>
          <table:table-cell/>
          <table:table-cell office:value-type="string">
            <text:p>Average</text:p>
          </table:table-cell>
          <table:table-cell office:value-type="float" office:value="47.4567">
            <text:p>47.4567</text:p>
          </table:table-cell>
          <table:table-cell office:value-type="float" office:value="59.199">
            <text:p>59.199</text:p>
          </table:table-cell>
          <table:table-cell office:value-type="float" office:value="801.6449">
            <text:p>801.6449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2551">
            <text:p>0.2551</text:p>
          </table:table-cell>
          <table:table-cell office:value-type="float" office:value="0.489">
            <text:p>0.489</text:p>
          </table:table-cell>
          <table:table-cell office:value-type="float" office:value="0.6638">
            <text:p>0.6638</text:p>
          </table:table-cell>
          <table:table-cell/>
          <table:table-cell office:value-type="string">
            <text:p>Std.Dev.</text:p>
          </table:table-cell>
          <table:table-cell office:value-type="float" office:value="0.3869">
            <text:p>0.3869</text:p>
          </table:table-cell>
          <table:table-cell office:value-type="float" office:value="0.401">
            <text:p>0.401</text:p>
          </table:table-cell>
          <table:table-cell office:value-type="float" office:value="1.5658">
            <text:p>1.5658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8">
          <table:table-cell table:style-name="ce4" office:value-type="string" table:number-columns-spanned="4" table:number-rows-spanned="1">
            <text:p>Test: <text:s text:c="2"/>: Runtime PM for PCI Device Intel Corporation N10/ICH 7 Family USB UHCI Controller #2 (Good)</text:p>
          </table:table-cell>
          <table:covered-table-cell table:number-columns-repeated="3"/>
          <table:table-cell/>
          <table:table-cell table:style-name="ce4" office:value-type="string" table:number-columns-spanned="4" table:number-rows-spanned="1">
            <text:p>Test: <text:s text:c="2"/>: Runtime PM for PCI Device Intel Corporation 6 Series/C200 Series Chipset Family MEI Controller #1 (Good)</text:p>
          </table:table-cell>
          <table:covered-table-cell table:number-columns-repeated="3"/>
          <table:table-cell table:number-columns-repeated="1015"/>
        </table:table-row>
        <table:table-row table:style-name="ro9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2.6244">
            <text:p>32.6244</text:p>
          </table:table-cell>
          <table:table-cell office:value-type="float" office:value="58.99">
            <text:p>58.99</text:p>
          </table:table-cell>
          <table:table-cell office:value-type="float" office:value="553.048">
            <text:p>553.048</text:p>
          </table:table-cell>
          <table:table-cell/>
          <table:table-cell office:value-type="string">
            <text:p>Test run <text:s/>1</text:p>
          </table:table-cell>
          <table:table-cell office:value-type="float" office:value="47.6366">
            <text:p>47.6366</text:p>
          </table:table-cell>
          <table:table-cell office:value-type="float" office:value="59.001">
            <text:p>59.001</text:p>
          </table:table-cell>
          <table:table-cell office:value-type="float" office:value="807.3924">
            <text:p>807.3924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2.7266">
            <text:p>32.7266</text:p>
          </table:table-cell>
          <table:table-cell office:value-type="float" office:value="58.985">
            <text:p>58.985</text:p>
          </table:table-cell>
          <table:table-cell office:value-type="float" office:value="554.8335">
            <text:p>554.8335</text:p>
          </table:table-cell>
          <table:table-cell/>
          <table:table-cell office:value-type="string">
            <text:p>Test run <text:s/>2</text:p>
          </table:table-cell>
          <table:table-cell office:value-type="float" office:value="48.4108">
            <text:p>48.4108</text:p>
          </table:table-cell>
          <table:table-cell office:value-type="float" office:value="60.001">
            <text:p>60.001</text:p>
          </table:table-cell>
          <table:table-cell office:value-type="float" office:value="806.8364">
            <text:p>806.8364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2.7177">
            <text:p>32.7177</text:p>
          </table:table-cell>
          <table:table-cell office:value-type="float" office:value="59.009">
            <text:p>59.009</text:p>
          </table:table-cell>
          <table:table-cell office:value-type="float" office:value="554.455">
            <text:p>554.455</text:p>
          </table:table-cell>
          <table:table-cell/>
          <table:table-cell office:value-type="string">
            <text:p>Test run <text:s/>3</text:p>
          </table:table-cell>
          <table:table-cell office:value-type="float" office:value="47.5298">
            <text:p>47.5298</text:p>
          </table:table-cell>
          <table:table-cell office:value-type="float" office:value="59.001">
            <text:p>59.001</text:p>
          </table:table-cell>
          <table:table-cell office:value-type="float" office:value="805.5809">
            <text:p>805.5809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2.641">
            <text:p>32.641</text:p>
          </table:table-cell>
          <table:table-cell office:value-type="float" office:value="58.997">
            <text:p>58.997</text:p>
          </table:table-cell>
          <table:table-cell office:value-type="float" office:value="553.2691">
            <text:p>553.2691</text:p>
          </table:table-cell>
          <table:table-cell/>
          <table:table-cell office:value-type="string">
            <text:p>Test run <text:s/>4</text:p>
          </table:table-cell>
          <table:table-cell office:value-type="float" office:value="47.7541">
            <text:p>47.7541</text:p>
          </table:table-cell>
          <table:table-cell office:value-type="float" office:value="58.992">
            <text:p>58.992</text:p>
          </table:table-cell>
          <table:table-cell office:value-type="float" office:value="809.4966">
            <text:p>809.4966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6774">
            <text:p>32.6774</text:p>
          </table:table-cell>
          <table:table-cell office:value-type="float" office:value="58.995">
            <text:p>58.995</text:p>
          </table:table-cell>
          <table:table-cell office:value-type="float" office:value="553.9014">
            <text:p>553.9014</text:p>
          </table:table-cell>
          <table:table-cell/>
          <table:table-cell office:value-type="string">
            <text:p>Test run <text:s/>5</text:p>
          </table:table-cell>
          <table:table-cell office:value-type="float" office:value="48.3087">
            <text:p>48.3087</text:p>
          </table:table-cell>
          <table:table-cell office:value-type="float" office:value="60.001">
            <text:p>60.001</text:p>
          </table:table-cell>
          <table:table-cell office:value-type="float" office:value="805.1312">
            <text:p>805.1312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0452">
            <text:p>0.0452</text:p>
          </table:table-cell>
          <table:table-cell office:value-type="float" office:value="0.009">
            <text:p>0.009</text:p>
          </table:table-cell>
          <table:table-cell office:value-type="float" office:value="0.7589">
            <text:p>0.7589</text:p>
          </table:table-cell>
          <table:table-cell/>
          <table:table-cell office:value-type="string">
            <text:p>Average</text:p>
          </table:table-cell>
          <table:table-cell office:value-type="float" office:value="47.928">
            <text:p>47.928</text:p>
          </table:table-cell>
          <table:table-cell office:value-type="float" office:value="59.399">
            <text:p>59.399</text:p>
          </table:table-cell>
          <table:table-cell office:value-type="float" office:value="806.8875">
            <text:p>806.8875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Saving</text:p>
          </table:table-cell>
          <table:table-cell table:style-name="ce10" table:formula="of:=[.B286]-[.B296]" office:value-type="float" office:value="0.1571">
            <text:p>0.1571</text:p>
          </table:table-cell>
          <table:table-cell table:style-name="ce10" table:formula="of:=[.C286]-[.C296]" office:value-type="float" office:value="0.405000000000001">
            <text:p>0.405</text:p>
          </table:table-cell>
          <table:table-cell table:style-name="ce19" table:formula="of:=[.D286]-[.D296]" office:value-type="float" office:value="-1.12619999999993">
            <text:p>-1.1262</text:p>
          </table:table-cell>
          <table:table-cell/>
          <table:table-cell office:value-type="string">
            <text:p>Std.Dev.</text:p>
          </table:table-cell>
          <table:table-cell table:style-name="ce6" office:value-type="float" office:value="0.361">
            <text:p>0.361</text:p>
          </table:table-cell>
          <table:table-cell table:style-name="ce6" office:value-type="float" office:value="0.491">
            <text:p>0.491</text:p>
          </table:table-cell>
          <table:table-cell table:style-name="ce30" office:value-type="float" office:value="1.5399">
            <text:p>1.5399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ce5" office:value-type="string">
            <text:p>Saving:</text:p>
          </table:table-cell>
          <table:table-cell table:style-name="ce10" table:formula="of:=[.G286]-[.G297]" office:value-type="float" office:value="-0.471299999999999">
            <text:p>-0.4713</text:p>
          </table:table-cell>
          <table:table-cell table:style-name="ce10" table:formula="of:=[.H286]-[.H297]" office:value-type="float" office:value="-0.200000000000003">
            <text:p>-0.2</text:p>
          </table:table-cell>
          <table:table-cell table:style-name="ce20" table:formula="of:=[.I286]-[.I297]" office:value-type="float" office:value="-5.24260000000004">
            <text:p>-5.2426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table:number-columns-spanned="4" table:number-rows-spanned="1">
            <text:p>Test: <text:s text:c="2"/>: Runtime PM for PCI Device Intel Corporation N10/ICH 7 Family USB UHCI Controller #3 (Bad)</text:p>
          </table:table-cell>
          <table:covered-table-cell table:number-columns-repeated="2" table:style-name="ce9"/>
          <table:covered-table-cell table:style-name="ce13"/>
          <table:table-cell/>
          <table:table-cell table:style-name="ce2" office:value-type="string" table:number-columns-spanned="4" table:number-rows-spanned="1">
            <text:p>Test: <text:s text:c="2"/>: Runtime PM for PCI Device Intel Corporation 6 Series/C200 Series Chipset Family PCI Express Root Port 1 (Bad)</text:p>
          </table:table-cell>
          <table:covered-table-cell table:number-columns-repeated="2" table:style-name="ce9"/>
          <table:covered-table-cell table:style-name="ce1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2.5564">
            <text:p>32.5564</text:p>
          </table:table-cell>
          <table:table-cell office:value-type="float" office:value="59.017">
            <text:p>59.017</text:p>
          </table:table-cell>
          <table:table-cell office:value-type="float" office:value="551.6472">
            <text:p>551.6472</text:p>
          </table:table-cell>
          <table:table-cell/>
          <table:table-cell office:value-type="string">
            <text:p>Test run <text:s/>1</text:p>
          </table:table-cell>
          <table:table-cell office:value-type="float" office:value="47.2175">
            <text:p>47.2175</text:p>
          </table:table-cell>
          <table:table-cell office:value-type="float" office:value="59.001">
            <text:p>59.001</text:p>
          </table:table-cell>
          <table:table-cell office:value-type="float" office:value="800.2867">
            <text:p>800.2867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3.2071">
            <text:p>33.2071</text:p>
          </table:table-cell>
          <table:table-cell office:value-type="float" office:value="59.997">
            <text:p>59.997</text:p>
          </table:table-cell>
          <table:table-cell office:value-type="float" office:value="553.4787">
            <text:p>553.4787</text:p>
          </table:table-cell>
          <table:table-cell/>
          <table:table-cell office:value-type="string">
            <text:p>Test run <text:s/>2</text:p>
          </table:table-cell>
          <table:table-cell office:value-type="float" office:value="47.2887">
            <text:p>47.2887</text:p>
          </table:table-cell>
          <table:table-cell office:value-type="float" office:value="59.012">
            <text:p>59.012</text:p>
          </table:table-cell>
          <table:table-cell office:value-type="float" office:value="801.3465">
            <text:p>801.3465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2.5539">
            <text:p>32.5539</text:p>
          </table:table-cell>
          <table:table-cell office:value-type="float" office:value="58.993">
            <text:p>58.993</text:p>
          </table:table-cell>
          <table:table-cell office:value-type="float" office:value="551.8258">
            <text:p>551.8258</text:p>
          </table:table-cell>
          <table:table-cell/>
          <table:table-cell office:value-type="string">
            <text:p>Test run <text:s/>3</text:p>
          </table:table-cell>
          <table:table-cell office:value-type="float" office:value="47.329">
            <text:p>47.329</text:p>
          </table:table-cell>
          <table:table-cell office:value-type="float" office:value="59.001">
            <text:p>59.001</text:p>
          </table:table-cell>
          <table:table-cell office:value-type="float" office:value="802.1739">
            <text:p>802.1739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41.7176">
            <text:p>41.7176</text:p>
          </table:table-cell>
          <table:table-cell office:value-type="float" office:value="75.995">
            <text:p>75.995</text:p>
          </table:table-cell>
          <table:table-cell office:value-type="float" office:value="548.9535">
            <text:p>548.9535</text:p>
          </table:table-cell>
          <table:table-cell/>
          <table:table-cell office:value-type="string">
            <text:p>Test run <text:s/>4</text:p>
          </table:table-cell>
          <table:table-cell office:value-type="float" office:value="47.2931">
            <text:p>47.2931</text:p>
          </table:table-cell>
          <table:table-cell office:value-type="float" office:value="58.992">
            <text:p>58.992</text:p>
          </table:table-cell>
          <table:table-cell office:value-type="float" office:value="801.6859">
            <text:p>801.6859</text:p>
          </table:table-cell>
          <table:table-cell table:number-columns-repeated="1015"/>
        </table:table-row>
        <table:table-row table:style-name="ro3">
          <table:table-cell office:value-type="string">
            <text:p>Test run <text:s/>5</text:p>
          </table:table-cell>
          <table:table-cell office:value-type="float" office:value="32.7406">
            <text:p>32.7406</text:p>
          </table:table-cell>
          <table:table-cell office:value-type="float" office:value="59.01">
            <text:p>59.01</text:p>
          </table:table-cell>
          <table:table-cell office:value-type="float" office:value="554.8298">
            <text:p>554.8298</text:p>
          </table:table-cell>
          <table:table-cell/>
          <table:table-cell office:value-type="string">
            <text:p>Test run <text:s/>5</text:p>
          </table:table-cell>
          <table:table-cell office:value-type="float" office:value="47.4644">
            <text:p>47.4644</text:p>
          </table:table-cell>
          <table:table-cell office:value-type="float" office:value="59.001">
            <text:p>59.001</text:p>
          </table:table-cell>
          <table:table-cell office:value-type="float" office:value="804.4685">
            <text:p>804.4685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4.5551">
            <text:p>34.5551</text:p>
          </table:table-cell>
          <table:table-cell office:value-type="float" office:value="62.602">
            <text:p>62.602</text:p>
          </table:table-cell>
          <table:table-cell office:value-type="float" office:value="552.147">
            <text:p>552.147</text:p>
          </table:table-cell>
          <table:table-cell/>
          <table:table-cell office:value-type="string">
            <text:p>Average</text:p>
          </table:table-cell>
          <table:table-cell office:value-type="float" office:value="47.3186">
            <text:p>47.3186</text:p>
          </table:table-cell>
          <table:table-cell office:value-type="float" office:value="59.001">
            <text:p>59.001</text:p>
          </table:table-cell>
          <table:table-cell office:value-type="float" office:value="801.9923">
            <text:p>801.9923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3.5892">
            <text:p>3.5892</text:p>
          </table:table-cell>
          <table:table-cell office:value-type="float" office:value="6.707">
            <text:p>6.707</text:p>
          </table:table-cell>
          <table:table-cell office:value-type="float" office:value="1.976">
            <text:p>1.976</text:p>
          </table:table-cell>
          <table:table-cell/>
          <table:table-cell office:value-type="string">
            <text:p>Std.Dev.</text:p>
          </table:table-cell>
          <table:table-cell office:value-type="float" office:value="0.0814">
            <text:p>0.0814</text:p>
          </table:table-cell>
          <table:table-cell office:value-type="float" office:value="0.006">
            <text:p>0.006</text:p>
          </table:table-cell>
          <table:table-cell office:value-type="float" office:value="1.3845">
            <text:p>1.3845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8">
          <table:table-cell table:style-name="ce4" office:value-type="string" table:number-columns-spanned="4" table:number-rows-spanned="1">
            <text:p>Test: <text:s text:c="2"/>: Runtime PM for PCI Device Intel Corporation N10/ICH 7 Family USB UHCI Controller #3 (Good)</text:p>
          </table:table-cell>
          <table:covered-table-cell table:number-columns-repeated="3"/>
          <table:table-cell/>
          <table:table-cell table:style-name="ce4" office:value-type="string" table:number-columns-spanned="4" table:number-rows-spanned="1">
            <text:p>Test: <text:s text:c="2"/>: Runtime PM for PCI Device Intel Corporation 6 Series/C200 Series Chipset Family PCI Express Root Port 1 (Good)</text:p>
          </table:table-cell>
          <table:covered-table-cell table:number-columns-repeated="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3.2179">
            <text:p>33.2179</text:p>
          </table:table-cell>
          <table:table-cell office:value-type="float" office:value="59.996">
            <text:p>59.996</text:p>
          </table:table-cell>
          <table:table-cell office:value-type="float" office:value="553.6654">
            <text:p>553.6654</text:p>
          </table:table-cell>
          <table:table-cell/>
          <table:table-cell office:value-type="string">
            <text:p>Test run <text:s/>1</text:p>
          </table:table-cell>
          <table:table-cell office:value-type="float" office:value="48.3673">
            <text:p>48.3673</text:p>
          </table:table-cell>
          <table:table-cell office:value-type="float" office:value="60.001">
            <text:p>60.001</text:p>
          </table:table-cell>
          <table:table-cell office:value-type="float" office:value="806.1112">
            <text:p>806.1112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2.6733">
            <text:p>32.6733</text:p>
          </table:table-cell>
          <table:table-cell office:value-type="float" office:value="59">
            <text:p>59</text:p>
          </table:table-cell>
          <table:table-cell office:value-type="float" office:value="553.7809">
            <text:p>553.7809</text:p>
          </table:table-cell>
          <table:table-cell/>
          <table:table-cell office:value-type="string">
            <text:p>Test run <text:s/>2</text:p>
          </table:table-cell>
          <table:table-cell office:value-type="float" office:value="47.6208">
            <text:p>47.6208</text:p>
          </table:table-cell>
          <table:table-cell office:value-type="float" office:value="59.011">
            <text:p>59.011</text:p>
          </table:table-cell>
          <table:table-cell office:value-type="float" office:value="806.9776">
            <text:p>806.9776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3.2174">
            <text:p>33.2174</text:p>
          </table:table-cell>
          <table:table-cell office:value-type="float" office:value="60.005">
            <text:p>60.005</text:p>
          </table:table-cell>
          <table:table-cell office:value-type="float" office:value="553.5727">
            <text:p>553.5727</text:p>
          </table:table-cell>
          <table:table-cell/>
          <table:table-cell office:value-type="string">
            <text:p>Test run <text:s/>3</text:p>
          </table:table-cell>
          <table:table-cell office:value-type="float" office:value="47.841">
            <text:p>47.841</text:p>
          </table:table-cell>
          <table:table-cell office:value-type="float" office:value="59.01">
            <text:p>59.01</text:p>
          </table:table-cell>
          <table:table-cell office:value-type="float" office:value="810.7281">
            <text:p>810.7281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2.6469">
            <text:p>32.6469</text:p>
          </table:table-cell>
          <table:table-cell office:value-type="float" office:value="58.997">
            <text:p>58.997</text:p>
          </table:table-cell>
          <table:table-cell office:value-type="float" office:value="553.3692">
            <text:p>553.3692</text:p>
          </table:table-cell>
          <table:table-cell/>
          <table:table-cell office:value-type="string">
            <text:p>Test run <text:s/>4</text:p>
          </table:table-cell>
          <table:table-cell office:value-type="float" office:value="47.6724">
            <text:p>47.6724</text:p>
          </table:table-cell>
          <table:table-cell office:value-type="float" office:value="59.001">
            <text:p>59.001</text:p>
          </table:table-cell>
          <table:table-cell office:value-type="float" office:value="807.998">
            <text:p>807.998</text:p>
          </table:table-cell>
          <table:table-cell table:number-columns-repeated="1015"/>
        </table:table-row>
        <table:table-row table:style-name="ro3">
          <table:table-cell office:value-type="string">
            <text:p>Test run <text:s/>5</text:p>
          </table:table-cell>
          <table:table-cell office:value-type="float" office:value="33.311">
            <text:p>33.311</text:p>
          </table:table-cell>
          <table:table-cell office:value-type="float" office:value="60.013">
            <text:p>60.013</text:p>
          </table:table-cell>
          <table:table-cell office:value-type="float" office:value="555.0642">
            <text:p>555.0642</text:p>
          </table:table-cell>
          <table:table-cell/>
          <table:table-cell office:value-type="string">
            <text:p>Test run <text:s/>5</text:p>
          </table:table-cell>
          <table:table-cell office:value-type="float" office:value="47.6028">
            <text:p>47.6028</text:p>
          </table:table-cell>
          <table:table-cell office:value-type="float" office:value="59.001">
            <text:p>59.001</text:p>
          </table:table-cell>
          <table:table-cell office:value-type="float" office:value="806.8193">
            <text:p>806.8193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3.0133">
            <text:p>33.0133</text:p>
          </table:table-cell>
          <table:table-cell office:value-type="float" office:value="59.602">
            <text:p>59.602</text:p>
          </table:table-cell>
          <table:table-cell office:value-type="float" office:value="553.8905">
            <text:p>553.8905</text:p>
          </table:table-cell>
          <table:table-cell/>
          <table:table-cell office:value-type="string">
            <text:p>Average</text:p>
          </table:table-cell>
          <table:table-cell office:value-type="float" office:value="47.8209">
            <text:p>47.8209</text:p>
          </table:table-cell>
          <table:table-cell office:value-type="float" office:value="59.205">
            <text:p>59.205</text:p>
          </table:table-cell>
          <table:table-cell office:value-type="float" office:value="807.7268">
            <text:p>807.7268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2905">
            <text:p>0.2905</text:p>
          </table:table-cell>
          <table:table-cell office:value-type="float" office:value="0.493">
            <text:p>0.493</text:p>
          </table:table-cell>
          <table:table-cell office:value-type="float" office:value="0.6021">
            <text:p>0.6021</text:p>
          </table:table-cell>
          <table:table-cell/>
          <table:table-cell office:value-type="string">
            <text:p>Std.Dev.</text:p>
          </table:table-cell>
          <table:table-cell office:value-type="float" office:value="0.2859">
            <text:p>0.2859</text:p>
          </table:table-cell>
          <table:table-cell office:value-type="float" office:value="0.398">
            <text:p>0.398</text:p>
          </table:table-cell>
          <table:table-cell office:value-type="float" office:value="1.6172">
            <text:p>1.6172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Saving</text:p>
          </table:table-cell>
          <table:table-cell table:style-name="ce10" table:formula="of:=[.B309]-[.B320]" office:value-type="float" office:value="1.5418">
            <text:p>1.5418</text:p>
          </table:table-cell>
          <table:table-cell table:style-name="ce10" table:formula="of:=[.C309]-[.C320]" office:value-type="float" office:value="3">
            <text:p>3</text:p>
          </table:table-cell>
          <table:table-cell table:style-name="ce19" table:formula="of:=[.D309]-[.D320]" office:value-type="float" office:value="-1.74349999999993">
            <text:p>-1.7435</text:p>
          </table:table-cell>
          <table:table-cell/>
          <table:table-cell table:style-name="ce5" office:value-type="string">
            <text:p>Saving:</text:p>
          </table:table-cell>
          <table:table-cell table:style-name="ce10" table:formula="of:=[.G309]-[.G320]" office:value-type="float" office:value="-0.502299999999998">
            <text:p>-0.5023</text:p>
          </table:table-cell>
          <table:table-cell table:style-name="ce10" table:formula="of:=[.H309]-[.H320]" office:value-type="float" office:value="-0.204000000000001">
            <text:p>-0.204</text:p>
          </table:table-cell>
          <table:table-cell table:style-name="ce20" table:formula="of:=[.I309]-[.I320]" office:value-type="float" office:value="-5.73450000000003">
            <text:p>-5.7345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table:number-columns-spanned="4" table:number-rows-spanned="1">
            <text:p>Test: <text:s text:c="2"/>: Runtime PM for PCI Device Intel Corporation N10/ICH 7 Family USB UHCI Controller #4 (Bad)</text:p>
          </table:table-cell>
          <table:covered-table-cell table:number-columns-repeated="2" table:style-name="ce9"/>
          <table:covered-table-cell table:style-name="ce13"/>
          <table:table-cell/>
          <table:table-cell table:style-name="ce2" office:value-type="string" table:number-columns-spanned="4" table:number-rows-spanned="1">
            <text:p>Test: <text:s text:c="2"/>: Runtime PM for PCI Device Intel Corporation 6 Series/C200 Series Chipset Family PCI Express Root Port 2 (Bad)</text:p>
          </table:table-cell>
          <table:covered-table-cell table:number-columns-repeated="2" table:style-name="ce9"/>
          <table:covered-table-cell table:style-name="ce1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2.6308">
            <text:p>32.6308</text:p>
          </table:table-cell>
          <table:table-cell office:value-type="float" office:value="59.009">
            <text:p>59.009</text:p>
          </table:table-cell>
          <table:table-cell office:value-type="float" office:value="552.9773">
            <text:p>552.9773</text:p>
          </table:table-cell>
          <table:table-cell/>
          <table:table-cell office:value-type="string">
            <text:p>Test run <text:s/>1</text:p>
          </table:table-cell>
          <table:table-cell office:value-type="float" office:value="47.4069">
            <text:p>47.4069</text:p>
          </table:table-cell>
          <table:table-cell office:value-type="float" office:value="58.972">
            <text:p>58.972</text:p>
          </table:table-cell>
          <table:table-cell office:value-type="float" office:value="803.8951">
            <text:p>803.8951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2.679">
            <text:p>32.679</text:p>
          </table:table-cell>
          <table:table-cell office:value-type="float" office:value="58.992">
            <text:p>58.992</text:p>
          </table:table-cell>
          <table:table-cell office:value-type="float" office:value="553.9559">
            <text:p>553.9559</text:p>
          </table:table-cell>
          <table:table-cell/>
          <table:table-cell office:value-type="string">
            <text:p>Test run <text:s/>2</text:p>
          </table:table-cell>
          <table:table-cell office:value-type="float" office:value="47.2725">
            <text:p>47.2725</text:p>
          </table:table-cell>
          <table:table-cell office:value-type="float" office:value="59.012">
            <text:p>59.012</text:p>
          </table:table-cell>
          <table:table-cell office:value-type="float" office:value="801.0703">
            <text:p>801.0703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2.7335">
            <text:p>32.7335</text:p>
          </table:table-cell>
          <table:table-cell office:value-type="float" office:value="59.01">
            <text:p>59.01</text:p>
          </table:table-cell>
          <table:table-cell office:value-type="float" office:value="554.7148">
            <text:p>554.7148</text:p>
          </table:table-cell>
          <table:table-cell/>
          <table:table-cell office:value-type="string">
            <text:p>Test run <text:s/>3</text:p>
          </table:table-cell>
          <table:table-cell office:value-type="float" office:value="47.3295">
            <text:p>47.3295</text:p>
          </table:table-cell>
          <table:table-cell office:value-type="float" office:value="58.99">
            <text:p>58.99</text:p>
          </table:table-cell>
          <table:table-cell office:value-type="float" office:value="802.3261">
            <text:p>802.3261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2.6051">
            <text:p>32.6051</text:p>
          </table:table-cell>
          <table:table-cell office:value-type="float" office:value="59.001">
            <text:p>59.001</text:p>
          </table:table-cell>
          <table:table-cell office:value-type="float" office:value="552.6168">
            <text:p>552.6168</text:p>
          </table:table-cell>
          <table:table-cell/>
          <table:table-cell office:value-type="string">
            <text:p>Test run <text:s/>4</text:p>
          </table:table-cell>
          <table:table-cell office:value-type="float" office:value="47.3551">
            <text:p>47.3551</text:p>
          </table:table-cell>
          <table:table-cell office:value-type="float" office:value="59.011">
            <text:p>59.011</text:p>
          </table:table-cell>
          <table:table-cell office:value-type="float" office:value="802.4763">
            <text:p>802.4763</text:p>
          </table:table-cell>
          <table:table-cell table:number-columns-repeated="1015"/>
        </table:table-row>
        <table:table-row table:style-name="ro3">
          <table:table-cell office:value-type="string">
            <text:p>Test run <text:s/>5</text:p>
          </table:table-cell>
          <table:table-cell office:value-type="float" office:value="32.6323">
            <text:p>32.6323</text:p>
          </table:table-cell>
          <table:table-cell office:value-type="float" office:value="58.998">
            <text:p>58.998</text:p>
          </table:table-cell>
          <table:table-cell office:value-type="float" office:value="553.11">
            <text:p>553.11</text:p>
          </table:table-cell>
          <table:table-cell/>
          <table:table-cell office:value-type="string">
            <text:p>Test run <text:s/>5</text:p>
          </table:table-cell>
          <table:table-cell office:value-type="float" office:value="47.3603">
            <text:p>47.3603</text:p>
          </table:table-cell>
          <table:table-cell office:value-type="float" office:value="58.991">
            <text:p>58.991</text:p>
          </table:table-cell>
          <table:table-cell office:value-type="float" office:value="802.8415">
            <text:p>802.8415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6561">
            <text:p>32.6561</text:p>
          </table:table-cell>
          <table:table-cell office:value-type="float" office:value="59.002">
            <text:p>59.002</text:p>
          </table:table-cell>
          <table:table-cell office:value-type="float" office:value="553.475">
            <text:p>553.475</text:p>
          </table:table-cell>
          <table:table-cell/>
          <table:table-cell office:value-type="string">
            <text:p>Average</text:p>
          </table:table-cell>
          <table:table-cell office:value-type="float" office:value="47.3449">
            <text:p>47.3449</text:p>
          </table:table-cell>
          <table:table-cell office:value-type="float" office:value="58.995">
            <text:p>58.995</text:p>
          </table:table-cell>
          <table:table-cell office:value-type="float" office:value="802.5219">
            <text:p>802.5219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0454">
            <text:p>0.0454</text:p>
          </table:table-cell>
          <table:table-cell office:value-type="float" office:value="0.007">
            <text:p>0.007</text:p>
          </table:table-cell>
          <table:table-cell office:value-type="float" office:value="0.7597">
            <text:p>0.7597</text:p>
          </table:table-cell>
          <table:table-cell/>
          <table:table-cell office:value-type="string">
            <text:p>Std.Dev.</text:p>
          </table:table-cell>
          <table:table-cell office:value-type="float" office:value="0.044">
            <text:p>0.044</text:p>
          </table:table-cell>
          <table:table-cell office:value-type="float" office:value="0.015">
            <text:p>0.015</text:p>
          </table:table-cell>
          <table:table-cell office:value-type="float" office:value="0.9095">
            <text:p>0.9095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8">
          <table:table-cell table:style-name="ce4" office:value-type="string" table:number-columns-spanned="4" table:number-rows-spanned="1">
            <text:p>Test: <text:s text:c="2"/>: Runtime PM for PCI Device Intel Corporation N10/ICH 7 Family USB UHCI Controller #4 (Good)</text:p>
          </table:table-cell>
          <table:covered-table-cell table:number-columns-repeated="3"/>
          <table:table-cell/>
          <table:table-cell table:style-name="ce4" office:value-type="string" table:number-columns-spanned="4" table:number-rows-spanned="1">
            <text:p>Test: <text:s text:c="2"/>: Runtime PM for PCI Device Intel Corporation 6 Series/C200 Series Chipset Family PCI Express Root Port 2 (Good)</text:p>
          </table:table-cell>
          <table:covered-table-cell table:number-columns-repeated="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3.2797">
            <text:p>33.2797</text:p>
          </table:table-cell>
          <table:table-cell office:value-type="float" office:value="59.998">
            <text:p>59.998</text:p>
          </table:table-cell>
          <table:table-cell office:value-type="float" office:value="554.6762">
            <text:p>554.6762</text:p>
          </table:table-cell>
          <table:table-cell/>
          <table:table-cell office:value-type="string">
            <text:p>Test run <text:s/>1</text:p>
          </table:table-cell>
          <table:table-cell office:value-type="float" office:value="47.4362">
            <text:p>47.4362</text:p>
          </table:table-cell>
          <table:table-cell office:value-type="float" office:value="59.001">
            <text:p>59.001</text:p>
          </table:table-cell>
          <table:table-cell office:value-type="float" office:value="803.9932">
            <text:p>803.9932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3.2362">
            <text:p>33.2362</text:p>
          </table:table-cell>
          <table:table-cell office:value-type="float" office:value="60.01">
            <text:p>60.01</text:p>
          </table:table-cell>
          <table:table-cell office:value-type="float" office:value="553.8476">
            <text:p>553.8476</text:p>
          </table:table-cell>
          <table:table-cell/>
          <table:table-cell office:value-type="string">
            <text:p>Test run <text:s/>2</text:p>
          </table:table-cell>
          <table:table-cell office:value-type="float" office:value="47.5565">
            <text:p>47.5565</text:p>
          </table:table-cell>
          <table:table-cell office:value-type="float" office:value="59.001">
            <text:p>59.001</text:p>
          </table:table-cell>
          <table:table-cell office:value-type="float" office:value="806.0323">
            <text:p>806.0323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2.6443">
            <text:p>32.6443</text:p>
          </table:table-cell>
          <table:table-cell office:value-type="float" office:value="59.012">
            <text:p>59.012</text:p>
          </table:table-cell>
          <table:table-cell office:value-type="float" office:value="553.1833">
            <text:p>553.1833</text:p>
          </table:table-cell>
          <table:table-cell/>
          <table:table-cell office:value-type="string">
            <text:p>Test run <text:s/>3</text:p>
          </table:table-cell>
          <table:table-cell office:value-type="float" office:value="47.5869">
            <text:p>47.5869</text:p>
          </table:table-cell>
          <table:table-cell office:value-type="float" office:value="59.001">
            <text:p>59.001</text:p>
          </table:table-cell>
          <table:table-cell office:value-type="float" office:value="806.545">
            <text:p>806.545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2.8252">
            <text:p>32.8252</text:p>
          </table:table-cell>
          <table:table-cell office:value-type="float" office:value="59.2">
            <text:p>59.2</text:p>
          </table:table-cell>
          <table:table-cell office:value-type="float" office:value="554.4765">
            <text:p>554.4765</text:p>
          </table:table-cell>
          <table:table-cell/>
          <table:table-cell office:value-type="string">
            <text:p>Test run <text:s/>4</text:p>
          </table:table-cell>
          <table:table-cell office:value-type="float" office:value="47.7831">
            <text:p>47.7831</text:p>
          </table:table-cell>
          <table:table-cell office:value-type="float" office:value="59">
            <text:p>59</text:p>
          </table:table-cell>
          <table:table-cell office:value-type="float" office:value="809.877">
            <text:p>809.877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9964">
            <text:p>32.9964</text:p>
          </table:table-cell>
          <table:table-cell office:value-type="float" office:value="59.555">
            <text:p>59.555</text:p>
          </table:table-cell>
          <table:table-cell office:value-type="float" office:value="554.0459">
            <text:p>554.0459</text:p>
          </table:table-cell>
          <table:table-cell/>
          <table:table-cell office:value-type="string">
            <text:p>Test run <text:s/>5</text:p>
          </table:table-cell>
          <table:table-cell office:value-type="float" office:value="47.735">
            <text:p>47.735</text:p>
          </table:table-cell>
          <table:table-cell office:value-type="float" office:value="59.011">
            <text:p>59.011</text:p>
          </table:table-cell>
          <table:table-cell office:value-type="float" office:value="808.9174">
            <text:p>808.9174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2698">
            <text:p>0.2698</text:p>
          </table:table-cell>
          <table:table-cell office:value-type="float" office:value="0.454">
            <text:p>0.454</text:p>
          </table:table-cell>
          <table:table-cell office:value-type="float" office:value="0.5844">
            <text:p>0.5844</text:p>
          </table:table-cell>
          <table:table-cell/>
          <table:table-cell office:value-type="string">
            <text:p>Average</text:p>
          </table:table-cell>
          <table:table-cell office:value-type="float" office:value="47.6195">
            <text:p>47.6195</text:p>
          </table:table-cell>
          <table:table-cell office:value-type="float" office:value="59.003">
            <text:p>59.003</text:p>
          </table:table-cell>
          <table:table-cell office:value-type="float" office:value="807.073">
            <text:p>807.073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Saving</text:p>
          </table:table-cell>
          <table:table-cell table:style-name="ce10" table:formula="of:=[.B332]-[.B342]" office:value-type="float" office:value="-0.340299999999999">
            <text:p>-0.3403</text:p>
          </table:table-cell>
          <table:table-cell table:style-name="ce10" table:formula="of:=[.C332]-[.C342]" office:value-type="float" office:value="-0.552999999999997">
            <text:p>-0.553</text:p>
          </table:table-cell>
          <table:table-cell table:style-name="ce19" table:formula="of:=[.D332]-[.D342]" office:value-type="float" office:value="-0.570899999999938">
            <text:p>-0.5709</text:p>
          </table:table-cell>
          <table:table-cell/>
          <table:table-cell office:value-type="string">
            <text:p>Std.Dev.</text:p>
          </table:table-cell>
          <table:table-cell office:value-type="float" office:value="0.1255">
            <text:p>0.1255</text:p>
          </table:table-cell>
          <table:table-cell office:value-type="float" office:value="0.004">
            <text:p>0.004</text:p>
          </table:table-cell>
          <table:table-cell office:value-type="float" office:value="2.1029">
            <text:p>2.1029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ce5" office:value-type="string">
            <text:p>Saving:</text:p>
          </table:table-cell>
          <table:table-cell table:style-name="ce10" table:formula="of:=[.G332]-[.G343]" office:value-type="float" office:value="-0.274599999999999">
            <text:p>-0.2746</text:p>
          </table:table-cell>
          <table:table-cell table:style-name="ce10" table:formula="of:=[.H332]-[.H343]" office:value-type="float" office:value="-0.00800000000000267">
            <text:p>-0.008</text:p>
          </table:table-cell>
          <table:table-cell table:style-name="ce19" table:formula="of:=[.I332]-[.I343]" office:value-type="float" office:value="-4.55110000000002">
            <text:p>-4.5511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table:number-columns-spanned="4" table:number-rows-spanned="1">
            <text:p>Test: <text:s text:c="2"/>: Runtime PM for PCI Device Intel Corporation N10/ICH 7 Family USB2 EHCI Controller (Bad)</text:p>
          </table:table-cell>
          <table:covered-table-cell table:number-columns-repeated="2" table:style-name="ce9"/>
          <table:covered-table-cell table:style-name="ce13"/>
          <table:table-cell/>
          <table:table-cell table:style-name="ce2" office:value-type="string" table:number-columns-spanned="4" table:number-rows-spanned="1">
            <text:p>Test: <text:s text:c="2"/>: Runtime PM for PCI Device Intel Corporation 6 Series/C200 Series Chipset Family PCI Express Root Port 4 (Bad)</text:p>
          </table:table-cell>
          <table:covered-table-cell table:number-columns-repeated="2" table:style-name="ce9"/>
          <table:covered-table-cell table:style-name="ce1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3.3372">
            <text:p>33.3372</text:p>
          </table:table-cell>
          <table:table-cell office:value-type="float" office:value="59.993">
            <text:p>59.993</text:p>
          </table:table-cell>
          <table:table-cell office:value-type="float" office:value="555.6839">
            <text:p>555.6839</text:p>
          </table:table-cell>
          <table:table-cell/>
          <table:table-cell office:value-type="string">
            <text:p>Test run <text:s/>1</text:p>
          </table:table-cell>
          <table:table-cell office:value-type="float" office:value="47.2847">
            <text:p>47.2847</text:p>
          </table:table-cell>
          <table:table-cell office:value-type="float" office:value="59.001">
            <text:p>59.001</text:p>
          </table:table-cell>
          <table:table-cell office:value-type="float" office:value="801.4262">
            <text:p>801.4262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41.3545">
            <text:p>41.3545</text:p>
          </table:table-cell>
          <table:table-cell office:value-type="float" office:value="75.015">
            <text:p>75.015</text:p>
          </table:table-cell>
          <table:table-cell office:value-type="float" office:value="551.2802">
            <text:p>551.2802</text:p>
          </table:table-cell>
          <table:table-cell/>
          <table:table-cell office:value-type="string">
            <text:p>Test run <text:s/>2</text:p>
          </table:table-cell>
          <table:table-cell office:value-type="float" office:value="48.0762">
            <text:p>48.0762</text:p>
          </table:table-cell>
          <table:table-cell office:value-type="float" office:value="60.012">
            <text:p>60.012</text:p>
          </table:table-cell>
          <table:table-cell office:value-type="float" office:value="801.1159">
            <text:p>801.1159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2.6915">
            <text:p>32.6915</text:p>
          </table:table-cell>
          <table:table-cell office:value-type="float" office:value="59.002">
            <text:p>59.002</text:p>
          </table:table-cell>
          <table:table-cell office:value-type="float" office:value="554.0767">
            <text:p>554.0767</text:p>
          </table:table-cell>
          <table:table-cell/>
          <table:table-cell office:value-type="string">
            <text:p>Test run <text:s/>3</text:p>
          </table:table-cell>
          <table:table-cell office:value-type="float" office:value="47.2367">
            <text:p>47.2367</text:p>
          </table:table-cell>
          <table:table-cell office:value-type="float" office:value="59.001">
            <text:p>59.001</text:p>
          </table:table-cell>
          <table:table-cell office:value-type="float" office:value="800.6082">
            <text:p>800.6082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2.6107">
            <text:p>32.6107</text:p>
          </table:table-cell>
          <table:table-cell office:value-type="float" office:value="59.012">
            <text:p>59.012</text:p>
          </table:table-cell>
          <table:table-cell office:value-type="float" office:value="552.6153">
            <text:p>552.6153</text:p>
          </table:table-cell>
          <table:table-cell/>
          <table:table-cell office:value-type="string">
            <text:p>Test run <text:s/>4</text:p>
          </table:table-cell>
          <table:table-cell office:value-type="float" office:value="47.2101">
            <text:p>47.2101</text:p>
          </table:table-cell>
          <table:table-cell office:value-type="float" office:value="59.001">
            <text:p>59.001</text:p>
          </table:table-cell>
          <table:table-cell office:value-type="float" office:value="800.1599">
            <text:p>800.1599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table:formula="of:=AVERAGE([.B350:.B353])" office:value-type="float" office:value="34.998475">
            <text:p>34.998475</text:p>
          </table:table-cell>
          <table:table-cell table:formula="of:=AVERAGE([.C350:.C353])" office:value-type="float" office:value="63.2555">
            <text:p>63.2555</text:p>
          </table:table-cell>
          <table:table-cell table:formula="of:=AVERAGE([.D350:.D353])" office:value-type="float" office:value="553.414025">
            <text:p>553.414025</text:p>
          </table:table-cell>
          <table:table-cell/>
          <table:table-cell office:value-type="string">
            <text:p>Test run <text:s/>5</text:p>
          </table:table-cell>
          <table:table-cell office:value-type="float" office:value="48.1337">
            <text:p>48.1337</text:p>
          </table:table-cell>
          <table:table-cell office:value-type="float" office:value="59.99">
            <text:p>59.99</text:p>
          </table:table-cell>
          <table:table-cell office:value-type="float" office:value="802.3598">
            <text:p>802.3598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table:formula="of:=STDEV([.B350:.B353])" office:value-type="float" office:value="4.24980358477503">
            <text:p>4.2498035848</text:p>
          </table:table-cell>
          <table:table-cell table:formula="of:=STDEV([.C350:.C353])" office:value-type="float" office:value="7.85343451406241">
            <text:p>7.8534345141</text:p>
          </table:table-cell>
          <table:table-cell table:formula="of:=STDEV([.D350:.D353])" office:value-type="float" office:value="1.89584118774927">
            <text:p>1.8958411877</text:p>
          </table:table-cell>
          <table:table-cell/>
          <table:table-cell office:value-type="string">
            <text:p>Average</text:p>
          </table:table-cell>
          <table:table-cell office:value-type="float" office:value="47.5883">
            <text:p>47.5883</text:p>
          </table:table-cell>
          <table:table-cell office:value-type="float" office:value="59.401">
            <text:p>59.401</text:p>
          </table:table-cell>
          <table:table-cell office:value-type="float" office:value="801.134">
            <text:p>801.134</text:p>
          </table:table-cell>
          <table:table-cell table:number-columns-repeated="1015"/>
        </table:table-row>
        <table:table-row table:style-name="ro3">
          <table:table-cell table:number-columns-repeated="5"/>
          <table:table-cell office:value-type="string">
            <text:p>Std.Dev.</text:p>
          </table:table-cell>
          <table:table-cell office:value-type="float" office:value="0.4229">
            <text:p>0.4229</text:p>
          </table:table-cell>
          <table:table-cell office:value-type="float" office:value="0.49">
            <text:p>0.49</text:p>
          </table:table-cell>
          <table:table-cell office:value-type="float" office:value="0.7501">
            <text:p>0.7501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8">
          <table:table-cell table:style-name="ce4" office:value-type="string" table:number-columns-spanned="4" table:number-rows-spanned="1">
            <text:p>Test: <text:s text:c="2"/>: Runtime PM for PCI Device Intel Corporation N10/ICH 7 Family USB2 EHCI Controller (Good)</text:p>
          </table:table-cell>
          <table:covered-table-cell table:number-columns-repeated="3"/>
          <table:table-cell/>
          <table:table-cell table:style-name="ce4" office:value-type="string" table:number-columns-spanned="4" table:number-rows-spanned="1">
            <text:p>Test: <text:s text:c="2"/>: Runtime PM for PCI Device Intel Corporation 6 Series/C200 Series Chipset Family PCI Express Root Port 4 (Good)</text:p>
          </table:table-cell>
          <table:covered-table-cell table:number-columns-repeated="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3.2744">
            <text:p>33.2744</text:p>
          </table:table-cell>
          <table:table-cell office:value-type="float" office:value="60">
            <text:p>60</text:p>
          </table:table-cell>
          <table:table-cell office:value-type="float" office:value="554.5724">
            <text:p>554.5724</text:p>
          </table:table-cell>
          <table:table-cell/>
          <table:table-cell office:value-type="string">
            <text:p>Test run <text:s/>1</text:p>
          </table:table-cell>
          <table:table-cell office:value-type="float" office:value="47.3897">
            <text:p>47.3897</text:p>
          </table:table-cell>
          <table:table-cell office:value-type="float" office:value="59.001">
            <text:p>59.001</text:p>
          </table:table-cell>
          <table:table-cell office:value-type="float" office:value="803.205">
            <text:p>803.205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2.7477">
            <text:p>32.7477</text:p>
          </table:table-cell>
          <table:table-cell office:value-type="float" office:value="59.287">
            <text:p>59.287</text:p>
          </table:table-cell>
          <table:table-cell office:value-type="float" office:value="552.3558">
            <text:p>552.3558</text:p>
          </table:table-cell>
          <table:table-cell/>
          <table:table-cell office:value-type="string">
            <text:p>Test run <text:s/>2</text:p>
          </table:table-cell>
          <table:table-cell office:value-type="float" office:value="47.6742">
            <text:p>47.6742</text:p>
          </table:table-cell>
          <table:table-cell office:value-type="float" office:value="59.001">
            <text:p>59.001</text:p>
          </table:table-cell>
          <table:table-cell office:value-type="float" office:value="808.0272">
            <text:p>808.0272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2.5564">
            <text:p>32.5564</text:p>
          </table:table-cell>
          <table:table-cell office:value-type="float" office:value="58.999">
            <text:p>58.999</text:p>
          </table:table-cell>
          <table:table-cell office:value-type="float" office:value="551.8087">
            <text:p>551.8087</text:p>
          </table:table-cell>
          <table:table-cell/>
          <table:table-cell office:value-type="string">
            <text:p>Test run <text:s/>3</text:p>
          </table:table-cell>
          <table:table-cell office:value-type="float" office:value="48.2563">
            <text:p>48.2563</text:p>
          </table:table-cell>
          <table:table-cell office:value-type="float" office:value="59.998">
            <text:p>59.998</text:p>
          </table:table-cell>
          <table:table-cell office:value-type="float" office:value="804.295">
            <text:p>804.295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3.3581">
            <text:p>33.3581</text:p>
          </table:table-cell>
          <table:table-cell office:value-type="float" office:value="60.003">
            <text:p>60.003</text:p>
          </table:table-cell>
          <table:table-cell office:value-type="float" office:value="555.9376">
            <text:p>555.9376</text:p>
          </table:table-cell>
          <table:table-cell/>
          <table:table-cell office:value-type="string">
            <text:p>Test run <text:s/>4</text:p>
          </table:table-cell>
          <table:table-cell office:value-type="float" office:value="47.6368">
            <text:p>47.6368</text:p>
          </table:table-cell>
          <table:table-cell office:value-type="float" office:value="58.991">
            <text:p>58.991</text:p>
          </table:table-cell>
          <table:table-cell office:value-type="float" office:value="807.5336">
            <text:p>807.5336</text:p>
          </table:table-cell>
          <table:table-cell table:number-columns-repeated="1015"/>
        </table:table-row>
        <table:table-row table:style-name="ro3">
          <table:table-cell office:value-type="string">
            <text:p>Test run <text:s/>5</text:p>
          </table:table-cell>
          <table:table-cell office:value-type="float" office:value="32.5243">
            <text:p>32.5243</text:p>
          </table:table-cell>
          <table:table-cell office:value-type="float" office:value="59.007">
            <text:p>59.007</text:p>
          </table:table-cell>
          <table:table-cell office:value-type="float" office:value="551.1907">
            <text:p>551.1907</text:p>
          </table:table-cell>
          <table:table-cell/>
          <table:table-cell office:value-type="string">
            <text:p>Test run <text:s/>5</text:p>
          </table:table-cell>
          <table:table-cell office:value-type="float" office:value="47.5499">
            <text:p>47.5499</text:p>
          </table:table-cell>
          <table:table-cell office:value-type="float" office:value="58.981">
            <text:p>58.981</text:p>
          </table:table-cell>
          <table:table-cell office:value-type="float" office:value="806.1956">
            <text:p>806.1956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8922">
            <text:p>32.8922</text:p>
          </table:table-cell>
          <table:table-cell office:value-type="float" office:value="59.459">
            <text:p>59.459</text:p>
          </table:table-cell>
          <table:table-cell office:value-type="float" office:value="553.1731">
            <text:p>553.1731</text:p>
          </table:table-cell>
          <table:table-cell/>
          <table:table-cell office:value-type="string">
            <text:p>Average</text:p>
          </table:table-cell>
          <table:table-cell office:value-type="float" office:value="47.7014">
            <text:p>47.7014</text:p>
          </table:table-cell>
          <table:table-cell office:value-type="float" office:value="59.194">
            <text:p>59.194</text:p>
          </table:table-cell>
          <table:table-cell office:value-type="float" office:value="805.8513">
            <text:p>805.8513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3555">
            <text:p>0.3555</text:p>
          </table:table-cell>
          <table:table-cell office:value-type="float" office:value="0.455">
            <text:p>0.455</text:p>
          </table:table-cell>
          <table:table-cell office:value-type="float" office:value="1.7922">
            <text:p>1.7922</text:p>
          </table:table-cell>
          <table:table-cell/>
          <table:table-cell office:value-type="string">
            <text:p>Std.Dev.</text:p>
          </table:table-cell>
          <table:table-cell office:value-type="float" office:value="0.2943">
            <text:p>0.2943</text:p>
          </table:table-cell>
          <table:table-cell office:value-type="float" office:value="0.402">
            <text:p>0.402</text:p>
          </table:table-cell>
          <table:table-cell office:value-type="float" office:value="1.8498">
            <text:p>1.8498</text:p>
          </table:table-cell>
          <table:table-cell table:number-columns-repeated="1015"/>
        </table:table-row>
        <table:table-row table:style-name="ro3">
          <table:table-cell table:style-name="ce8" office:value-type="string">
            <text:p>Saving</text:p>
          </table:table-cell>
          <table:table-cell table:style-name="ce12" table:formula="of:=[.B354]-[.B366]" office:value-type="float" office:value="2.106275">
            <text:p>2.106275</text:p>
          </table:table-cell>
          <table:table-cell table:style-name="ce12" table:formula="of:=[.C354]-[.C366]" office:value-type="float" office:value="3.79649999999999">
            <text:p>3.7965</text:p>
          </table:table-cell>
          <table:table-cell table:style-name="ce24" table:formula="of:=[.D354]-[.D366]" office:value-type="float" office:value="0.240925000000061">
            <text:p>0.240925</text:p>
          </table:table-cell>
          <table:table-cell/>
          <table:table-cell table:style-name="ce5" office:value-type="string">
            <text:p>Saving:</text:p>
          </table:table-cell>
          <table:table-cell table:style-name="ce10" table:formula="of:=[.G355]-[.G366]" office:value-type="float" office:value="-0.113100000000003">
            <text:p>-0.1131</text:p>
          </table:table-cell>
          <table:table-cell table:style-name="ce10" table:formula="of:=[.H355]-[.H366]" office:value-type="float" office:value="0.207000000000001">
            <text:p>0.207</text:p>
          </table:table-cell>
          <table:table-cell table:style-name="ce20" table:formula="of:=[.I355]-[.I366]" office:value-type="float" office:value="-4.71730000000002">
            <text:p>-4.7173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table:number-columns-spanned="4" table:number-rows-spanned="1">
            <text:p>Test: <text:s text:c="2"/>: Runtime PM for PCI Device Intel Corporation N10/ICH7 Family SATA AHCI Controller (Bad)</text:p>
          </table:table-cell>
          <table:covered-table-cell table:number-columns-repeated="2" table:style-name="ce9"/>
          <table:covered-table-cell table:style-name="ce13"/>
          <table:table-cell/>
          <table:table-cell table:style-name="ce2" office:value-type="string" table:number-columns-spanned="4" table:number-rows-spanned="1">
            <text:p>Test: <text:s text:c="2"/>: Runtime PM for PCI Device Intel Corporation 6 Series/C200 Series Chipset Family PCI Express Root Port 5 (Bad)</text:p>
          </table:table-cell>
          <table:covered-table-cell table:number-columns-repeated="2" table:style-name="ce9"/>
          <table:covered-table-cell table:style-name="ce1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2.5949">
            <text:p>32.5949</text:p>
          </table:table-cell>
          <table:table-cell office:value-type="float" office:value="59.004">
            <text:p>59.004</text:p>
          </table:table-cell>
          <table:table-cell office:value-type="float" office:value="552.4165">
            <text:p>552.4165</text:p>
          </table:table-cell>
          <table:table-cell/>
          <table:table-cell office:value-type="string">
            <text:p>Test run <text:s/>1</text:p>
          </table:table-cell>
          <table:table-cell office:value-type="float" office:value="47.4681">
            <text:p>47.4681</text:p>
          </table:table-cell>
          <table:table-cell office:value-type="float" office:value="59.001">
            <text:p>59.001</text:p>
          </table:table-cell>
          <table:table-cell office:value-type="float" office:value="804.5334">
            <text:p>804.5334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3.2709">
            <text:p>33.2709</text:p>
          </table:table-cell>
          <table:table-cell office:value-type="float" office:value="60.001">
            <text:p>60.001</text:p>
          </table:table-cell>
          <table:table-cell office:value-type="float" office:value="554.5081">
            <text:p>554.5081</text:p>
          </table:table-cell>
          <table:table-cell/>
          <table:table-cell office:value-type="string">
            <text:p>Test run <text:s/>2</text:p>
          </table:table-cell>
          <table:table-cell office:value-type="float" office:value="47.2879">
            <text:p>47.2879</text:p>
          </table:table-cell>
          <table:table-cell office:value-type="float" office:value="59.011">
            <text:p>59.011</text:p>
          </table:table-cell>
          <table:table-cell office:value-type="float" office:value="801.3353">
            <text:p>801.3353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2.6764">
            <text:p>32.6764</text:p>
          </table:table-cell>
          <table:table-cell office:value-type="float" office:value="59.005">
            <text:p>59.005</text:p>
          </table:table-cell>
          <table:table-cell office:value-type="float" office:value="553.789">
            <text:p>553.789</text:p>
          </table:table-cell>
          <table:table-cell/>
          <table:table-cell office:value-type="string">
            <text:p>Test run <text:s/>3</text:p>
          </table:table-cell>
          <table:table-cell office:value-type="float" office:value="47.3037">
            <text:p>47.3037</text:p>
          </table:table-cell>
          <table:table-cell office:value-type="float" office:value="59.001">
            <text:p>59.001</text:p>
          </table:table-cell>
          <table:table-cell office:value-type="float" office:value="801.7468">
            <text:p>801.7468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3.2574">
            <text:p>33.2574</text:p>
          </table:table-cell>
          <table:table-cell office:value-type="float" office:value="59.988">
            <text:p>59.988</text:p>
          </table:table-cell>
          <table:table-cell office:value-type="float" office:value="554.398">
            <text:p>554.398</text:p>
          </table:table-cell>
          <table:table-cell/>
          <table:table-cell office:value-type="string">
            <text:p>Test run <text:s/>4</text:p>
          </table:table-cell>
          <table:table-cell office:value-type="float" office:value="47.2195">
            <text:p>47.2195</text:p>
          </table:table-cell>
          <table:table-cell office:value-type="float" office:value="59.011">
            <text:p>59.011</text:p>
          </table:table-cell>
          <table:table-cell office:value-type="float" office:value="800.178">
            <text:p>800.178</text:p>
          </table:table-cell>
          <table:table-cell table:number-columns-repeated="1015"/>
        </table:table-row>
        <table:table-row table:style-name="ro3">
          <table:table-cell office:value-type="string">
            <text:p>Test run <text:s/>5</text:p>
          </table:table-cell>
          <table:table-cell office:value-type="float" office:value="32.6629">
            <text:p>32.6629</text:p>
          </table:table-cell>
          <table:table-cell office:value-type="float" office:value="59.004">
            <text:p>59.004</text:p>
          </table:table-cell>
          <table:table-cell office:value-type="float" office:value="553.5708">
            <text:p>553.5708</text:p>
          </table:table-cell>
          <table:table-cell/>
          <table:table-cell office:value-type="string">
            <text:p>Test run <text:s/>5</text:p>
          </table:table-cell>
          <table:table-cell office:value-type="float" office:value="47.4017">
            <text:p>47.4017</text:p>
          </table:table-cell>
          <table:table-cell office:value-type="float" office:value="59.001">
            <text:p>59.001</text:p>
          </table:table-cell>
          <table:table-cell office:value-type="float" office:value="803.4105">
            <text:p>803.4105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8925">
            <text:p>32.8925</text:p>
          </table:table-cell>
          <table:table-cell office:value-type="float" office:value="59.4">
            <text:p>59.4</text:p>
          </table:table-cell>
          <table:table-cell office:value-type="float" office:value="553.7365">
            <text:p>553.7365</text:p>
          </table:table-cell>
          <table:table-cell/>
          <table:table-cell office:value-type="string">
            <text:p>Average</text:p>
          </table:table-cell>
          <table:table-cell office:value-type="float" office:value="47.3362">
            <text:p>47.3362</text:p>
          </table:table-cell>
          <table:table-cell office:value-type="float" office:value="59.005">
            <text:p>59.005</text:p>
          </table:table-cell>
          <table:table-cell office:value-type="float" office:value="802.2408">
            <text:p>802.2408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3047">
            <text:p>0.3047</text:p>
          </table:table-cell>
          <table:table-cell office:value-type="float" office:value="0.485">
            <text:p>0.485</text:p>
          </table:table-cell>
          <table:table-cell office:value-type="float" office:value="0.7491">
            <text:p>0.7491</text:p>
          </table:table-cell>
          <table:table-cell/>
          <table:table-cell office:value-type="string">
            <text:p>Std.Dev.</text:p>
          </table:table-cell>
          <table:table-cell office:value-type="float" office:value="0.088">
            <text:p>0.088</text:p>
          </table:table-cell>
          <table:table-cell office:value-type="float" office:value="0.005">
            <text:p>0.005</text:p>
          </table:table-cell>
          <table:table-cell office:value-type="float" office:value="1.5455">
            <text:p>1.5455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8">
          <table:table-cell table:style-name="ce4" office:value-type="string" table:number-columns-spanned="4" table:number-rows-spanned="1">
            <text:p>Test: <text:s text:c="2"/>: Runtime PM for PCI Device Intel Corporation N10/ICH7 Family SATA AHCI Controller (Good)</text:p>
          </table:table-cell>
          <table:covered-table-cell table:number-columns-repeated="3"/>
          <table:table-cell/>
          <table:table-cell table:style-name="ce4" office:value-type="string" table:number-columns-spanned="4" table:number-rows-spanned="1">
            <text:p>Test: <text:s text:c="2"/>: Runtime PM for PCI Device Intel Corporation 6 Series/C200 Series Chipset Family PCI Express Root Port 5 (Good)</text:p>
          </table:table-cell>
          <table:covered-table-cell table:number-columns-repeated="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2.6196">
            <text:p>32.6196</text:p>
          </table:table-cell>
          <table:table-cell office:value-type="float" office:value="58.982">
            <text:p>58.982</text:p>
          </table:table-cell>
          <table:table-cell office:value-type="float" office:value="553.0393">
            <text:p>553.0393</text:p>
          </table:table-cell>
          <table:table-cell/>
          <table:table-cell office:value-type="string">
            <text:p>Test run <text:s/>1</text:p>
          </table:table-cell>
          <table:table-cell office:value-type="float" office:value="47.4238">
            <text:p>47.4238</text:p>
          </table:table-cell>
          <table:table-cell office:value-type="float" office:value="59.002">
            <text:p>59.002</text:p>
          </table:table-cell>
          <table:table-cell office:value-type="float" office:value="803.7721">
            <text:p>803.7721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2.695">
            <text:p>32.695</text:p>
          </table:table-cell>
          <table:table-cell office:value-type="float" office:value="59.016">
            <text:p>59.016</text:p>
          </table:table-cell>
          <table:table-cell office:value-type="float" office:value="553.9996">
            <text:p>553.9996</text:p>
          </table:table-cell>
          <table:table-cell/>
          <table:table-cell office:value-type="string">
            <text:p>Test run <text:s/>2</text:p>
          </table:table-cell>
          <table:table-cell office:value-type="float" office:value="48.2676">
            <text:p>48.2676</text:p>
          </table:table-cell>
          <table:table-cell office:value-type="float" office:value="60">
            <text:p>60</text:p>
          </table:table-cell>
          <table:table-cell office:value-type="float" office:value="804.4543">
            <text:p>804.4543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2.2048">
            <text:p>32.2048</text:p>
          </table:table-cell>
          <table:table-cell office:value-type="float" office:value="58.189">
            <text:p>58.189</text:p>
          </table:table-cell>
          <table:table-cell office:value-type="float" office:value="553.4556">
            <text:p>553.4556</text:p>
          </table:table-cell>
          <table:table-cell/>
          <table:table-cell office:value-type="string">
            <text:p>Test run <text:s/>3</text:p>
          </table:table-cell>
          <table:table-cell office:value-type="float" office:value="47.5239">
            <text:p>47.5239</text:p>
          </table:table-cell>
          <table:table-cell office:value-type="float" office:value="59">
            <text:p>59</text:p>
          </table:table-cell>
          <table:table-cell office:value-type="float" office:value="805.4844">
            <text:p>805.4844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2.5793">
            <text:p>32.5793</text:p>
          </table:table-cell>
          <table:table-cell office:value-type="float" office:value="58.801">
            <text:p>58.801</text:p>
          </table:table-cell>
          <table:table-cell office:value-type="float" office:value="554.0625">
            <text:p>554.0625</text:p>
          </table:table-cell>
          <table:table-cell/>
          <table:table-cell office:value-type="string">
            <text:p>Test run <text:s/>4</text:p>
          </table:table-cell>
          <table:table-cell office:value-type="float" office:value="47.6255">
            <text:p>47.6255</text:p>
          </table:table-cell>
          <table:table-cell office:value-type="float" office:value="58.99">
            <text:p>58.99</text:p>
          </table:table-cell>
          <table:table-cell office:value-type="float" office:value="807.345">
            <text:p>807.345</text:p>
          </table:table-cell>
          <table:table-cell table:number-columns-repeated="1015"/>
        </table:table-row>
        <table:table-row table:style-name="ro3">
          <table:table-cell office:value-type="string">
            <text:p>Test run <text:s/>5</text:p>
          </table:table-cell>
          <table:table-cell office:value-type="float" office:value="32.7069">
            <text:p>32.7069</text:p>
          </table:table-cell>
          <table:table-cell office:value-type="float" office:value="58.998">
            <text:p>58.998</text:p>
          </table:table-cell>
          <table:table-cell office:value-type="float" office:value="554.3728">
            <text:p>554.3728</text:p>
          </table:table-cell>
          <table:table-cell/>
          <table:table-cell office:value-type="string">
            <text:p>Test run <text:s/>5</text:p>
          </table:table-cell>
          <table:table-cell office:value-type="float" office:value="48.5235">
            <text:p>48.5235</text:p>
          </table:table-cell>
          <table:table-cell office:value-type="float" office:value="60.001">
            <text:p>60.001</text:p>
          </table:table-cell>
          <table:table-cell office:value-type="float" office:value="808.7156">
            <text:p>808.7156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5611">
            <text:p>32.5611</text:p>
          </table:table-cell>
          <table:table-cell office:value-type="float" office:value="58.797">
            <text:p>58.797</text:p>
          </table:table-cell>
          <table:table-cell office:value-type="float" office:value="553.786">
            <text:p>553.786</text:p>
          </table:table-cell>
          <table:table-cell/>
          <table:table-cell office:value-type="string">
            <text:p>Average</text:p>
          </table:table-cell>
          <table:table-cell office:value-type="float" office:value="47.8729">
            <text:p>47.8729</text:p>
          </table:table-cell>
          <table:table-cell office:value-type="float" office:value="59.399">
            <text:p>59.399</text:p>
          </table:table-cell>
          <table:table-cell office:value-type="float" office:value="805.9543">
            <text:p>805.9543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1843">
            <text:p>0.1843</text:p>
          </table:table-cell>
          <table:table-cell office:value-type="float" office:value="0.314">
            <text:p>0.314</text:p>
          </table:table-cell>
          <table:table-cell office:value-type="float" office:value="0.4761">
            <text:p>0.4761</text:p>
          </table:table-cell>
          <table:table-cell/>
          <table:table-cell office:value-type="string">
            <text:p>Std.Dev.</text:p>
          </table:table-cell>
          <table:table-cell office:value-type="float" office:value="0.439">
            <text:p>0.439</text:p>
          </table:table-cell>
          <table:table-cell office:value-type="float" office:value="0.491">
            <text:p>0.491</text:p>
          </table:table-cell>
          <table:table-cell office:value-type="float" office:value="1.8326">
            <text:p>1.8326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Saving</text:p>
          </table:table-cell>
          <table:table-cell table:style-name="ce10" table:formula="of:=[.B378]-[.B389]" office:value-type="float" office:value="0.331399999999995">
            <text:p>0.3314</text:p>
          </table:table-cell>
          <table:table-cell table:style-name="ce10" table:formula="of:=[.C378]-[.C389]" office:value-type="float" office:value="0.603000000000002">
            <text:p>0.603</text:p>
          </table:table-cell>
          <table:table-cell table:style-name="ce19" table:formula="of:=[.D378]-[.D389]" office:value-type="float" office:value="-0.0494999999999664">
            <text:p>-0.0495</text:p>
          </table:table-cell>
          <table:table-cell/>
          <table:table-cell table:style-name="ce5" office:value-type="string">
            <text:p>Saving:</text:p>
          </table:table-cell>
          <table:table-cell table:style-name="ce10" table:formula="of:=[.G378]-[.G389]" office:value-type="float" office:value="-0.536700000000003">
            <text:p>-0.5367</text:p>
          </table:table-cell>
          <table:table-cell table:style-name="ce10" table:formula="of:=[.H378]-[.H389]" office:value-type="float" office:value="-0.393999999999998">
            <text:p>-0.394</text:p>
          </table:table-cell>
          <table:table-cell table:style-name="ce20" table:formula="of:=[.I378]-[.I389]" office:value-type="float" office:value="-3.71349999999995">
            <text:p>-3.7135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table:number-columns-spanned="4" table:number-rows-spanned="1">
            <text:p>Test: <text:s text:c="2"/>: Runtime PM for PCI Device Realtek Semiconductor Co., Ltd. RTL8101E/RTL8102E PCI Express Fast Ethernet controller (Bad)</text:p>
          </table:table-cell>
          <table:covered-table-cell table:number-columns-repeated="2" table:style-name="ce9"/>
          <table:covered-table-cell table:style-name="ce13"/>
          <table:table-cell/>
          <table:table-cell table:style-name="ce2" office:value-type="string" table:number-columns-spanned="4" table:number-rows-spanned="1">
            <text:p>Test: <text:s text:c="2"/>: Runtime PM for PCI Device Intel Corporation 6 Series/C200 Series Chipset Family USB Enhanced Host Controller #1 (Bad)</text:p>
          </table:table-cell>
          <table:covered-table-cell table:number-columns-repeated="2" table:style-name="ce9"/>
          <table:covered-table-cell table:style-name="ce1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2.5491">
            <text:p>32.5491</text:p>
          </table:table-cell>
          <table:table-cell office:value-type="float" office:value="58.994">
            <text:p>58.994</text:p>
          </table:table-cell>
          <table:table-cell office:value-type="float" office:value="551.7399">
            <text:p>551.7399</text:p>
          </table:table-cell>
          <table:table-cell/>
          <table:table-cell office:value-type="string">
            <text:p>Test run <text:s/>1</text:p>
          </table:table-cell>
          <table:table-cell office:value-type="float" office:value="47.7155">
            <text:p>47.7155</text:p>
          </table:table-cell>
          <table:table-cell office:value-type="float" office:value="59.001">
            <text:p>59.001</text:p>
          </table:table-cell>
          <table:table-cell office:value-type="float" office:value="808.7167">
            <text:p>808.7167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2.7097">
            <text:p>32.7097</text:p>
          </table:table-cell>
          <table:table-cell office:value-type="float" office:value="59.044">
            <text:p>59.044</text:p>
          </table:table-cell>
          <table:table-cell office:value-type="float" office:value="553.9905">
            <text:p>553.9905</text:p>
          </table:table-cell>
          <table:table-cell/>
          <table:table-cell office:value-type="string">
            <text:p>Test run <text:s/>2</text:p>
          </table:table-cell>
          <table:table-cell office:value-type="float" office:value="47.5942">
            <text:p>47.5942</text:p>
          </table:table-cell>
          <table:table-cell office:value-type="float" office:value="59.001">
            <text:p>59.001</text:p>
          </table:table-cell>
          <table:table-cell office:value-type="float" office:value="806.6689">
            <text:p>806.6689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3.3277">
            <text:p>33.3277</text:p>
          </table:table-cell>
          <table:table-cell office:value-type="float" office:value="59.987">
            <text:p>59.987</text:p>
          </table:table-cell>
          <table:table-cell office:value-type="float" office:value="555.5795">
            <text:p>555.5795</text:p>
          </table:table-cell>
          <table:table-cell/>
          <table:table-cell office:value-type="string">
            <text:p>Test run <text:s/>3</text:p>
          </table:table-cell>
          <table:table-cell office:value-type="float" office:value="47.435">
            <text:p>47.435</text:p>
          </table:table-cell>
          <table:table-cell office:value-type="float" office:value="58.992">
            <text:p>58.992</text:p>
          </table:table-cell>
          <table:table-cell office:value-type="float" office:value="804.09">
            <text:p>804.09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2.9432">
            <text:p>32.9432</text:p>
          </table:table-cell>
          <table:table-cell office:value-type="float" office:value="59.999">
            <text:p>59.999</text:p>
          </table:table-cell>
          <table:table-cell office:value-type="float" office:value="549.0614">
            <text:p>549.0614</text:p>
          </table:table-cell>
          <table:table-cell/>
          <table:table-cell office:value-type="string">
            <text:p>Test run <text:s/>4</text:p>
          </table:table-cell>
          <table:table-cell office:value-type="float" office:value="47.2091">
            <text:p>47.2091</text:p>
          </table:table-cell>
          <table:table-cell office:value-type="float" office:value="59">
            <text:p>59</text:p>
          </table:table-cell>
          <table:table-cell office:value-type="float" office:value="800.1491">
            <text:p>800.1491</text:p>
          </table:table-cell>
          <table:table-cell table:number-columns-repeated="1015"/>
        </table:table-row>
        <table:table-row table:style-name="ro3">
          <table:table-cell office:value-type="string">
            <text:p>Test run <text:s/>5</text:p>
          </table:table-cell>
          <table:table-cell office:value-type="float" office:value="32.6708">
            <text:p>32.6708</text:p>
          </table:table-cell>
          <table:table-cell office:value-type="float" office:value="59.007">
            <text:p>59.007</text:p>
          </table:table-cell>
          <table:table-cell office:value-type="float" office:value="553.6765">
            <text:p>553.6765</text:p>
          </table:table-cell>
          <table:table-cell/>
          <table:table-cell office:value-type="string">
            <text:p>Test run <text:s/>5</text:p>
          </table:table-cell>
          <table:table-cell office:value-type="float" office:value="47.2322">
            <text:p>47.2322</text:p>
          </table:table-cell>
          <table:table-cell office:value-type="float" office:value="59.011">
            <text:p>59.011</text:p>
          </table:table-cell>
          <table:table-cell office:value-type="float" office:value="800.3932">
            <text:p>800.3932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8401">
            <text:p>32.8401</text:p>
          </table:table-cell>
          <table:table-cell office:value-type="float" office:value="59.406">
            <text:p>59.406</text:p>
          </table:table-cell>
          <table:table-cell office:value-type="float" office:value="552.8096">
            <text:p>552.8096</text:p>
          </table:table-cell>
          <table:table-cell/>
          <table:table-cell office:value-type="string">
            <text:p>Average</text:p>
          </table:table-cell>
          <table:table-cell office:value-type="float" office:value="47.4372">
            <text:p>47.4372</text:p>
          </table:table-cell>
          <table:table-cell office:value-type="float" office:value="59.001">
            <text:p>59.001</text:p>
          </table:table-cell>
          <table:table-cell office:value-type="float" office:value="804.0036">
            <text:p>804.0036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2752">
            <text:p>0.2752</text:p>
          </table:table-cell>
          <table:table-cell office:value-type="float" office:value="0.48">
            <text:p>0.48</text:p>
          </table:table-cell>
          <table:table-cell office:value-type="float" office:value="2.2366">
            <text:p>2.2366</text:p>
          </table:table-cell>
          <table:table-cell/>
          <table:table-cell office:value-type="string">
            <text:p>Std.Dev.</text:p>
          </table:table-cell>
          <table:table-cell office:value-type="float" office:value="0.1981">
            <text:p>0.1981</text:p>
          </table:table-cell>
          <table:table-cell office:value-type="float" office:value="0.006">
            <text:p>0.006</text:p>
          </table:table-cell>
          <table:table-cell office:value-type="float" office:value="3.3828">
            <text:p>3.3828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8">
          <table:table-cell table:style-name="ce4" office:value-type="string" table:number-columns-spanned="4" table:number-rows-spanned="1">
            <text:p>Test: <text:s text:c="2"/>: Runtime PM for PCI Device Realtek Semiconductor Co., Ltd. RTL8101E/RTL8102E PCI Express Fast Ethernet controller (Good)</text:p>
          </table:table-cell>
          <table:covered-table-cell table:number-columns-repeated="3"/>
          <table:table-cell/>
          <table:table-cell table:style-name="ce4" office:value-type="string" table:number-columns-spanned="4" table:number-rows-spanned="1">
            <text:p>Test: <text:s text:c="2"/>: Runtime PM for PCI Device Intel Corporation 6 Series/C200 Series Chipset Family USB Enhanced Host Controller #1 (Good)</text:p>
          </table:table-cell>
          <table:covered-table-cell table:number-columns-repeated="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2.2899">
            <text:p>32.2899</text:p>
          </table:table-cell>
          <table:table-cell office:value-type="float" office:value="58.429">
            <text:p>58.429</text:p>
          </table:table-cell>
          <table:table-cell office:value-type="float" office:value="552.632">
            <text:p>552.632</text:p>
          </table:table-cell>
          <table:table-cell/>
          <table:table-cell office:value-type="string">
            <text:p>Test run <text:s/>1</text:p>
          </table:table-cell>
          <table:table-cell office:value-type="float" office:value="47.4157">
            <text:p>47.4157</text:p>
          </table:table-cell>
          <table:table-cell office:value-type="float" office:value="59.001">
            <text:p>59.001</text:p>
          </table:table-cell>
          <table:table-cell office:value-type="float" office:value="803.6486">
            <text:p>803.6486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3.1518">
            <text:p>33.1518</text:p>
          </table:table-cell>
          <table:table-cell office:value-type="float" office:value="59.987">
            <text:p>59.987</text:p>
          </table:table-cell>
          <table:table-cell office:value-type="float" office:value="552.6542">
            <text:p>552.6542</text:p>
          </table:table-cell>
          <table:table-cell/>
          <table:table-cell office:value-type="string">
            <text:p>Test run <text:s/>2</text:p>
          </table:table-cell>
          <table:table-cell office:value-type="float" office:value="47.4426">
            <text:p>47.4426</text:p>
          </table:table-cell>
          <table:table-cell office:value-type="float" office:value="59.011">
            <text:p>59.011</text:p>
          </table:table-cell>
          <table:table-cell office:value-type="float" office:value="803.9579">
            <text:p>803.9579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2.6676">
            <text:p>32.6676</text:p>
          </table:table-cell>
          <table:table-cell office:value-type="float" office:value="58.981">
            <text:p>58.981</text:p>
          </table:table-cell>
          <table:table-cell office:value-type="float" office:value="553.8684">
            <text:p>553.8684</text:p>
          </table:table-cell>
          <table:table-cell/>
          <table:table-cell office:value-type="string">
            <text:p>Test run <text:s/>3</text:p>
          </table:table-cell>
          <table:table-cell office:value-type="float" office:value="47.581">
            <text:p>47.581</text:p>
          </table:table-cell>
          <table:table-cell office:value-type="float" office:value="59">
            <text:p>59</text:p>
          </table:table-cell>
          <table:table-cell office:value-type="float" office:value="806.4507">
            <text:p>806.4507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3.1798">
            <text:p>33.1798</text:p>
          </table:table-cell>
          <table:table-cell office:value-type="float" office:value="60.001">
            <text:p>60.001</text:p>
          </table:table-cell>
          <table:table-cell office:value-type="float" office:value="552.9904">
            <text:p>552.9904</text:p>
          </table:table-cell>
          <table:table-cell/>
          <table:table-cell office:value-type="string">
            <text:p>Test run <text:s/>4</text:p>
          </table:table-cell>
          <table:table-cell office:value-type="float" office:value="47.6654">
            <text:p>47.6654</text:p>
          </table:table-cell>
          <table:table-cell office:value-type="float" office:value="58.981">
            <text:p>58.981</text:p>
          </table:table-cell>
          <table:table-cell office:value-type="float" office:value="808.1477">
            <text:p>808.1477</text:p>
          </table:table-cell>
          <table:table-cell table:number-columns-repeated="1015"/>
        </table:table-row>
        <table:table-row table:style-name="ro3">
          <table:table-cell office:value-type="string">
            <text:p>Test run <text:s/>5</text:p>
          </table:table-cell>
          <table:table-cell office:value-type="float" office:value="32.9015">
            <text:p>32.9015</text:p>
          </table:table-cell>
          <table:table-cell office:value-type="float" office:value="59.691">
            <text:p>59.691</text:p>
          </table:table-cell>
          <table:table-cell office:value-type="float" office:value="551.1967">
            <text:p>551.1967</text:p>
          </table:table-cell>
          <table:table-cell/>
          <table:table-cell office:value-type="string">
            <text:p>Test run <text:s/>5</text:p>
          </table:table-cell>
          <table:table-cell office:value-type="float" office:value="47.6864">
            <text:p>47.6864</text:p>
          </table:table-cell>
          <table:table-cell office:value-type="float" office:value="59.011">
            <text:p>59.011</text:p>
          </table:table-cell>
          <table:table-cell office:value-type="float" office:value="808.0987">
            <text:p>808.0987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8381">
            <text:p>32.8381</text:p>
          </table:table-cell>
          <table:table-cell office:value-type="float" office:value="59.418">
            <text:p>59.418</text:p>
          </table:table-cell>
          <table:table-cell office:value-type="float" office:value="552.6683">
            <text:p>552.6683</text:p>
          </table:table-cell>
          <table:table-cell/>
          <table:table-cell office:value-type="string">
            <text:p>Average</text:p>
          </table:table-cell>
          <table:table-cell office:value-type="float" office:value="47.5582">
            <text:p>47.5582</text:p>
          </table:table-cell>
          <table:table-cell office:value-type="float" office:value="59.001">
            <text:p>59.001</text:p>
          </table:table-cell>
          <table:table-cell office:value-type="float" office:value="806.0607">
            <text:p>806.0607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3313">
            <text:p>0.3313</text:p>
          </table:table-cell>
          <table:table-cell office:value-type="float" office:value="0.617">
            <text:p>0.617</text:p>
          </table:table-cell>
          <table:table-cell office:value-type="float" office:value="0.8615">
            <text:p>0.8615</text:p>
          </table:table-cell>
          <table:table-cell/>
          <table:table-cell office:value-type="string">
            <text:p>Std.Dev.</text:p>
          </table:table-cell>
          <table:table-cell office:value-type="float" office:value="0.1114">
            <text:p>0.1114</text:p>
          </table:table-cell>
          <table:table-cell office:value-type="float" office:value="0.011">
            <text:p>0.011</text:p>
          </table:table-cell>
          <table:table-cell office:value-type="float" office:value="1.9443">
            <text:p>1.9443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Saving</text:p>
          </table:table-cell>
          <table:table-cell table:style-name="ce10" table:formula="of:=[.B401]-[.B412]" office:value-type="float" office:value="0.00200000000000244">
            <text:p>0.002</text:p>
          </table:table-cell>
          <table:table-cell table:style-name="ce10" table:formula="of:=[.C401]-[.C412]" office:value-type="float" office:value="-0.0120000000000005">
            <text:p>-0.012</text:p>
          </table:table-cell>
          <table:table-cell table:style-name="ce18" table:formula="of:=[.D401]-[.D412]" office:value-type="float" office:value="0.141300000000001">
            <text:p>0.1413</text:p>
          </table:table-cell>
          <table:table-cell/>
          <table:table-cell table:style-name="ce5" office:value-type="string">
            <text:p>Saving:</text:p>
          </table:table-cell>
          <table:table-cell table:style-name="ce10" table:formula="of:=[.G401]-[.G412]" office:value-type="float" office:value="-0.121000000000002">
            <text:p>-0.121</text:p>
          </table:table-cell>
          <table:table-cell table:style-name="ce10" table:formula="of:=[.H401]-[.H412]" office:value-type="float" office:value="0">
            <text:p>0</text:p>
          </table:table-cell>
          <table:table-cell table:style-name="ce20" table:formula="of:=[.I401]-[.I412]" office:value-type="float" office:value="-2.05709999999999">
            <text:p>-2.0571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table:number-columns-spanned="4" table:number-rows-spanned="1">
            <text:p>Test: <text:s text:c="2"/>: Wireless Power Saving for interface wlan0 (Bad)</text:p>
          </table:table-cell>
          <table:covered-table-cell table:number-columns-repeated="2" table:style-name="ce9"/>
          <table:covered-table-cell table:style-name="ce13"/>
          <table:table-cell/>
          <table:table-cell table:style-name="ce2" office:value-type="string" table:number-columns-spanned="4" table:number-rows-spanned="1">
            <text:p>Test: <text:s text:c="2"/>: Runtime PM for PCI Device Intel Corporation 6 Series/C200 Series Chipset Family USB Enhanced Host Controller #2 (Bad)</text:p>
          </table:table-cell>
          <table:covered-table-cell table:number-columns-repeated="2" table:style-name="ce9"/>
          <table:covered-table-cell table:style-name="ce1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32.7008">
            <text:p>32.7008</text:p>
          </table:table-cell>
          <table:table-cell office:value-type="float" office:value="58.98">
            <text:p>58.98</text:p>
          </table:table-cell>
          <table:table-cell office:value-type="float" office:value="554.4435">
            <text:p>554.4435</text:p>
          </table:table-cell>
          <table:table-cell/>
          <table:table-cell office:value-type="string">
            <text:p>Test run <text:s/>1</text:p>
          </table:table-cell>
          <table:table-cell office:value-type="float" office:value="47.7079">
            <text:p>47.7079</text:p>
          </table:table-cell>
          <table:table-cell office:value-type="float" office:value="59.001">
            <text:p>59.001</text:p>
          </table:table-cell>
          <table:table-cell office:value-type="float" office:value="808.5946">
            <text:p>808.5946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33.1656">
            <text:p>33.1656</text:p>
          </table:table-cell>
          <table:table-cell office:value-type="float" office:value="60">
            <text:p>60</text:p>
          </table:table-cell>
          <table:table-cell office:value-type="float" office:value="552.7588">
            <text:p>552.7588</text:p>
          </table:table-cell>
          <table:table-cell/>
          <table:table-cell office:value-type="string">
            <text:p>Test run <text:s/>2</text:p>
          </table:table-cell>
          <table:table-cell office:value-type="float" office:value="47.8922">
            <text:p>47.8922</text:p>
          </table:table-cell>
          <table:table-cell office:value-type="float" office:value="59.001">
            <text:p>59.001</text:p>
          </table:table-cell>
          <table:table-cell office:value-type="float" office:value="811.7197">
            <text:p>811.7197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2.807">
            <text:p>32.807</text:p>
          </table:table-cell>
          <table:table-cell office:value-type="float" office:value="59.007">
            <text:p>59.007</text:p>
          </table:table-cell>
          <table:table-cell office:value-type="float" office:value="555.9849">
            <text:p>555.9849</text:p>
          </table:table-cell>
          <table:table-cell/>
          <table:table-cell office:value-type="string">
            <text:p>Test run <text:s/>3</text:p>
          </table:table-cell>
          <table:table-cell office:value-type="float" office:value="47.2325">
            <text:p>47.2325</text:p>
          </table:table-cell>
          <table:table-cell office:value-type="float" office:value="59.001">
            <text:p>59.001</text:p>
          </table:table-cell>
          <table:table-cell office:value-type="float" office:value="800.5433">
            <text:p>800.5433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33.2656">
            <text:p>33.2656</text:p>
          </table:table-cell>
          <table:table-cell office:value-type="float" office:value="60.011">
            <text:p>60.011</text:p>
          </table:table-cell>
          <table:table-cell office:value-type="float" office:value="554.329">
            <text:p>554.329</text:p>
          </table:table-cell>
          <table:table-cell/>
          <table:table-cell office:value-type="string">
            <text:p>Test run <text:s/>4</text:p>
          </table:table-cell>
          <table:table-cell office:value-type="float" office:value="47.3877">
            <text:p>47.3877</text:p>
          </table:table-cell>
          <table:table-cell office:value-type="float" office:value="59.011">
            <text:p>59.011</text:p>
          </table:table-cell>
          <table:table-cell office:value-type="float" office:value="803.0248">
            <text:p>803.0248</text:p>
          </table:table-cell>
          <table:table-cell table:number-columns-repeated="1015"/>
        </table:table-row>
        <table:table-row table:style-name="ro3">
          <table:table-cell office:value-type="string">
            <text:p>Test run <text:s/>5</text:p>
          </table:table-cell>
          <table:table-cell office:value-type="float" office:value="32.6715">
            <text:p>32.6715</text:p>
          </table:table-cell>
          <table:table-cell office:value-type="float" office:value="58.996">
            <text:p>58.996</text:p>
          </table:table-cell>
          <table:table-cell office:value-type="float" office:value="553.7891">
            <text:p>553.7891</text:p>
          </table:table-cell>
          <table:table-cell/>
          <table:table-cell office:value-type="string">
            <text:p>Test run <text:s/>5</text:p>
          </table:table-cell>
          <table:table-cell office:value-type="float" office:value="47.2183">
            <text:p>47.2183</text:p>
          </table:table-cell>
          <table:table-cell office:value-type="float" office:value="59.009">
            <text:p>59.009</text:p>
          </table:table-cell>
          <table:table-cell office:value-type="float" office:value="800.1865">
            <text:p>800.1865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32.9221">
            <text:p>32.9221</text:p>
          </table:table-cell>
          <table:table-cell office:value-type="float" office:value="59.399">
            <text:p>59.399</text:p>
          </table:table-cell>
          <table:table-cell office:value-type="float" office:value="554.2611">
            <text:p>554.2611</text:p>
          </table:table-cell>
          <table:table-cell/>
          <table:table-cell office:value-type="string">
            <text:p>Average</text:p>
          </table:table-cell>
          <table:table-cell office:value-type="float" office:value="47.4877">
            <text:p>47.4877</text:p>
          </table:table-cell>
          <table:table-cell office:value-type="float" office:value="59.005">
            <text:p>59.005</text:p>
          </table:table-cell>
          <table:table-cell office:value-type="float" office:value="804.8138">
            <text:p>804.8138</text:p>
          </table:table-cell>
          <table:table-cell table:number-columns-repeated="1015"/>
        </table:table-row>
        <table:table-row table:style-name="ro3">
          <table:table-cell office:value-type="string">
            <text:p>Std.Dev.</text:p>
          </table:table-cell>
          <table:table-cell office:value-type="float" office:value="0.2459">
            <text:p>0.2459</text:p>
          </table:table-cell>
          <table:table-cell office:value-type="float" office:value="0.495">
            <text:p>0.495</text:p>
          </table:table-cell>
          <table:table-cell office:value-type="float" office:value="1.0478">
            <text:p>1.0478</text:p>
          </table:table-cell>
          <table:table-cell/>
          <table:table-cell office:value-type="string">
            <text:p>Std.Dev.</text:p>
          </table:table-cell>
          <table:table-cell office:value-type="float" office:value="0.2683">
            <text:p>0.2683</text:p>
          </table:table-cell>
          <table:table-cell office:value-type="float" office:value="0.005">
            <text:p>0.005</text:p>
          </table:table-cell>
          <table:table-cell office:value-type="float" office:value="4.579">
            <text:p>4.579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8">
          <table:table-cell table:style-name="ce4" office:value-type="string" table:number-columns-spanned="4" table:number-rows-spanned="1">
            <text:p>Test: <text:s text:c="2"/>: Wireless Power Saving for interface wlan0 (Good)</text:p>
          </table:table-cell>
          <table:covered-table-cell table:number-columns-repeated="3"/>
          <table:table-cell/>
          <table:table-cell table:style-name="ce4" office:value-type="string" table:number-columns-spanned="4" table:number-rows-spanned="1">
            <text:p>Test: <text:s text:c="2"/>: Runtime PM for PCI Device Intel Corporation 6 Series/C200 Series Chipset Family USB Enhanced Host Controller #2 (Good)</text:p>
          </table:table-cell>
          <table:covered-table-cell table:number-columns-repeated="3"/>
          <table:table-cell table:number-columns-repeated="1015"/>
        </table:table-row>
        <table:table-row table:style-name="ro3">
          <table:table-cell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office:value-type="string">
            <text:p>Test run <text:s/>1</text:p>
          </table:table-cell>
          <table:table-cell office:value-type="float" office:value="29.9023">
            <text:p>29.9023</text:p>
          </table:table-cell>
          <table:table-cell office:value-type="float" office:value="58.993">
            <text:p>58.993</text:p>
          </table:table-cell>
          <table:table-cell office:value-type="float" office:value="506.8788">
            <text:p>506.8788</text:p>
          </table:table-cell>
          <table:table-cell/>
          <table:table-cell office:value-type="string">
            <text:p>Test run <text:s/>1</text:p>
          </table:table-cell>
          <table:table-cell office:value-type="float" office:value="47.3566">
            <text:p>47.3566</text:p>
          </table:table-cell>
          <table:table-cell office:value-type="float" office:value="59.001">
            <text:p>59.001</text:p>
          </table:table-cell>
          <table:table-cell office:value-type="float" office:value="802.6464">
            <text:p>802.6464</text:p>
          </table:table-cell>
          <table:table-cell table:number-columns-repeated="1015"/>
        </table:table-row>
        <table:table-row table:style-name="ro3">
          <table:table-cell office:value-type="string">
            <text:p>Test run <text:s/>2</text:p>
          </table:table-cell>
          <table:table-cell office:value-type="float" office:value="29.3748">
            <text:p>29.3748</text:p>
          </table:table-cell>
          <table:table-cell office:value-type="float" office:value="58.165">
            <text:p>58.165</text:p>
          </table:table-cell>
          <table:table-cell office:value-type="float" office:value="505.0279">
            <text:p>505.0279</text:p>
          </table:table-cell>
          <table:table-cell/>
          <table:table-cell office:value-type="string">
            <text:p>Test run <text:s/>2</text:p>
          </table:table-cell>
          <table:table-cell office:value-type="float" office:value="47.359">
            <text:p>47.359</text:p>
          </table:table-cell>
          <table:table-cell office:value-type="float" office:value="59.011">
            <text:p>59.011</text:p>
          </table:table-cell>
          <table:table-cell office:value-type="float" office:value="802.546">
            <text:p>802.546</text:p>
          </table:table-cell>
          <table:table-cell table:number-columns-repeated="1015"/>
        </table:table-row>
        <table:table-row table:style-name="ro3">
          <table:table-cell office:value-type="string">
            <text:p>Test run <text:s/>3</text:p>
          </table:table-cell>
          <table:table-cell office:value-type="float" office:value="30.1088">
            <text:p>30.1088</text:p>
          </table:table-cell>
          <table:table-cell office:value-type="float" office:value="59.241">
            <text:p>59.241</text:p>
          </table:table-cell>
          <table:table-cell office:value-type="float" office:value="508.2427">
            <text:p>508.2427</text:p>
          </table:table-cell>
          <table:table-cell/>
          <table:table-cell office:value-type="string">
            <text:p>Test run <text:s/>3</text:p>
          </table:table-cell>
          <table:table-cell office:value-type="float" office:value="47.4648">
            <text:p>47.4648</text:p>
          </table:table-cell>
          <table:table-cell office:value-type="float" office:value="59.001">
            <text:p>59.001</text:p>
          </table:table-cell>
          <table:table-cell office:value-type="float" office:value="804.4768">
            <text:p>804.4768</text:p>
          </table:table-cell>
          <table:table-cell table:number-columns-repeated="1015"/>
        </table:table-row>
        <table:table-row table:style-name="ro3">
          <table:table-cell office:value-type="string">
            <text:p>Test run <text:s/>4</text:p>
          </table:table-cell>
          <table:table-cell office:value-type="float" office:value="29.8595">
            <text:p>29.8595</text:p>
          </table:table-cell>
          <table:table-cell office:value-type="float" office:value="59.001">
            <text:p>59.001</text:p>
          </table:table-cell>
          <table:table-cell office:value-type="float" office:value="506.0861">
            <text:p>506.0861</text:p>
          </table:table-cell>
          <table:table-cell/>
          <table:table-cell office:value-type="string">
            <text:p>Test run <text:s/>4</text:p>
          </table:table-cell>
          <table:table-cell office:value-type="float" office:value="47.6198">
            <text:p>47.6198</text:p>
          </table:table-cell>
          <table:table-cell office:value-type="float" office:value="58.991">
            <text:p>58.991</text:p>
          </table:table-cell>
          <table:table-cell office:value-type="float" office:value="807.2367">
            <text:p>807.2367</text:p>
          </table:table-cell>
          <table:table-cell table:number-columns-repeated="1015"/>
        </table:table-row>
        <table:table-row table:style-name="ro3">
          <table:table-cell office:value-type="string">
            <text:p>Test run <text:s/>5</text:p>
          </table:table-cell>
          <table:table-cell office:value-type="float" office:value="30.5134">
            <text:p>30.5134</text:p>
          </table:table-cell>
          <table:table-cell office:value-type="float" office:value="60.002">
            <text:p>60.002</text:p>
          </table:table-cell>
          <table:table-cell office:value-type="float" office:value="508.541">
            <text:p>508.541</text:p>
          </table:table-cell>
          <table:table-cell/>
          <table:table-cell office:value-type="string">
            <text:p>Test run <text:s/>5</text:p>
          </table:table-cell>
          <table:table-cell office:value-type="float" office:value="47.6624">
            <text:p>47.6624</text:p>
          </table:table-cell>
          <table:table-cell office:value-type="float" office:value="59.001">
            <text:p>59.001</text:p>
          </table:table-cell>
          <table:table-cell office:value-type="float" office:value="807.8248">
            <text:p>807.8248</text:p>
          </table:table-cell>
          <table:table-cell table:number-columns-repeated="1015"/>
        </table:table-row>
        <table:table-row table:style-name="ro3">
          <table:table-cell office:value-type="string">
            <text:p>Average</text:p>
          </table:table-cell>
          <table:table-cell office:value-type="float" office:value="29.9517">
            <text:p>29.9517</text:p>
          </table:table-cell>
          <table:table-cell office:value-type="float" office:value="59.08">
            <text:p>59.08</text:p>
          </table:table-cell>
          <table:table-cell office:value-type="float" office:value="506.9553">
            <text:p>506.9553</text:p>
          </table:table-cell>
          <table:table-cell/>
          <table:table-cell office:value-type="string">
            <text:p>Average</text:p>
          </table:table-cell>
          <table:table-cell office:value-type="float" office:value="47.4925">
            <text:p>47.4925</text:p>
          </table:table-cell>
          <table:table-cell office:value-type="float" office:value="59.001">
            <text:p>59.001</text:p>
          </table:table-cell>
          <table:table-cell office:value-type="float" office:value="804.9461">
            <text:p>804.9461</text:p>
          </table:table-cell>
          <table:table-cell table:number-columns-repeated="1015"/>
        </table:table-row>
        <table:table-row table:style-name="ro3">
          <table:table-cell table:style-name="ce8" office:value-type="string">
            <text:p>Std.Dev.</text:p>
          </table:table-cell>
          <table:table-cell table:style-name="ce12" office:value-type="float" office:value="0.3698">
            <text:p>0.3698</text:p>
          </table:table-cell>
          <table:table-cell table:style-name="ce12" office:value-type="float" office:value="0.588">
            <text:p>0.588</text:p>
          </table:table-cell>
          <table:table-cell table:style-name="ce25" office:value-type="float" office:value="1.3152">
            <text:p>1.3152</text:p>
          </table:table-cell>
          <table:table-cell/>
          <table:table-cell office:value-type="string">
            <text:p>Std.Dev.</text:p>
          </table:table-cell>
          <table:table-cell office:value-type="float" office:value="0.1282">
            <text:p>0.1282</text:p>
          </table:table-cell>
          <table:table-cell office:value-type="float" office:value="0.006">
            <text:p>0.006</text:p>
          </table:table-cell>
          <table:table-cell office:value-type="float" office:value="2.2272">
            <text:p>2.2272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Saving</text:p>
          </table:table-cell>
          <table:table-cell table:style-name="ce10" table:formula="of:=[.B424]-[.B435]" office:value-type="float" office:value="2.9704">
            <text:p>2.9704</text:p>
          </table:table-cell>
          <table:table-cell table:style-name="ce10" table:formula="of:=[.C424]-[.C435]" office:value-type="float" office:value="0.319000000000003">
            <text:p>0.319</text:p>
          </table:table-cell>
          <table:table-cell table:style-name="ce22" table:formula="of:=[.D424]-[.D435]" office:value-type="float" office:value="47.3058">
            <text:p>47.3058</text:p>
          </table:table-cell>
          <table:table-cell/>
          <table:table-cell table:style-name="ce5" office:value-type="string">
            <text:p>Saving:</text:p>
          </table:table-cell>
          <table:table-cell table:style-name="ce10" table:formula="of:=[.G424]-[.G435]" office:value-type="float" office:value="-0.00480000000000302">
            <text:p>-0.0048</text:p>
          </table:table-cell>
          <table:table-cell table:style-name="ce10" table:formula="of:=[.H424]-[.H435]" office:value-type="float" office:value="0.00400000000000489">
            <text:p>0.004</text:p>
          </table:table-cell>
          <table:table-cell table:style-name="ce20" table:formula="of:=[.I424]-[.I435]" office:value-type="float" office:value="-0.132299999999987">
            <text:p>-0.1323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ce2" office:value-type="string" table:number-columns-spanned="4" table:number-rows-spanned="1">
            <text:p>Test: <text:s text:c="2"/>: Runtime PM for PCI Device Intel Corporation 82579LM Gigabit Network Connection (Bad)</text:p>
          </table:table-cell>
          <table:covered-table-cell table:number-columns-repeated="2" table:style-name="ce9"/>
          <table:covered-table-cell table:style-name="ce13"/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1</text:p>
          </table:table-cell>
          <table:table-cell office:value-type="float" office:value="47.7166">
            <text:p>47.7166</text:p>
          </table:table-cell>
          <table:table-cell office:value-type="float" office:value="59.001">
            <text:p>59.001</text:p>
          </table:table-cell>
          <table:table-cell office:value-type="float" office:value="808.741">
            <text:p>808.741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2</text:p>
          </table:table-cell>
          <table:table-cell office:value-type="float" office:value="48.5288">
            <text:p>48.5288</text:p>
          </table:table-cell>
          <table:table-cell office:value-type="float" office:value="60">
            <text:p>60</text:p>
          </table:table-cell>
          <table:table-cell office:value-type="float" office:value="808.8096">
            <text:p>808.8096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3</text:p>
          </table:table-cell>
          <table:table-cell office:value-type="float" office:value="47.5388">
            <text:p>47.5388</text:p>
          </table:table-cell>
          <table:table-cell office:value-type="float" office:value="59">
            <text:p>59</text:p>
          </table:table-cell>
          <table:table-cell office:value-type="float" office:value="805.7374">
            <text:p>805.7374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4</text:p>
          </table:table-cell>
          <table:table-cell office:value-type="float" office:value="47.2651">
            <text:p>47.2651</text:p>
          </table:table-cell>
          <table:table-cell office:value-type="float" office:value="59.011">
            <text:p>59.011</text:p>
          </table:table-cell>
          <table:table-cell office:value-type="float" office:value="800.9554">
            <text:p>800.9554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5</text:p>
          </table:table-cell>
          <table:table-cell office:value-type="float" office:value="47.3073">
            <text:p>47.3073</text:p>
          </table:table-cell>
          <table:table-cell office:value-type="float" office:value="59.001">
            <text:p>59.001</text:p>
          </table:table-cell>
          <table:table-cell office:value-type="float" office:value="801.8099">
            <text:p>801.8099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Average</text:p>
          </table:table-cell>
          <table:table-cell office:value-type="float" office:value="47.6713">
            <text:p>47.6713</text:p>
          </table:table-cell>
          <table:table-cell office:value-type="float" office:value="59.203">
            <text:p>59.203</text:p>
          </table:table-cell>
          <table:table-cell office:value-type="float" office:value="805.2106">
            <text:p>805.2106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Std.Dev.</text:p>
          </table:table-cell>
          <table:table-cell office:value-type="float" office:value="0.4588">
            <text:p>0.4588</text:p>
          </table:table-cell>
          <table:table-cell office:value-type="float" office:value="0.399">
            <text:p>0.399</text:p>
          </table:table-cell>
          <table:table-cell office:value-type="float" office:value="3.3276">
            <text:p>3.3276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string" table:number-columns-spanned="4" table:number-rows-spanned="1">
            <text:p>Test: <text:s text:c="2"/>: Runtime PM for PCI Device Intel Corporation 82579LM Gigabit Network Connection (Good)</text:p>
          </table:table-cell>
          <table:covered-table-cell table:number-columns-repeated="3"/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1</text:p>
          </table:table-cell>
          <table:table-cell office:value-type="float" office:value="47.2496">
            <text:p>47.2496</text:p>
          </table:table-cell>
          <table:table-cell office:value-type="float" office:value="59.001">
            <text:p>59.001</text:p>
          </table:table-cell>
          <table:table-cell office:value-type="float" office:value="800.8306">
            <text:p>800.8306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2</text:p>
          </table:table-cell>
          <table:table-cell office:value-type="float" office:value="47.3045">
            <text:p>47.3045</text:p>
          </table:table-cell>
          <table:table-cell office:value-type="float" office:value="58.981">
            <text:p>58.981</text:p>
          </table:table-cell>
          <table:table-cell office:value-type="float" office:value="802.0286">
            <text:p>802.0286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3</text:p>
          </table:table-cell>
          <table:table-cell office:value-type="float" office:value="48.1269">
            <text:p>48.1269</text:p>
          </table:table-cell>
          <table:table-cell office:value-type="float" office:value="60.012">
            <text:p>60.012</text:p>
          </table:table-cell>
          <table:table-cell office:value-type="float" office:value="801.9579">
            <text:p>801.9579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4</text:p>
          </table:table-cell>
          <table:table-cell office:value-type="float" office:value="47.2987">
            <text:p>47.2987</text:p>
          </table:table-cell>
          <table:table-cell office:value-type="float" office:value="58.981">
            <text:p>58.981</text:p>
          </table:table-cell>
          <table:table-cell office:value-type="float" office:value="801.9303">
            <text:p>801.9303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5</text:p>
          </table:table-cell>
          <table:table-cell office:value-type="float" office:value="47.4136">
            <text:p>47.4136</text:p>
          </table:table-cell>
          <table:table-cell office:value-type="float" office:value="59.01">
            <text:p>59.01</text:p>
          </table:table-cell>
          <table:table-cell office:value-type="float" office:value="803.4803">
            <text:p>803.4803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Average</text:p>
          </table:table-cell>
          <table:table-cell office:value-type="float" office:value="47.4787">
            <text:p>47.4787</text:p>
          </table:table-cell>
          <table:table-cell office:value-type="float" office:value="59.197">
            <text:p>59.197</text:p>
          </table:table-cell>
          <table:table-cell office:value-type="float" office:value="802.0455">
            <text:p>802.0455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Std.Dev.</text:p>
          </table:table-cell>
          <table:table-cell office:value-type="float" office:value="0.3285">
            <text:p>0.3285</text:p>
          </table:table-cell>
          <table:table-cell office:value-type="float" office:value="0.408">
            <text:p>0.408</text:p>
          </table:table-cell>
          <table:table-cell table:style-name="ce30" office:value-type="float" office:value="0.8433">
            <text:p>0.8433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ce5" office:value-type="string">
            <text:p>Saving:</text:p>
          </table:table-cell>
          <table:table-cell table:style-name="ce10" table:formula="of:=[.G447]-[.G458]" office:value-type="float" office:value="0.192599999999999">
            <text:p>0.1926</text:p>
          </table:table-cell>
          <table:table-cell table:style-name="ce10" table:formula="of:=[.H447]-[.H458]" office:value-type="float" office:value="0.00600000000000023">
            <text:p>0.006</text:p>
          </table:table-cell>
          <table:table-cell table:style-name="ce22" table:formula="of:=[.I447]-[.I458]" office:value-type="float" office:value="3.16510000000005">
            <text:p>3.1651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8">
          <table:table-cell table:style-name="Default"/>
          <table:table-cell table:number-columns-repeated="2"/>
          <table:table-cell table:style-name="Default"/>
          <table:table-cell/>
          <table:table-cell table:style-name="ce2" office:value-type="string" table:number-columns-spanned="4" table:number-rows-spanned="1">
            <text:p>Test: <text:s text:c="2"/>: Runtime PM for PCI Device Realtek Semiconductor Co., Ltd. RTL8188CE 802.11b/g/n WiFi Adapter (Bad)</text:p>
          </table:table-cell>
          <table:covered-table-cell table:number-columns-repeated="2" table:style-name="ce9"/>
          <table:covered-table-cell table:style-name="ce13"/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1</text:p>
          </table:table-cell>
          <table:table-cell office:value-type="float" office:value="47.6291">
            <text:p>47.6291</text:p>
          </table:table-cell>
          <table:table-cell office:value-type="float" office:value="59.012">
            <text:p>59.012</text:p>
          </table:table-cell>
          <table:table-cell office:value-type="float" office:value="807.1137">
            <text:p>807.1137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2</text:p>
          </table:table-cell>
          <table:table-cell office:value-type="float" office:value="47.7561">
            <text:p>47.7561</text:p>
          </table:table-cell>
          <table:table-cell office:value-type="float" office:value="59.001">
            <text:p>59.001</text:p>
          </table:table-cell>
          <table:table-cell office:value-type="float" office:value="809.4179">
            <text:p>809.4179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3</text:p>
          </table:table-cell>
          <table:table-cell office:value-type="float" office:value="47.6197">
            <text:p>47.6197</text:p>
          </table:table-cell>
          <table:table-cell office:value-type="float" office:value="59.002">
            <text:p>59.002</text:p>
          </table:table-cell>
          <table:table-cell office:value-type="float" office:value="807.0908">
            <text:p>807.0908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4</text:p>
          </table:table-cell>
          <table:table-cell office:value-type="float" office:value="47.2603">
            <text:p>47.2603</text:p>
          </table:table-cell>
          <table:table-cell office:value-type="float" office:value="59.001">
            <text:p>59.001</text:p>
          </table:table-cell>
          <table:table-cell office:value-type="float" office:value="801.008">
            <text:p>801.008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5</text:p>
          </table:table-cell>
          <table:table-cell office:value-type="float" office:value="47.304">
            <text:p>47.304</text:p>
          </table:table-cell>
          <table:table-cell office:value-type="float" office:value="59.001">
            <text:p>59.001</text:p>
          </table:table-cell>
          <table:table-cell office:value-type="float" office:value="801.7512">
            <text:p>801.7512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Average</text:p>
          </table:table-cell>
          <table:table-cell office:value-type="float" office:value="47.5138">
            <text:p>47.5138</text:p>
          </table:table-cell>
          <table:table-cell office:value-type="float" office:value="59.003">
            <text:p>59.003</text:p>
          </table:table-cell>
          <table:table-cell office:value-type="float" office:value="805.2763">
            <text:p>805.2763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Std.Dev.</text:p>
          </table:table-cell>
          <table:table-cell office:value-type="float" office:value="0.1957">
            <text:p>0.1957</text:p>
          </table:table-cell>
          <table:table-cell office:value-type="float" office:value="0.004">
            <text:p>0.004</text:p>
          </table:table-cell>
          <table:table-cell office:value-type="float" office:value="3.3005">
            <text:p>3.3005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8"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string" table:number-columns-spanned="4" table:number-rows-spanned="1">
            <text:p>Test: <text:s text:c="2"/>: Runtime PM for PCI Device Realtek Semiconductor Co., Ltd. RTL8188CE 802.11b/g/n WiFi Adapter (Good)</text:p>
          </table:table-cell>
          <table:covered-table-cell table:number-columns-repeated="3"/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1</text:p>
          </table:table-cell>
          <table:table-cell office:value-type="float" office:value="47.2268">
            <text:p>47.2268</text:p>
          </table:table-cell>
          <table:table-cell office:value-type="float" office:value="59">
            <text:p>59</text:p>
          </table:table-cell>
          <table:table-cell office:value-type="float" office:value="800.4495">
            <text:p>800.4495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2</text:p>
          </table:table-cell>
          <table:table-cell office:value-type="float" office:value="47.2987">
            <text:p>47.2987</text:p>
          </table:table-cell>
          <table:table-cell office:value-type="float" office:value="59.001">
            <text:p>59.001</text:p>
          </table:table-cell>
          <table:table-cell office:value-type="float" office:value="801.6635">
            <text:p>801.6635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3</text:p>
          </table:table-cell>
          <table:table-cell office:value-type="float" office:value="47.3904">
            <text:p>47.3904</text:p>
          </table:table-cell>
          <table:table-cell office:value-type="float" office:value="59">
            <text:p>59</text:p>
          </table:table-cell>
          <table:table-cell office:value-type="float" office:value="803.2267">
            <text:p>803.2267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4</text:p>
          </table:table-cell>
          <table:table-cell office:value-type="float" office:value="47.4274">
            <text:p>47.4274</text:p>
          </table:table-cell>
          <table:table-cell office:value-type="float" office:value="59.011">
            <text:p>59.011</text:p>
          </table:table-cell>
          <table:table-cell office:value-type="float" office:value="803.7026">
            <text:p>803.7026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5</text:p>
          </table:table-cell>
          <table:table-cell office:value-type="float" office:value="47.2121">
            <text:p>47.2121</text:p>
          </table:table-cell>
          <table:table-cell office:value-type="float" office:value="59.011">
            <text:p>59.011</text:p>
          </table:table-cell>
          <table:table-cell office:value-type="float" office:value="800.0502">
            <text:p>800.0502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Average</text:p>
          </table:table-cell>
          <table:table-cell office:value-type="float" office:value="47.3111">
            <text:p>47.3111</text:p>
          </table:table-cell>
          <table:table-cell office:value-type="float" office:value="59.005">
            <text:p>59.005</text:p>
          </table:table-cell>
          <table:table-cell office:value-type="float" office:value="801.8185">
            <text:p>801.8185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ce8" office:value-type="string">
            <text:p>Std.Dev.</text:p>
          </table:table-cell>
          <table:table-cell table:style-name="ce12" office:value-type="float" office:value="0.0859">
            <text:p>0.0859</text:p>
          </table:table-cell>
          <table:table-cell table:style-name="ce12" office:value-type="float" office:value="0.005">
            <text:p>0.005</text:p>
          </table:table-cell>
          <table:table-cell table:style-name="ce25" office:value-type="float" office:value="1.4531">
            <text:p>1.4531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ce5" office:value-type="string">
            <text:p>Saving:</text:p>
          </table:table-cell>
          <table:table-cell table:style-name="ce10" table:formula="of:=[.G470]-[.G481]" office:value-type="float" office:value="0.2027">
            <text:p>0.2027</text:p>
          </table:table-cell>
          <table:table-cell table:style-name="ce10" table:formula="of:=[.H470]-[.H481]" office:value-type="float" office:value="-0.00200000000000244">
            <text:p>-0.002</text:p>
          </table:table-cell>
          <table:table-cell table:style-name="ce22" table:formula="of:=[.I470]-[.I481]" office:value-type="float" office:value="3.45780000000002">
            <text:p>3.4578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ce2" office:value-type="string" table:number-columns-spanned="4" table:number-rows-spanned="1">
            <text:p>Test: <text:s text:c="2"/>: Runtime PM for PCI Device Ricoh Co Ltd Device e823 (Bad)</text:p>
          </table:table-cell>
          <table:covered-table-cell table:number-columns-repeated="2" table:style-name="ce9"/>
          <table:covered-table-cell table:style-name="ce13"/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1</text:p>
          </table:table-cell>
          <table:table-cell office:value-type="float" office:value="47.4477">
            <text:p>47.4477</text:p>
          </table:table-cell>
          <table:table-cell office:value-type="float" office:value="59.001">
            <text:p>59.001</text:p>
          </table:table-cell>
          <table:table-cell office:value-type="float" office:value="804.1801">
            <text:p>804.1801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2</text:p>
          </table:table-cell>
          <table:table-cell office:value-type="float" office:value="47.4303">
            <text:p>47.4303</text:p>
          </table:table-cell>
          <table:table-cell office:value-type="float" office:value="59.001">
            <text:p>59.001</text:p>
          </table:table-cell>
          <table:table-cell office:value-type="float" office:value="803.8921">
            <text:p>803.8921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3</text:p>
          </table:table-cell>
          <table:table-cell office:value-type="float" office:value="47.7792">
            <text:p>47.7792</text:p>
          </table:table-cell>
          <table:table-cell office:value-type="float" office:value="59.001">
            <text:p>59.001</text:p>
          </table:table-cell>
          <table:table-cell office:value-type="float" office:value="809.8028">
            <text:p>809.8028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4</text:p>
          </table:table-cell>
          <table:table-cell office:value-type="float" office:value="47.6479">
            <text:p>47.6479</text:p>
          </table:table-cell>
          <table:table-cell office:value-type="float" office:value="59">
            <text:p>59</text:p>
          </table:table-cell>
          <table:table-cell office:value-type="float" office:value="807.5843">
            <text:p>807.5843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5</text:p>
          </table:table-cell>
          <table:table-cell office:value-type="float" office:value="47.2527">
            <text:p>47.2527</text:p>
          </table:table-cell>
          <table:table-cell office:value-type="float" office:value="59">
            <text:p>59</text:p>
          </table:table-cell>
          <table:table-cell office:value-type="float" office:value="800.8891">
            <text:p>800.8891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Average</text:p>
          </table:table-cell>
          <table:table-cell office:value-type="float" office:value="47.5116">
            <text:p>47.5116</text:p>
          </table:table-cell>
          <table:table-cell office:value-type="float" office:value="59.001">
            <text:p>59.001</text:p>
          </table:table-cell>
          <table:table-cell office:value-type="float" office:value="805.2697">
            <text:p>805.2697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Std.Dev.</text:p>
          </table:table-cell>
          <table:table-cell office:value-type="float" office:value="0.1832">
            <text:p>0.1832</text:p>
          </table:table-cell>
          <table:table-cell office:value-type="float" office:value="0">
            <text:p>0</text:p>
          </table:table-cell>
          <table:table-cell office:value-type="float" office:value="3.1042">
            <text:p>3.1042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string" table:number-columns-spanned="4" table:number-rows-spanned="1">
            <text:p>Test: <text:s text:c="2"/>: Runtime PM for PCI Device Ricoh Co Ltd Device e823 (Good)</text:p>
          </table:table-cell>
          <table:covered-table-cell table:number-columns-repeated="3"/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1</text:p>
          </table:table-cell>
          <table:table-cell office:value-type="float" office:value="47.3087">
            <text:p>47.3087</text:p>
          </table:table-cell>
          <table:table-cell office:value-type="float" office:value="59.003">
            <text:p>59.003</text:p>
          </table:table-cell>
          <table:table-cell office:value-type="float" office:value="801.7989">
            <text:p>801.7989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2</text:p>
          </table:table-cell>
          <table:table-cell office:value-type="float" office:value="47.2918">
            <text:p>47.2918</text:p>
          </table:table-cell>
          <table:table-cell office:value-type="float" office:value="59.001">
            <text:p>59.001</text:p>
          </table:table-cell>
          <table:table-cell office:value-type="float" office:value="801.5386">
            <text:p>801.5386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3</text:p>
          </table:table-cell>
          <table:table-cell office:value-type="float" office:value="47.2584">
            <text:p>47.2584</text:p>
          </table:table-cell>
          <table:table-cell office:value-type="float" office:value="59.001">
            <text:p>59.001</text:p>
          </table:table-cell>
          <table:table-cell office:value-type="float" office:value="800.9754">
            <text:p>800.9754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4</text:p>
          </table:table-cell>
          <table:table-cell office:value-type="float" office:value="47.3465">
            <text:p>47.3465</text:p>
          </table:table-cell>
          <table:table-cell office:value-type="float" office:value="58.961">
            <text:p>58.961</text:p>
          </table:table-cell>
          <table:table-cell office:value-type="float" office:value="803.009">
            <text:p>803.009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5</text:p>
          </table:table-cell>
          <table:table-cell office:value-type="float" office:value="47.498">
            <text:p>47.498</text:p>
          </table:table-cell>
          <table:table-cell office:value-type="float" office:value="59.012">
            <text:p>59.012</text:p>
          </table:table-cell>
          <table:table-cell office:value-type="float" office:value="804.8924">
            <text:p>804.8924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Average</text:p>
          </table:table-cell>
          <table:table-cell office:value-type="float" office:value="47.3407">
            <text:p>47.3407</text:p>
          </table:table-cell>
          <table:table-cell office:value-type="float" office:value="58.996">
            <text:p>58.996</text:p>
          </table:table-cell>
          <table:table-cell office:value-type="float" office:value="802.4429">
            <text:p>802.4429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Std.Dev.</text:p>
          </table:table-cell>
          <table:table-cell office:value-type="float" office:value="0.0836">
            <text:p>0.0836</text:p>
          </table:table-cell>
          <table:table-cell office:value-type="float" office:value="0.018">
            <text:p>0.018</text:p>
          </table:table-cell>
          <table:table-cell office:value-type="float" office:value="1.3933">
            <text:p>1.3933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ce5" office:value-type="string">
            <text:p>Saving:</text:p>
          </table:table-cell>
          <table:table-cell table:style-name="ce10" table:formula="of:=[.G493]-[.G504]" office:value-type="float" office:value="0.170900000000003">
            <text:p>0.1709</text:p>
          </table:table-cell>
          <table:table-cell table:style-name="ce10" table:formula="of:=[.H493]-[.H504]" office:value-type="float" office:value="0.00499999999999545">
            <text:p>0.005</text:p>
          </table:table-cell>
          <table:table-cell table:style-name="ce18" table:formula="of:=[.I493]-[.I504]" office:value-type="float" office:value="2.82679999999993">
            <text:p>2.8268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ce2" office:value-type="string" table:number-columns-spanned="4" table:number-rows-spanned="1">
            <text:p>Test: <text:s text:c="2"/>: Wireless Power Saving for interface wlan0 (Bad)</text:p>
          </table:table-cell>
          <table:covered-table-cell table:number-columns-repeated="2" table:style-name="ce9"/>
          <table:covered-table-cell table:style-name="ce13"/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1</text:p>
          </table:table-cell>
          <table:table-cell office:value-type="float" office:value="47.3637">
            <text:p>47.3637</text:p>
          </table:table-cell>
          <table:table-cell office:value-type="float" office:value="59.001">
            <text:p>59.001</text:p>
          </table:table-cell>
          <table:table-cell office:value-type="float" office:value="802.7636">
            <text:p>802.7636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2</text:p>
          </table:table-cell>
          <table:table-cell office:value-type="float" office:value="48.5053">
            <text:p>48.5053</text:p>
          </table:table-cell>
          <table:table-cell office:value-type="float" office:value="60.011">
            <text:p>60.011</text:p>
          </table:table-cell>
          <table:table-cell office:value-type="float" office:value="808.2707">
            <text:p>808.2707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3</text:p>
          </table:table-cell>
          <table:table-cell office:value-type="float" office:value="47.6084">
            <text:p>47.6084</text:p>
          </table:table-cell>
          <table:table-cell office:value-type="float" office:value="59.001">
            <text:p>59.001</text:p>
          </table:table-cell>
          <table:table-cell office:value-type="float" office:value="806.9139">
            <text:p>806.9139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4</text:p>
          </table:table-cell>
          <table:table-cell office:value-type="float" office:value="47.5973">
            <text:p>47.5973</text:p>
          </table:table-cell>
          <table:table-cell office:value-type="float" office:value="59.001">
            <text:p>59.001</text:p>
          </table:table-cell>
          <table:table-cell office:value-type="float" office:value="806.7193">
            <text:p>806.7193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5</text:p>
          </table:table-cell>
          <table:table-cell office:value-type="float" office:value="47.6961">
            <text:p>47.6961</text:p>
          </table:table-cell>
          <table:table-cell office:value-type="float" office:value="58.991">
            <text:p>58.991</text:p>
          </table:table-cell>
          <table:table-cell office:value-type="float" office:value="808.5343">
            <text:p>808.5343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Average</text:p>
          </table:table-cell>
          <table:table-cell office:value-type="float" office:value="47.7541">
            <text:p>47.7541</text:p>
          </table:table-cell>
          <table:table-cell office:value-type="float" office:value="59.201">
            <text:p>59.201</text:p>
          </table:table-cell>
          <table:table-cell office:value-type="float" office:value="806.6404">
            <text:p>806.6404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Std.Dev.</text:p>
          </table:table-cell>
          <table:table-cell office:value-type="float" office:value="0.3914">
            <text:p>0.3914</text:p>
          </table:table-cell>
          <table:table-cell office:value-type="float" office:value="0.405">
            <text:p>0.405</text:p>
          </table:table-cell>
          <table:table-cell office:value-type="float" office:value="2.0666">
            <text:p>2.0666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string" table:number-columns-spanned="4" table:number-rows-spanned="1">
            <text:p>Test: <text:s text:c="2"/>: Wireless Power Saving for interface wlan0 (Good)</text:p>
          </table:table-cell>
          <table:covered-table-cell table:number-columns-repeated="3"/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>
            <text:p>Integral</text:p>
          </table:table-cell>
          <table:table-cell office:value-type="string">
            <text:p>Duration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string">
            <text:p>(Secs)</text:p>
          </table:table-cell>
          <table:table-cell office:value-type="string">
            <text:p>(mA)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1</text:p>
          </table:table-cell>
          <table:table-cell office:value-type="float" office:value="47.7639">
            <text:p>47.7639</text:p>
          </table:table-cell>
          <table:table-cell office:value-type="float" office:value="59.012">
            <text:p>59.012</text:p>
          </table:table-cell>
          <table:table-cell office:value-type="float" office:value="809.3985">
            <text:p>809.3985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2</text:p>
          </table:table-cell>
          <table:table-cell office:value-type="float" office:value="47.1394">
            <text:p>47.1394</text:p>
          </table:table-cell>
          <table:table-cell office:value-type="float" office:value="59.001">
            <text:p>59.001</text:p>
          </table:table-cell>
          <table:table-cell office:value-type="float" office:value="798.963">
            <text:p>798.963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3</text:p>
          </table:table-cell>
          <table:table-cell office:value-type="float" office:value="48.0619">
            <text:p>48.0619</text:p>
          </table:table-cell>
          <table:table-cell office:value-type="float" office:value="59.981">
            <text:p>59.981</text:p>
          </table:table-cell>
          <table:table-cell office:value-type="float" office:value="801.2877">
            <text:p>801.2877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4</text:p>
          </table:table-cell>
          <table:table-cell office:value-type="float" office:value="47.1948">
            <text:p>47.1948</text:p>
          </table:table-cell>
          <table:table-cell office:value-type="float" office:value="59.001">
            <text:p>59.001</text:p>
          </table:table-cell>
          <table:table-cell office:value-type="float" office:value="799.8989">
            <text:p>799.8989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est run <text:s/>5</text:p>
          </table:table-cell>
          <table:table-cell office:value-type="float" office:value="47.448">
            <text:p>47.448</text:p>
          </table:table-cell>
          <table:table-cell office:value-type="float" office:value="58.989">
            <text:p>58.989</text:p>
          </table:table-cell>
          <table:table-cell office:value-type="float" office:value="804.3463">
            <text:p>804.3463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Average</text:p>
          </table:table-cell>
          <table:table-cell office:value-type="float" office:value="47.5216">
            <text:p>47.5216</text:p>
          </table:table-cell>
          <table:table-cell office:value-type="float" office:value="59.197">
            <text:p>59.197</text:p>
          </table:table-cell>
          <table:table-cell office:value-type="float" office:value="802.7789">
            <text:p>802.7789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Std.Dev.</text:p>
          </table:table-cell>
          <table:table-cell office:value-type="float" office:value="0.349">
            <text:p>0.349</text:p>
          </table:table-cell>
          <table:table-cell office:value-type="float" office:value="0.392">
            <text:p>0.392</text:p>
          </table:table-cell>
          <table:table-cell office:value-type="float" office:value="3.7777">
            <text:p>3.7777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/>
          <table:table-cell table:style-name="ce5" office:value-type="string">
            <text:p>Saving:</text:p>
          </table:table-cell>
          <table:table-cell table:style-name="ce10" table:formula="of:=[.G516]-[.G527]" office:value-type="float" office:value="0.232500000000002">
            <text:p>0.2325</text:p>
          </table:table-cell>
          <table:table-cell table:style-name="ce10" table:formula="of:=[.H516]-[.H527]" office:value-type="float" office:value="0.00399999999999778">
            <text:p>0.004</text:p>
          </table:table-cell>
          <table:table-cell table:style-name="ce22" table:formula="of:=[.I516]-[.I527]" office:value-type="float" office:value="3.86149999999998">
            <text:p>3.8615</text:p>
          </table:table-cell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0">10/12/2011</text:date>, <text:time>16:2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in King</meta:initial-creator>
    <meta:creation-date>2011-12-09T09:31:54</meta:creation-date>
    <dc:date>2011-12-10T16:20:40</dc:date>
    <dc:creator>Colin King</dc:creator>
    <meta:editing-duration>PT2H14M55S</meta:editing-duration>
    <meta:editing-cycles>7</meta:editing-cycles>
    <meta:generator>LibreOffice/3.4$Unix LibreOffice_project/340m1$Build-402</meta:generator>
    <meta:document-statistic meta:table-count="1" meta:cell-count="2894" meta:object-count="0"/>
  </office:meta>
</office:document-meta>
</file>